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34.95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TableForMaxStructsEqualto-5-Rat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9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5%</text:p>
          </table:table-cell>
          <table:table-cell table:style-name="ce1" office:value-type="string" calcext:value-type="string">
            <text:p>10%</text:p>
          </table:table-cell>
          <table:table-cell table:style-name="ce1" office:value-type="string" calcext:value-type="string">
            <text:p>15%</text:p>
          </table:table-cell>
          <table:table-cell table:style-name="ce1" office:value-type="string" calcext:value-type="string">
            <text:p>20%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30%</text:p>
          </table:table-cell>
          <table:table-cell table:style-name="ce1" office:value-type="string" calcext:value-type="string">
            <text:p>35%</text:p>
          </table:table-cell>
          <table:table-cell table:style-name="ce1" office:value-type="string" calcext:value-type="string">
            <text:p>40%</text:p>
          </table:table-cell>
          <table:table-cell table:style-name="ce1" office:value-type="string" calcext:value-type="string">
            <text:p>4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55%</text:p>
          </table:table-cell>
          <table:table-cell table:style-name="ce1" office:value-type="string" calcext:value-type="string">
            <text:p>60%</text:p>
          </table:table-cell>
          <table:table-cell table:style-name="ce1" office:value-type="string" calcext:value-type="string">
            <text:p>65%</text:p>
          </table:table-cell>
          <table:table-cell table:style-name="ce1" office:value-type="string" calcext:value-type="string">
            <text:p>70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80%</text:p>
          </table:table-cell>
          <table:table-cell table:style-name="ce1" office:value-type="string" calcext:value-type="string">
            <text:p>85%</text:p>
          </table:table-cell>
          <table:table-cell table:style-name="ce1" office:value-type="string" calcext:value-type="string">
            <text:p>90%</text:p>
          </table:table-cell>
          <table:table-cell table:style-name="ce1" office:value-type="string" calcext:value-type="string">
            <text:p>95%</text:p>
          </table:table-cell>
          <table:table-cell table:style-name="ce1"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BH</text:p>
          </table:table-cell>
          <table:table-cell office:value-type="string" calcext:value-type="string">
            <text:p>#valid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  <table:table-cell office:value-type="float" office:value="140" calcext:value-type="float">
            <text:p>140</text:p>
          </table:table-cell>
          <table:table-cell office:value-type="float" office:value="187" calcext:value-type="float">
            <text:p>187</text:p>
          </table:table-cell>
          <table:table-cell office:value-type="float" office:value="234" calcext:value-type="float">
            <text:p>234</text:p>
          </table:table-cell>
          <table:table-cell office:value-type="float" office:value="280" calcext:value-type="float">
            <text:p>280</text:p>
          </table:table-cell>
          <table:table-cell office:value-type="float" office:value="327" calcext:value-type="float">
            <text:p>327</text:p>
          </table:table-cell>
          <table:table-cell office:value-type="float" office:value="374" calcext:value-type="float">
            <text:p>374</text:p>
          </table:table-cell>
          <table:table-cell office:value-type="float" office:value="421" calcext:value-type="float">
            <text:p>421</text:p>
          </table:table-cell>
          <table:table-cell office:value-type="float" office:value="468" calcext:value-type="float">
            <text:p>468</text:p>
          </table:table-cell>
          <table:table-cell office:value-type="float" office:value="514" calcext:value-type="float">
            <text:p>514</text:p>
          </table:table-cell>
          <table:table-cell office:value-type="float" office:value="561" calcext:value-type="float">
            <text:p>561</text:p>
          </table:table-cell>
          <table:table-cell office:value-type="float" office:value="608" calcext:value-type="float">
            <text:p>608</text:p>
          </table:table-cell>
          <table:table-cell office:value-type="float" office:value="655" calcext:value-type="float">
            <text:p>655</text:p>
          </table:table-cell>
          <table:table-cell office:value-type="float" office:value="702" calcext:value-type="float">
            <text:p>702</text:p>
          </table:table-cell>
          <table:table-cell office:value-type="float" office:value="748" calcext:value-type="float">
            <text:p>748</text:p>
          </table:table-cell>
          <table:table-cell office:value-type="float" office:value="795" calcext:value-type="float">
            <text:p>795</text:p>
          </table:table-cell>
          <table:table-cell office:value-type="float" office:value="842" calcext:value-type="float">
            <text:p>842</text:p>
          </table:table-cell>
          <table:table-cell office:value-type="float" office:value="889" calcext:value-type="float">
            <text:p>889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expl.</text:p>
          </table:table-cell>
          <table:table-cell office:value-type="float" office:value="2749" calcext:value-type="float">
            <text:p>2749</text:p>
          </table:table-cell>
          <table:table-cell office:value-type="float" office:value="2806" calcext:value-type="float">
            <text:p>2806</text:p>
          </table:table-cell>
          <table:table-cell office:value-type="float" office:value="4983" calcext:value-type="float">
            <text:p>4983</text:p>
          </table:table-cell>
          <table:table-cell office:value-type="float" office:value="5045" calcext:value-type="float">
            <text:p>5045</text:p>
          </table:table-cell>
          <table:table-cell office:value-type="float" office:value="5149" calcext:value-type="float">
            <text:p>5149</text:p>
          </table:table-cell>
          <table:table-cell office:value-type="float" office:value="6100" calcext:value-type="float">
            <text:p>6100</text:p>
          </table:table-cell>
          <table:table-cell office:value-type="float" office:value="6147" calcext:value-type="float">
            <text:p>6147</text:p>
          </table:table-cell>
          <table:table-cell office:value-type="float" office:value="6195" calcext:value-type="float">
            <text:p>6195</text:p>
          </table:table-cell>
          <table:table-cell office:value-type="float" office:value="6242" calcext:value-type="float">
            <text:p>6242</text:p>
          </table:table-cell>
          <table:table-cell office:value-type="float" office:value="6291" calcext:value-type="float">
            <text:p>6291</text:p>
          </table:table-cell>
          <table:table-cell office:value-type="float" office:value="6337" calcext:value-type="float">
            <text:p>6337</text:p>
          </table:table-cell>
          <table:table-cell office:value-type="float" office:value="6387" calcext:value-type="float">
            <text:p>6387</text:p>
          </table:table-cell>
          <table:table-cell office:value-type="float" office:value="6438" calcext:value-type="float">
            <text:p>6438</text:p>
          </table:table-cell>
          <table:table-cell office:value-type="float" office:value="6490" calcext:value-type="float">
            <text:p>6490</text:p>
          </table:table-cell>
          <table:table-cell office:value-type="float" office:value="6541" calcext:value-type="float">
            <text:p>6541</text:p>
          </table:table-cell>
          <table:table-cell office:value-type="float" office:value="6589" calcext:value-type="float">
            <text:p>6589</text:p>
          </table:table-cell>
          <table:table-cell office:value-type="float" office:value="6646" calcext:value-type="float">
            <text:p>6646</text:p>
          </table:table-cell>
          <table:table-cell office:value-type="float" office:value="6703" calcext:value-type="float">
            <text:p>6703</text:p>
          </table:table-cell>
          <table:table-cell office:value-type="float" office:value="6763" calcext:value-type="float">
            <text:p>6763</text:p>
          </table:table-cell>
          <table:table-cell office:value-type="float" office:value="6841" calcext:value-type="float">
            <text:p>6841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33.85" calcext:value-type="float">
            <text:p>33.85</text:p>
          </table:table-cell>
          <table:table-cell office:value-type="float" office:value="34.55" calcext:value-type="float">
            <text:p>34.55</text:p>
          </table:table-cell>
          <table:table-cell office:value-type="float" office:value="61.35" calcext:value-type="float">
            <text:p>61.35</text:p>
          </table:table-cell>
          <table:table-cell office:value-type="float" office:value="62.12" calcext:value-type="float">
            <text:p>62.12</text:p>
          </table:table-cell>
          <table:table-cell office:value-type="float" office:value="63.4" calcext:value-type="float">
            <text:p>63.4</text:p>
          </table:table-cell>
          <table:table-cell office:value-type="float" office:value="75.1" calcext:value-type="float">
            <text:p>75.1</text:p>
          </table:table-cell>
          <table:table-cell office:value-type="float" office:value="75.68" calcext:value-type="float">
            <text:p>75.68</text:p>
          </table:table-cell>
          <table:table-cell office:value-type="float" office:value="76.27" calcext:value-type="float">
            <text:p>76.27</text:p>
          </table:table-cell>
          <table:table-cell office:value-type="float" office:value="76.85" calcext:value-type="float">
            <text:p>76.85</text:p>
          </table:table-cell>
          <table:table-cell office:value-type="float" office:value="77.46" calcext:value-type="float">
            <text:p>77.46</text:p>
          </table:table-cell>
          <table:table-cell office:value-type="float" office:value="78.02" calcext:value-type="float">
            <text:p>78.02</text:p>
          </table:table-cell>
          <table:table-cell office:value-type="float" office:value="78.64" calcext:value-type="float">
            <text:p>78.64</text:p>
          </table:table-cell>
          <table:table-cell office:value-type="float" office:value="79.27" calcext:value-type="float">
            <text:p>79.27</text:p>
          </table:table-cell>
          <table:table-cell office:value-type="float" office:value="79.91" calcext:value-type="float">
            <text:p>79.91</text:p>
          </table:table-cell>
          <table:table-cell office:value-type="float" office:value="80.53" calcext:value-type="float">
            <text:p>80.53</text:p>
          </table:table-cell>
          <table:table-cell office:value-type="float" office:value="81.13" calcext:value-type="float">
            <text:p>81.13</text:p>
          </table:table-cell>
          <table:table-cell office:value-type="float" office:value="81.83" calcext:value-type="float">
            <text:p>81.83</text:p>
          </table:table-cell>
          <table:table-cell office:value-type="float" office:value="82.53" calcext:value-type="float">
            <text:p>82.53</text:p>
          </table:table-cell>
          <table:table-cell office:value-type="float" office:value="83.27" calcext:value-type="float">
            <text:p>83.27</text:p>
          </table:table-cell>
          <table:table-cell office:value-type="float" office:value="84.23" calcext:value-type="float">
            <text:p>84.23</text:p>
          </table:table-cell>
        </table:table-row>
        <table:table-row table:style-name="ro1">
          <table:table-cell office:value-type="string" calcext:value-type="string">
            <text:p>BH</text:p>
          </table:table-cell>
          <table:table-cell office:value-type="string" calcext:value-type="string">
            <text:p>#valid</text:p>
          </table:table-cell>
          <table:table-cell office:value-type="float" office:value="437306" calcext:value-type="float">
            <text:p>437306</text:p>
          </table:table-cell>
          <table:table-cell office:value-type="float" office:value="874612" calcext:value-type="float">
            <text:p>874612</text:p>
          </table:table-cell>
          <table:table-cell office:value-type="float" office:value="1311918" calcext:value-type="float">
            <text:p>1311918</text:p>
          </table:table-cell>
          <table:table-cell office:value-type="float" office:value="1749224" calcext:value-type="float">
            <text:p>1749224</text:p>
          </table:table-cell>
          <table:table-cell office:value-type="float" office:value="2186530" calcext:value-type="float">
            <text:p>2186530</text:p>
          </table:table-cell>
          <table:table-cell office:value-type="float" office:value="2623836" calcext:value-type="float">
            <text:p>2623836</text:p>
          </table:table-cell>
          <table:table-cell office:value-type="float" office:value="3061142" calcext:value-type="float">
            <text:p>3061142</text:p>
          </table:table-cell>
          <table:table-cell office:value-type="float" office:value="3498448" calcext:value-type="float">
            <text:p>3498448</text:p>
          </table:table-cell>
          <table:table-cell office:value-type="float" office:value="3935754" calcext:value-type="float">
            <text:p>3935754</text:p>
          </table:table-cell>
          <table:table-cell office:value-type="float" office:value="4373060" calcext:value-type="float">
            <text:p>4373060</text:p>
          </table:table-cell>
          <table:table-cell office:value-type="float" office:value="4810366" calcext:value-type="float">
            <text:p>4810366</text:p>
          </table:table-cell>
          <table:table-cell office:value-type="float" office:value="5247672" calcext:value-type="float">
            <text:p>5247672</text:p>
          </table:table-cell>
          <table:table-cell office:value-type="float" office:value="5684978" calcext:value-type="float">
            <text:p>5684978</text:p>
          </table:table-cell>
          <table:table-cell office:value-type="float" office:value="6122284" calcext:value-type="float">
            <text:p>6122284</text:p>
          </table:table-cell>
          <table:table-cell office:value-type="float" office:value="6559590" calcext:value-type="float">
            <text:p>6559590</text:p>
          </table:table-cell>
          <table:table-cell office:value-type="float" office:value="6996896" calcext:value-type="float">
            <text:p>6996896</text:p>
          </table:table-cell>
          <table:table-cell office:value-type="float" office:value="7434202" calcext:value-type="float">
            <text:p>7434202</text:p>
          </table:table-cell>
          <table:table-cell office:value-type="float" office:value="7871508" calcext:value-type="float">
            <text:p>7871508</text:p>
          </table:table-cell>
          <table:table-cell office:value-type="float" office:value="8308814" calcext:value-type="float">
            <text:p>8308814</text:p>
          </table:table-cell>
          <table:table-cell office:value-type="float" office:value="8746120" calcext:value-type="float">
            <text:p>8746120</text:p>
          </table:table-cell>
        </table:table-row>
        <table:table-row table:style-name="ro1">
          <table:table-cell office:value-type="string" calcext:value-type="string">
            <text:p>size=9</text:p>
          </table:table-cell>
          <table:table-cell office:value-type="string" calcext:value-type="string">
            <text:p>#expl.</text:p>
          </table:table-cell>
          <table:table-cell office:value-type="float" office:value="2152223" calcext:value-type="float">
            <text:p>2152223</text:p>
          </table:table-cell>
          <table:table-cell office:value-type="float" office:value="3122762" calcext:value-type="float">
            <text:p>3122762</text:p>
          </table:table-cell>
          <table:table-cell office:value-type="float" office:value="3675024" calcext:value-type="float">
            <text:p>3675024</text:p>
          </table:table-cell>
          <table:table-cell office:value-type="float" office:value="4317186" calcext:value-type="float">
            <text:p>4317186</text:p>
          </table:table-cell>
          <table:table-cell office:value-type="float" office:value="4758817" calcext:value-type="float">
            <text:p>4758817</text:p>
          </table:table-cell>
          <table:table-cell office:value-type="float" office:value="5200452" calcext:value-type="float">
            <text:p>5200452</text:p>
          </table:table-cell>
          <table:table-cell office:value-type="float" office:value="5642109" calcext:value-type="float">
            <text:p>5642109</text:p>
          </table:table-cell>
          <table:table-cell office:value-type="float" office:value="6083759" calcext:value-type="float">
            <text:p>6083759</text:p>
          </table:table-cell>
          <table:table-cell office:value-type="float" office:value="6525431" calcext:value-type="float">
            <text:p>6525431</text:p>
          </table:table-cell>
          <table:table-cell office:value-type="float" office:value="6967103" calcext:value-type="float">
            <text:p>6967103</text:p>
          </table:table-cell>
          <table:table-cell office:value-type="float" office:value="7408806" calcext:value-type="float">
            <text:p>7408806</text:p>
          </table:table-cell>
          <table:table-cell office:value-type="float" office:value="7850554" calcext:value-type="float">
            <text:p>7850554</text:p>
          </table:table-cell>
          <table:table-cell office:value-type="float" office:value="8294671" calcext:value-type="float">
            <text:p>8294671</text:p>
          </table:table-cell>
          <table:table-cell office:value-type="float" office:value="8744313" calcext:value-type="float">
            <text:p>8744313</text:p>
          </table:table-cell>
          <table:table-cell office:value-type="float" office:value="9194011" calcext:value-type="float">
            <text:p>9194011</text:p>
          </table:table-cell>
          <table:table-cell office:value-type="float" office:value="9643743" calcext:value-type="float">
            <text:p>9643743</text:p>
          </table:table-cell>
          <table:table-cell office:value-type="float" office:value="10093582" calcext:value-type="float">
            <text:p>10093582</text:p>
          </table:table-cell>
          <table:table-cell office:value-type="float" office:value="10552390" calcext:value-type="float">
            <text:p>10552390</text:p>
          </table:table-cell>
          <table:table-cell office:value-type="float" office:value="11013075" calcext:value-type="float">
            <text:p>11013075</text:p>
          </table:table-cell>
          <table:table-cell office:value-type="float" office:value="11498992" calcext:value-type="float">
            <text:p>11498992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18.27" calcext:value-type="float">
            <text:p>18.27</text:p>
          </table:table-cell>
          <table:table-cell office:value-type="float" office:value="26.51" calcext:value-type="float">
            <text:p>26.51</text:p>
          </table:table-cell>
          <table:table-cell office:value-type="float" office:value="31.2" calcext:value-type="float">
            <text:p>31.2</text:p>
          </table:table-cell>
          <table:table-cell office:value-type="float" office:value="36.65" calcext:value-type="float">
            <text:p>36.65</text:p>
          </table:table-cell>
          <table:table-cell office:value-type="float" office:value="40.4" calcext:value-type="float">
            <text:p>40.4</text:p>
          </table:table-cell>
          <table:table-cell office:value-type="float" office:value="44.15" calcext:value-type="float">
            <text:p>44.15</text:p>
          </table:table-cell>
          <table:table-cell office:value-type="float" office:value="47.9" calcext:value-type="float">
            <text:p>47.9</text:p>
          </table:table-cell>
          <table:table-cell office:value-type="float" office:value="51.65" calcext:value-type="float">
            <text:p>51.65</text:p>
          </table:table-cell>
          <table:table-cell office:value-type="float" office:value="55.4" calcext:value-type="float">
            <text:p>55.4</text:p>
          </table:table-cell>
          <table:table-cell office:value-type="float" office:value="59.15" calcext:value-type="float">
            <text:p>59.15</text:p>
          </table:table-cell>
          <table:table-cell office:value-type="float" office:value="62.9" calcext:value-type="float">
            <text:p>62.9</text:p>
          </table:table-cell>
          <table:table-cell office:value-type="float" office:value="66.65" calcext:value-type="float">
            <text:p>66.65</text:p>
          </table:table-cell>
          <table:table-cell office:value-type="float" office:value="70.42" calcext:value-type="float">
            <text:p>70.42</text:p>
          </table:table-cell>
          <table:table-cell office:value-type="float" office:value="74.24" calcext:value-type="float">
            <text:p>74.24</text:p>
          </table:table-cell>
          <table:table-cell office:value-type="float" office:value="78.06" calcext:value-type="float">
            <text:p>78.06</text:p>
          </table:table-cell>
          <table:table-cell office:value-type="float" office:value="81.88" calcext:value-type="float">
            <text:p>81.88</text:p>
          </table:table-cell>
          <table:table-cell office:value-type="float" office:value="85.7" calcext:value-type="float">
            <text:p>85.7</text:p>
          </table:table-cell>
          <table:table-cell office:value-type="float" office:value="89.59" calcext:value-type="float">
            <text:p>89.59</text:p>
          </table:table-cell>
          <table:table-cell office:value-type="float" office:value="93.5" calcext:value-type="float">
            <text:p>93.5</text:p>
          </table:table-cell>
          <table:table-cell office:value-type="float" office:value="97.63" calcext:value-type="float">
            <text:p>97.63</text:p>
          </table:table-cell>
        </table:table-row>
        <table:table-row table:style-name="ro1">
          <table:table-cell office:value-type="string" calcext:value-type="string">
            <text:p>BH</text:p>
          </table:table-cell>
          <table:table-cell office:value-type="string" calcext:value-type="string">
            <text:p>#valid</text:p>
          </table:table-cell>
          <table:table-cell office:value-type="float" office:value="5857858" calcext:value-type="float">
            <text:p>5857858</text:p>
          </table:table-cell>
          <table:table-cell office:value-type="float" office:value="11715717" calcext:value-type="float">
            <text:p>11715717</text:p>
          </table:table-cell>
          <table:table-cell office:value-type="float" office:value="17573575" calcext:value-type="float">
            <text:p>17573575</text:p>
          </table:table-cell>
          <table:table-cell office:value-type="float" office:value="23431434" calcext:value-type="float">
            <text:p>23431434</text:p>
          </table:table-cell>
          <table:table-cell office:value-type="float" office:value="29289293" calcext:value-type="float">
            <text:p>29289293</text:p>
          </table:table-cell>
          <table:table-cell office:value-type="float" office:value="35147151" calcext:value-type="float">
            <text:p>35147151</text:p>
          </table:table-cell>
          <table:table-cell office:value-type="float" office:value="41005010" calcext:value-type="float">
            <text:p>41005010</text:p>
          </table:table-cell>
          <table:table-cell office:value-type="float" office:value="46862868" calcext:value-type="float">
            <text:p>46862868</text:p>
          </table:table-cell>
          <table:table-cell office:value-type="float" office:value="52720727" calcext:value-type="float">
            <text:p>52720727</text:p>
          </table:table-cell>
          <table:table-cell office:value-type="float" office:value="58578586" calcext:value-type="float">
            <text:p>58578586</text:p>
          </table:table-cell>
          <table:table-cell office:value-type="float" office:value="64436444" calcext:value-type="float">
            <text:p>64436444</text:p>
          </table:table-cell>
          <table:table-cell office:value-type="float" office:value="70294303" calcext:value-type="float">
            <text:p>70294303</text:p>
          </table:table-cell>
          <table:table-cell office:value-type="float" office:value="76152161" calcext:value-type="float">
            <text:p>76152161</text:p>
          </table:table-cell>
          <table:table-cell office:value-type="float" office:value="82010020" calcext:value-type="float">
            <text:p>82010020</text:p>
          </table:table-cell>
          <table:table-cell office:value-type="float" office:value="87867879" calcext:value-type="float">
            <text:p>87867879</text:p>
          </table:table-cell>
          <table:table-cell office:value-type="float" office:value="93725737" calcext:value-type="float">
            <text:p>93725737</text:p>
          </table:table-cell>
          <table:table-cell office:value-type="float" office:value="99583596" calcext:value-type="float">
            <text:p>99583596</text:p>
          </table:table-cell>
          <table:table-cell office:value-type="float" office:value="105441454" calcext:value-type="float">
            <text:p>105441454</text:p>
          </table:table-cell>
          <table:table-cell office:value-type="float" office:value="111299313" calcext:value-type="float">
            <text:p>111299313</text:p>
          </table:table-cell>
          <table:table-cell office:value-type="float" office:value="117157172" calcext:value-type="float">
            <text:p>117157172</text:p>
          </table:table-cell>
        </table:table-row>
        <table:table-row table:style-name="ro1">
          <table:table-cell office:value-type="string" calcext:value-type="string">
            <text:p>size=10</text:p>
          </table:table-cell>
          <table:table-cell office:value-type="string" calcext:value-type="string">
            <text:p>#expl.</text:p>
          </table:table-cell>
          <table:table-cell office:value-type="float" office:value="15103230" calcext:value-type="float">
            <text:p>15103230</text:p>
          </table:table-cell>
          <table:table-cell office:value-type="float" office:value="21009555" calcext:value-type="float">
            <text:p>21009555</text:p>
          </table:table-cell>
          <table:table-cell office:value-type="float" office:value="27006603" calcext:value-type="float">
            <text:p>27006603</text:p>
          </table:table-cell>
          <table:table-cell office:value-type="float" office:value="34946051" calcext:value-type="float">
            <text:p>34946051</text:p>
          </table:table-cell>
          <table:table-cell office:value-type="float" office:value="42229496" calcext:value-type="float">
            <text:p>42229496</text:p>
          </table:table-cell>
          <table:table-cell office:value-type="float" office:value="49313106" calcext:value-type="float">
            <text:p>49313106</text:p>
          </table:table-cell>
          <table:table-cell office:value-type="float" office:value="56442283" calcext:value-type="float">
            <text:p>56442283</text:p>
          </table:table-cell>
          <table:table-cell office:value-type="float" office:value="63728367" calcext:value-type="float">
            <text:p>63728367</text:p>
          </table:table-cell>
          <table:table-cell office:value-type="float" office:value="70811964" calcext:value-type="float">
            <text:p>70811964</text:p>
          </table:table-cell>
          <table:table-cell office:value-type="float" office:value="77938503" calcext:value-type="float">
            <text:p>77938503</text:p>
          </table:table-cell>
          <table:table-cell office:value-type="float" office:value="85227228" calcext:value-type="float">
            <text:p>85227228</text:p>
          </table:table-cell>
          <table:table-cell office:value-type="float" office:value="92310810" calcext:value-type="float">
            <text:p>92310810</text:p>
          </table:table-cell>
          <table:table-cell office:value-type="float" office:value="99434739" calcext:value-type="float">
            <text:p>99434739</text:p>
          </table:table-cell>
          <table:table-cell office:value-type="float" office:value="106726104" calcext:value-type="float">
            <text:p>106726104</text:p>
          </table:table-cell>
          <table:table-cell office:value-type="float" office:value="113809667" calcext:value-type="float">
            <text:p>113809667</text:p>
          </table:table-cell>
          <table:table-cell office:value-type="float" office:value="120930972" calcext:value-type="float">
            <text:p>120930972</text:p>
          </table:table-cell>
          <table:table-cell office:value-type="float" office:value="128224994" calcext:value-type="float">
            <text:p>128224994</text:p>
          </table:table-cell>
          <table:table-cell office:value-type="float" office:value="135308545" calcext:value-type="float">
            <text:p>135308545</text:p>
          </table:table-cell>
          <table:table-cell office:value-type="float" office:value="142427227" calcext:value-type="float">
            <text:p>142427227</text:p>
          </table:table-cell>
          <table:table-cell office:value-type="float" office:value="149723898" calcext:value-type="float">
            <text:p>149723898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10.02" calcext:value-type="float">
            <text:p>10.02</text:p>
          </table:table-cell>
          <table:table-cell office:value-type="float" office:value="13.94" calcext:value-type="float">
            <text:p>13.94</text:p>
          </table:table-cell>
          <table:table-cell office:value-type="float" office:value="17.92" calcext:value-type="float">
            <text:p>17.92</text:p>
          </table:table-cell>
          <table:table-cell office:value-type="float" office:value="23.18" calcext:value-type="float">
            <text:p>23.18</text:p>
          </table:table-cell>
          <table:table-cell office:value-type="float" office:value="28.02" calcext:value-type="float">
            <text:p>28.02</text:p>
          </table:table-cell>
          <table:table-cell office:value-type="float" office:value="32.72" calcext:value-type="float">
            <text:p>32.72</text:p>
          </table:table-cell>
          <table:table-cell office:value-type="float" office:value="37.45" calcext:value-type="float">
            <text:p>37.45</text:p>
          </table:table-cell>
          <table:table-cell office:value-type="float" office:value="42.28" calcext:value-type="float">
            <text:p>42.28</text:p>
          </table:table-cell>
          <table:table-cell office:value-type="float" office:value="46.98" calcext:value-type="float">
            <text:p>46.98</text:p>
          </table:table-cell>
          <table:table-cell office:value-type="float" office:value="51.71" calcext:value-type="float">
            <text:p>51.71</text:p>
          </table:table-cell>
          <table:table-cell office:value-type="float" office:value="56.54" calcext:value-type="float">
            <text:p>56.54</text:p>
          </table:table-cell>
          <table:table-cell office:value-type="float" office:value="61.24" calcext:value-type="float">
            <text:p>61.24</text:p>
          </table:table-cell>
          <table:table-cell office:value-type="float" office:value="65.97" calcext:value-type="float">
            <text:p>65.97</text:p>
          </table:table-cell>
          <table:table-cell office:value-type="float" office:value="70.81" calcext:value-type="float">
            <text:p>70.81</text:p>
          </table:table-cell>
          <table:table-cell office:value-type="float" office:value="75.51" calcext:value-type="float">
            <text:p>75.51</text:p>
          </table:table-cell>
          <table:table-cell office:value-type="float" office:value="80.23" calcext:value-type="float">
            <text:p>80.23</text:p>
          </table:table-cell>
          <table:table-cell office:value-type="float" office:value="85.07" calcext:value-type="float">
            <text:p>85.07</text:p>
          </table:table-cell>
          <table:table-cell office:value-type="float" office:value="89.77" calcext:value-type="float">
            <text:p>89.77</text:p>
          </table:table-cell>
          <table:table-cell office:value-type="float" office:value="94.49" calcext:value-type="float">
            <text:p>94.49</text:p>
          </table:table-cell>
          <table:table-cell office:value-type="float" office:value="99.33" calcext:value-type="float">
            <text:p>99.33</text:p>
          </table:table-cell>
        </table:table-row>
        <table:table-row table:style-name="ro1">
          <table:table-cell office:value-type="string" calcext:value-type="string">
            <text:p>DLL</text:p>
          </table:table-cell>
          <table:table-cell office:value-type="string" calcext:value-type="string">
            <text:p>#valid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expl.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float" office:value="181" calcext:value-type="float">
            <text:p>181</text:p>
          </table:table-cell>
          <table:table-cell office:value-type="float" office:value="189" calcext:value-type="float">
            <text:p>18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23.14" calcext:value-type="float">
            <text:p>23.14</text:p>
          </table:table-cell>
          <table:table-cell office:value-type="float" office:value="26.64" calcext:value-type="float">
            <text:p>26.64</text:p>
          </table:table-cell>
          <table:table-cell office:value-type="float" office:value="29.69" calcext:value-type="float">
            <text:p>29.69</text:p>
          </table:table-cell>
          <table:table-cell office:value-type="float" office:value="33.19" calcext:value-type="float">
            <text:p>33.19</text:p>
          </table:table-cell>
          <table:table-cell office:value-type="float" office:value="36.24" calcext:value-type="float">
            <text:p>36.24</text:p>
          </table:table-cell>
          <table:table-cell office:value-type="float" office:value="39.74" calcext:value-type="float">
            <text:p>39.74</text:p>
          </table:table-cell>
          <table:table-cell office:value-type="float" office:value="42.79" calcext:value-type="float">
            <text:p>42.79</text:p>
          </table:table-cell>
          <table:table-cell office:value-type="float" office:value="46.29" calcext:value-type="float">
            <text:p>46.29</text:p>
          </table:table-cell>
          <table:table-cell office:value-type="float" office:value="49.34" calcext:value-type="float">
            <text:p>49.34</text:p>
          </table:table-cell>
          <table:table-cell office:value-type="float" office:value="52.84" calcext:value-type="float">
            <text:p>52.84</text:p>
          </table:table-cell>
          <table:table-cell office:value-type="float" office:value="56.33" calcext:value-type="float">
            <text:p>56.33</text:p>
          </table:table-cell>
          <table:table-cell office:value-type="float" office:value="59.39" calcext:value-type="float">
            <text:p>59.39</text:p>
          </table:table-cell>
          <table:table-cell office:value-type="float" office:value="62.88" calcext:value-type="float">
            <text:p>62.88</text:p>
          </table:table-cell>
          <table:table-cell office:value-type="float" office:value="65.94" calcext:value-type="float">
            <text:p>65.94</text:p>
          </table:table-cell>
          <table:table-cell office:value-type="float" office:value="69.43" calcext:value-type="float">
            <text:p>69.43</text:p>
          </table:table-cell>
          <table:table-cell office:value-type="float" office:value="72.49" calcext:value-type="float">
            <text:p>72.49</text:p>
          </table:table-cell>
          <table:table-cell office:value-type="float" office:value="75.98" calcext:value-type="float">
            <text:p>75.98</text:p>
          </table:table-cell>
          <table:table-cell office:value-type="float" office:value="79.04" calcext:value-type="float">
            <text:p>79.04</text:p>
          </table:table-cell>
          <table:table-cell office:value-type="float" office:value="82.53" calcext:value-type="float">
            <text:p>82.53</text:p>
          </table:table-cell>
          <table:table-cell office:value-type="float" office:value="86.03" calcext:value-type="float">
            <text:p>86.03</text:p>
          </table:table-cell>
        </table:table-row>
        <table:table-row table:style-name="ro1">
          <table:table-cell office:value-type="string" calcext:value-type="string">
            <text:p>DLL</text:p>
          </table:table-cell>
          <table:table-cell office:value-type="string" calcext:value-type="string">
            <text:p>#valid</text:p>
          </table:table-cell>
          <table:table-cell office:value-type="float" office:value="4741" calcext:value-type="float">
            <text:p>4741</text:p>
          </table:table-cell>
          <table:table-cell office:value-type="float" office:value="9482" calcext:value-type="float">
            <text:p>9482</text:p>
          </table:table-cell>
          <table:table-cell office:value-type="float" office:value="14224" calcext:value-type="float">
            <text:p>14224</text:p>
          </table:table-cell>
          <table:table-cell office:value-type="float" office:value="18965" calcext:value-type="float">
            <text:p>18965</text:p>
          </table:table-cell>
          <table:table-cell office:value-type="float" office:value="23707" calcext:value-type="float">
            <text:p>23707</text:p>
          </table:table-cell>
          <table:table-cell office:value-type="float" office:value="28448" calcext:value-type="float">
            <text:p>28448</text:p>
          </table:table-cell>
          <table:table-cell office:value-type="float" office:value="33189" calcext:value-type="float">
            <text:p>33189</text:p>
          </table:table-cell>
          <table:table-cell office:value-type="float" office:value="37931" calcext:value-type="float">
            <text:p>37931</text:p>
          </table:table-cell>
          <table:table-cell office:value-type="float" office:value="42672" calcext:value-type="float">
            <text:p>42672</text:p>
          </table:table-cell>
          <table:table-cell office:value-type="float" office:value="47414" calcext:value-type="float">
            <text:p>47414</text:p>
          </table:table-cell>
          <table:table-cell office:value-type="float" office:value="52155" calcext:value-type="float">
            <text:p>52155</text:p>
          </table:table-cell>
          <table:table-cell office:value-type="float" office:value="56896" calcext:value-type="float">
            <text:p>56896</text:p>
          </table:table-cell>
          <table:table-cell office:value-type="float" office:value="61638" calcext:value-type="float">
            <text:p>61638</text:p>
          </table:table-cell>
          <table:table-cell office:value-type="float" office:value="66379" calcext:value-type="float">
            <text:p>66379</text:p>
          </table:table-cell>
          <table:table-cell office:value-type="float" office:value="71121" calcext:value-type="float">
            <text:p>71121</text:p>
          </table:table-cell>
          <table:table-cell office:value-type="float" office:value="75862" calcext:value-type="float">
            <text:p>75862</text:p>
          </table:table-cell>
          <table:table-cell office:value-type="float" office:value="80603" calcext:value-type="float">
            <text:p>80603</text:p>
          </table:table-cell>
          <table:table-cell office:value-type="float" office:value="85345" calcext:value-type="float">
            <text:p>85345</text:p>
          </table:table-cell>
          <table:table-cell office:value-type="float" office:value="90086" calcext:value-type="float">
            <text:p>90086</text:p>
          </table:table-cell>
          <table:table-cell office:value-type="float" office:value="94828" calcext:value-type="float">
            <text:p>94828</text:p>
          </table:table-cell>
        </table:table-row>
        <table:table-row table:style-name="ro1">
          <table:table-cell office:value-type="string" calcext:value-type="string">
            <text:p>size=9</text:p>
          </table:table-cell>
          <table:table-cell office:value-type="string" calcext:value-type="string">
            <text:p>#expl.</text:p>
          </table:table-cell>
          <table:table-cell office:value-type="float" office:value="4877" calcext:value-type="float">
            <text:p>4877</text:p>
          </table:table-cell>
          <table:table-cell office:value-type="float" office:value="9618" calcext:value-type="float">
            <text:p>9618</text:p>
          </table:table-cell>
          <table:table-cell office:value-type="float" office:value="14360" calcext:value-type="float">
            <text:p>14360</text:p>
          </table:table-cell>
          <table:table-cell office:value-type="float" office:value="19101" calcext:value-type="float">
            <text:p>19101</text:p>
          </table:table-cell>
          <table:table-cell office:value-type="float" office:value="23843" calcext:value-type="float">
            <text:p>23843</text:p>
          </table:table-cell>
          <table:table-cell office:value-type="float" office:value="28584" calcext:value-type="float">
            <text:p>28584</text:p>
          </table:table-cell>
          <table:table-cell office:value-type="float" office:value="33325" calcext:value-type="float">
            <text:p>33325</text:p>
          </table:table-cell>
          <table:table-cell office:value-type="float" office:value="38067" calcext:value-type="float">
            <text:p>38067</text:p>
          </table:table-cell>
          <table:table-cell office:value-type="float" office:value="42808" calcext:value-type="float">
            <text:p>42808</text:p>
          </table:table-cell>
          <table:table-cell office:value-type="float" office:value="47550" calcext:value-type="float">
            <text:p>47550</text:p>
          </table:table-cell>
          <table:table-cell office:value-type="float" office:value="52291" calcext:value-type="float">
            <text:p>52291</text:p>
          </table:table-cell>
          <table:table-cell office:value-type="float" office:value="57032" calcext:value-type="float">
            <text:p>57032</text:p>
          </table:table-cell>
          <table:table-cell office:value-type="float" office:value="61774" calcext:value-type="float">
            <text:p>61774</text:p>
          </table:table-cell>
          <table:table-cell office:value-type="float" office:value="66515" calcext:value-type="float">
            <text:p>66515</text:p>
          </table:table-cell>
          <table:table-cell office:value-type="float" office:value="71257" calcext:value-type="float">
            <text:p>71257</text:p>
          </table:table-cell>
          <table:table-cell office:value-type="float" office:value="75998" calcext:value-type="float">
            <text:p>75998</text:p>
          </table:table-cell>
          <table:table-cell office:value-type="float" office:value="80739" calcext:value-type="float">
            <text:p>80739</text:p>
          </table:table-cell>
          <table:table-cell office:value-type="float" office:value="85481" calcext:value-type="float">
            <text:p>85481</text:p>
          </table:table-cell>
          <table:table-cell office:value-type="float" office:value="90222" calcext:value-type="float">
            <text:p>90222</text:p>
          </table:table-cell>
          <table:table-cell office:value-type="float" office:value="94964" calcext:value-type="float">
            <text:p>94964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5.13" calcext:value-type="float">
            <text:p>5.13</text:p>
          </table:table-cell>
          <table:table-cell office:value-type="float" office:value="10.12" calcext:value-type="float">
            <text:p>10.12</text:p>
          </table:table-cell>
          <table:table-cell office:value-type="float" office:value="15.11" calcext:value-type="float">
            <text:p>15.11</text:p>
          </table:table-cell>
          <table:table-cell office:value-type="float" office:value="20.1" calcext:value-type="float">
            <text:p>20.1</text:p>
          </table:table-cell>
          <table:table-cell office:value-type="float" office:value="25.09" calcext:value-type="float">
            <text:p>25.09</text:p>
          </table:table-cell>
          <table:table-cell office:value-type="float" office:value="30.08" calcext:value-type="float">
            <text:p>30.08</text:p>
          </table:table-cell>
          <table:table-cell office:value-type="float" office:value="35.07" calcext:value-type="float">
            <text:p>35.07</text:p>
          </table:table-cell>
          <table:table-cell office:value-type="float" office:value="40.06" calcext:value-type="float">
            <text:p>40.06</text:p>
          </table:table-cell>
          <table:table-cell office:value-type="float" office:value="45.05" calcext:value-type="float">
            <text:p>45.05</text:p>
          </table:table-cell>
          <table:table-cell office:value-type="float" office:value="50.04" calcext:value-type="float">
            <text:p>50.04</text:p>
          </table:table-cell>
          <table:table-cell office:value-type="float" office:value="55.03" calcext:value-type="float">
            <text:p>55.03</text:p>
          </table:table-cell>
          <table:table-cell office:value-type="float" office:value="60.02" calcext:value-type="float">
            <text:p>60.02</text:p>
          </table:table-cell>
          <table:table-cell office:value-type="float" office:value="65.01" calcext:value-type="float">
            <text:p>65.01</text:p>
          </table:table-cell>
          <table:table-cell office:value-type="float" office:value="70" calcext:value-type="float">
            <text:p>70</text:p>
          </table:table-cell>
          <table:table-cell office:value-type="float" office:value="74.99" calcext:value-type="float">
            <text:p>74.99</text:p>
          </table:table-cell>
          <table:table-cell office:value-type="float" office:value="79.98" calcext:value-type="float">
            <text:p>79.98</text:p>
          </table:table-cell>
          <table:table-cell office:value-type="float" office:value="84.97" calcext:value-type="float">
            <text:p>84.97</text:p>
          </table:table-cell>
          <table:table-cell office:value-type="float" office:value="89.96" calcext:value-type="float">
            <text:p>89.96</text:p>
          </table:table-cell>
          <table:table-cell office:value-type="float" office:value="94.95" calcext:value-type="float">
            <text:p>94.95</text:p>
          </table:table-cell>
          <table:table-cell office:value-type="float" office:value="99.94" calcext:value-type="float">
            <text:p>99.94</text:p>
          </table:table-cell>
        </table:table-row>
        <table:table-row table:style-name="ro1">
          <table:table-cell office:value-type="string" calcext:value-type="string">
            <text:p>DLL</text:p>
          </table:table-cell>
          <table:table-cell office:value-type="string" calcext:value-type="string">
            <text:p>#valid</text:p>
          </table:table-cell>
          <table:table-cell office:value-type="float" office:value="28129" calcext:value-type="float">
            <text:p>28129</text:p>
          </table:table-cell>
          <table:table-cell office:value-type="float" office:value="56259" calcext:value-type="float">
            <text:p>56259</text:p>
          </table:table-cell>
          <table:table-cell office:value-type="float" office:value="84389" calcext:value-type="float">
            <text:p>84389</text:p>
          </table:table-cell>
          <table:table-cell office:value-type="float" office:value="112519" calcext:value-type="float">
            <text:p>112519</text:p>
          </table:table-cell>
          <table:table-cell office:value-type="float" office:value="140648" calcext:value-type="float">
            <text:p>140648</text:p>
          </table:table-cell>
          <table:table-cell office:value-type="float" office:value="168778" calcext:value-type="float">
            <text:p>168778</text:p>
          </table:table-cell>
          <table:table-cell office:value-type="float" office:value="196908" calcext:value-type="float">
            <text:p>196908</text:p>
          </table:table-cell>
          <table:table-cell office:value-type="float" office:value="225038" calcext:value-type="float">
            <text:p>225038</text:p>
          </table:table-cell>
          <table:table-cell office:value-type="float" office:value="253167" calcext:value-type="float">
            <text:p>253167</text:p>
          </table:table-cell>
          <table:table-cell office:value-type="float" office:value="281297" calcext:value-type="float">
            <text:p>281297</text:p>
          </table:table-cell>
          <table:table-cell office:value-type="float" office:value="309427" calcext:value-type="float">
            <text:p>309427</text:p>
          </table:table-cell>
          <table:table-cell office:value-type="float" office:value="337557" calcext:value-type="float">
            <text:p>337557</text:p>
          </table:table-cell>
          <table:table-cell office:value-type="float" office:value="365686" calcext:value-type="float">
            <text:p>365686</text:p>
          </table:table-cell>
          <table:table-cell office:value-type="float" office:value="393816" calcext:value-type="float">
            <text:p>393816</text:p>
          </table:table-cell>
          <table:table-cell office:value-type="float" office:value="421946" calcext:value-type="float">
            <text:p>421946</text:p>
          </table:table-cell>
          <table:table-cell office:value-type="float" office:value="450076" calcext:value-type="float">
            <text:p>450076</text:p>
          </table:table-cell>
          <table:table-cell office:value-type="float" office:value="478205" calcext:value-type="float">
            <text:p>478205</text:p>
          </table:table-cell>
          <table:table-cell office:value-type="float" office:value="506335" calcext:value-type="float">
            <text:p>506335</text:p>
          </table:table-cell>
          <table:table-cell office:value-type="float" office:value="534465" calcext:value-type="float">
            <text:p>534465</text:p>
          </table:table-cell>
          <table:table-cell office:value-type="float" office:value="562595" calcext:value-type="float">
            <text:p>562595</text:p>
          </table:table-cell>
        </table:table-row>
        <table:table-row table:style-name="ro1">
          <table:table-cell office:value-type="string" calcext:value-type="string">
            <text:p>size=10</text:p>
          </table:table-cell>
          <table:table-cell office:value-type="string" calcext:value-type="string">
            <text:p>#expl.</text:p>
          </table:table-cell>
          <table:table-cell office:value-type="float" office:value="28295" calcext:value-type="float">
            <text:p>28295</text:p>
          </table:table-cell>
          <table:table-cell office:value-type="float" office:value="56425" calcext:value-type="float">
            <text:p>56425</text:p>
          </table:table-cell>
          <table:table-cell office:value-type="float" office:value="84555" calcext:value-type="float">
            <text:p>84555</text:p>
          </table:table-cell>
          <table:table-cell office:value-type="float" office:value="112685" calcext:value-type="float">
            <text:p>112685</text:p>
          </table:table-cell>
          <table:table-cell office:value-type="float" office:value="140814" calcext:value-type="float">
            <text:p>140814</text:p>
          </table:table-cell>
          <table:table-cell office:value-type="float" office:value="168944" calcext:value-type="float">
            <text:p>168944</text:p>
          </table:table-cell>
          <table:table-cell office:value-type="float" office:value="197074" calcext:value-type="float">
            <text:p>197074</text:p>
          </table:table-cell>
          <table:table-cell office:value-type="float" office:value="225204" calcext:value-type="float">
            <text:p>225204</text:p>
          </table:table-cell>
          <table:table-cell office:value-type="float" office:value="253333" calcext:value-type="float">
            <text:p>253333</text:p>
          </table:table-cell>
          <table:table-cell office:value-type="float" office:value="281463" calcext:value-type="float">
            <text:p>281463</text:p>
          </table:table-cell>
          <table:table-cell office:value-type="float" office:value="309593" calcext:value-type="float">
            <text:p>309593</text:p>
          </table:table-cell>
          <table:table-cell office:value-type="float" office:value="337723" calcext:value-type="float">
            <text:p>337723</text:p>
          </table:table-cell>
          <table:table-cell office:value-type="float" office:value="365852" calcext:value-type="float">
            <text:p>365852</text:p>
          </table:table-cell>
          <table:table-cell office:value-type="float" office:value="393982" calcext:value-type="float">
            <text:p>393982</text:p>
          </table:table-cell>
          <table:table-cell office:value-type="float" office:value="422112" calcext:value-type="float">
            <text:p>422112</text:p>
          </table:table-cell>
          <table:table-cell office:value-type="float" office:value="450242" calcext:value-type="float">
            <text:p>450242</text:p>
          </table:table-cell>
          <table:table-cell office:value-type="float" office:value="478371" calcext:value-type="float">
            <text:p>478371</text:p>
          </table:table-cell>
          <table:table-cell office:value-type="float" office:value="506501" calcext:value-type="float">
            <text:p>506501</text:p>
          </table:table-cell>
          <table:table-cell office:value-type="float" office:value="534631" calcext:value-type="float">
            <text:p>534631</text:p>
          </table:table-cell>
          <table:table-cell office:value-type="float" office:value="562761" calcext:value-type="float">
            <text:p>562761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5.03" calcext:value-type="float">
            <text:p>5.03</text:p>
          </table:table-cell>
          <table:table-cell office:value-type="float" office:value="10.03" calcext:value-type="float">
            <text:p>10.03</text:p>
          </table:table-cell>
          <table:table-cell office:value-type="float" office:value="15.02" calcext:value-type="float">
            <text:p>15.02</text:p>
          </table:table-cell>
          <table:table-cell office:value-type="float" office:value="20.02" calcext:value-type="float">
            <text:p>20.02</text:p>
          </table:table-cell>
          <table:table-cell office:value-type="float" office:value="25.02" calcext:value-type="float">
            <text:p>25.02</text:p>
          </table:table-cell>
          <table:table-cell office:value-type="float" office:value="30.02" calcext:value-type="float">
            <text:p>30.02</text:p>
          </table:table-cell>
          <table:table-cell office:value-type="float" office:value="35.02" calcext:value-type="float">
            <text:p>35.02</text:p>
          </table:table-cell>
          <table:table-cell office:value-type="float" office:value="40.01" calcext:value-type="float">
            <text:p>40.01</text:p>
          </table:table-cell>
          <table:table-cell office:value-type="float" office:value="45.01" calcext:value-type="float">
            <text:p>45.01</text:p>
          </table:table-cell>
          <table:table-cell office:value-type="float" office:value="50.01" calcext:value-type="float">
            <text:p>50.01</text:p>
          </table:table-cell>
          <table:table-cell office:value-type="float" office:value="55.01" calcext:value-type="float">
            <text:p>55.01</text:p>
          </table:table-cell>
          <table:table-cell office:value-type="float" office:value="60.01" calcext:value-type="float">
            <text:p>60.01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4.99" calcext:value-type="float">
            <text:p>84.99</text:p>
          </table:table-cell>
          <table:table-cell office:value-type="float" office:value="89.99" calcext:value-type="float">
            <text:p>89.99</text:p>
          </table:table-cell>
          <table:table-cell office:value-type="float" office:value="94.99" calcext:value-type="float">
            <text:p>94.99</text:p>
          </table:table-cell>
          <table:table-cell office:value-type="float" office:value="99.99" calcext:value-type="float">
            <text:p>99.99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#vali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expl.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122" calcext:value-type="float">
            <text:p>122</text:p>
          </table:table-cell>
          <table:table-cell office:value-type="float" office:value="161" calcext:value-type="float">
            <text:p>161</text:p>
          </table:table-cell>
          <table:table-cell office:value-type="float" office:value="196" calcext:value-type="float">
            <text:p>196</text:p>
          </table:table-cell>
          <table:table-cell office:value-type="float" office:value="240" calcext:value-type="float">
            <text:p>240</text:p>
          </table:table-cell>
          <table:table-cell office:value-type="float" office:value="285" calcext:value-type="float">
            <text:p>285</text:p>
          </table:table-cell>
          <table:table-cell office:value-type="float" office:value="339" calcext:value-type="float">
            <text:p>339</text:p>
          </table:table-cell>
          <table:table-cell office:value-type="float" office:value="378" calcext:value-type="float">
            <text:p>378</text:p>
          </table:table-cell>
          <table:table-cell office:value-type="float" office:value="445" calcext:value-type="float">
            <text:p>445</text:p>
          </table:table-cell>
          <table:table-cell office:value-type="float" office:value="484" calcext:value-type="float">
            <text:p>484</text:p>
          </table:table-cell>
          <table:table-cell office:value-type="float" office:value="533" calcext:value-type="float">
            <text:p>533</text:p>
          </table:table-cell>
          <table:table-cell office:value-type="float" office:value="568" calcext:value-type="float">
            <text:p>568</text:p>
          </table:table-cell>
          <table:table-cell office:value-type="float" office:value="630" calcext:value-type="float">
            <text:p>630</text:p>
          </table:table-cell>
          <table:table-cell office:value-type="float" office:value="669" calcext:value-type="float">
            <text:p>669</text:p>
          </table:table-cell>
          <table:table-cell office:value-type="float" office:value="704" calcext:value-type="float">
            <text:p>704</text:p>
          </table:table-cell>
          <table:table-cell office:value-type="float" office:value="748" calcext:value-type="float">
            <text:p>748</text:p>
          </table:table-cell>
          <table:table-cell office:value-type="float" office:value="793" calcext:value-type="float">
            <text:p>793</text:p>
          </table:table-cell>
          <table:table-cell office:value-type="float" office:value="842" calcext:value-type="float">
            <text:p>842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3.27" calcext:value-type="float">
            <text:p>3.27</text:p>
          </table:table-cell>
          <table:table-cell office:value-type="float" office:value="7.39" calcext:value-type="float">
            <text:p>7.39</text:p>
          </table:table-cell>
          <table:table-cell office:value-type="float" office:value="12.88" calcext:value-type="float">
            <text:p>12.88</text:p>
          </table:table-cell>
          <table:table-cell office:value-type="float" office:value="17" calcext:value-type="float">
            <text:p>17</text:p>
          </table:table-cell>
          <table:table-cell office:value-type="float" office:value="20.7" calcext:value-type="float">
            <text:p>20.7</text:p>
          </table:table-cell>
          <table:table-cell office:value-type="float" office:value="25.34" calcext:value-type="float">
            <text:p>25.34</text:p>
          </table:table-cell>
          <table:table-cell office:value-type="float" office:value="30.1" calcext:value-type="float">
            <text:p>30.1</text:p>
          </table:table-cell>
          <table:table-cell office:value-type="float" office:value="35.8" calcext:value-type="float">
            <text:p>35.8</text:p>
          </table:table-cell>
          <table:table-cell office:value-type="float" office:value="39.92" calcext:value-type="float">
            <text:p>39.92</text:p>
          </table:table-cell>
          <table:table-cell office:value-type="float" office:value="46.99" calcext:value-type="float">
            <text:p>46.99</text:p>
          </table:table-cell>
          <table:table-cell office:value-type="float" office:value="51.11" calcext:value-type="float">
            <text:p>51.11</text:p>
          </table:table-cell>
          <table:table-cell office:value-type="float" office:value="56.28" calcext:value-type="float">
            <text:p>56.28</text:p>
          </table:table-cell>
          <table:table-cell office:value-type="float" office:value="59.98" calcext:value-type="float">
            <text:p>59.98</text:p>
          </table:table-cell>
          <table:table-cell office:value-type="float" office:value="66.53" calcext:value-type="float">
            <text:p>66.53</text:p>
          </table:table-cell>
          <table:table-cell office:value-type="float" office:value="70.64" calcext:value-type="float">
            <text:p>70.64</text:p>
          </table:table-cell>
          <table:table-cell office:value-type="float" office:value="74.34" calcext:value-type="float">
            <text:p>74.34</text:p>
          </table:table-cell>
          <table:table-cell office:value-type="float" office:value="78.99" calcext:value-type="float">
            <text:p>78.99</text:p>
          </table:table-cell>
          <table:table-cell office:value-type="float" office:value="83.74" calcext:value-type="float">
            <text:p>83.74</text:p>
          </table:table-cell>
          <table:table-cell office:value-type="float" office:value="88.91" calcext:value-type="float">
            <text:p>88.91</text:p>
          </table:table-cell>
          <table:table-cell office:value-type="float" office:value="96.83" calcext:value-type="float">
            <text:p>96.83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#valid</text:p>
          </table:table-cell>
          <table:table-cell office:value-type="float" office:value="243" calcext:value-type="float">
            <text:p>243</text:p>
          </table:table-cell>
          <table:table-cell office:value-type="float" office:value="486" calcext:value-type="float">
            <text:p>486</text:p>
          </table:table-cell>
          <table:table-cell office:value-type="float" office:value="729" calcext:value-type="float">
            <text:p>729</text:p>
          </table:table-cell>
          <table:table-cell office:value-type="float" office:value="972" calcext:value-type="float">
            <text:p>972</text:p>
          </table:table-cell>
          <table:table-cell office:value-type="float" office:value="1215" calcext:value-type="float">
            <text:p>1215</text:p>
          </table:table-cell>
          <table:table-cell office:value-type="float" office:value="1458" calcext:value-type="float">
            <text:p>1458</text:p>
          </table:table-cell>
          <table:table-cell office:value-type="float" office:value="1701" calcext:value-type="float">
            <text:p>1701</text:p>
          </table:table-cell>
          <table:table-cell office:value-type="float" office:value="1944" calcext:value-type="float">
            <text:p>1944</text:p>
          </table:table-cell>
          <table:table-cell office:value-type="float" office:value="2187" calcext:value-type="float">
            <text:p>2187</text:p>
          </table:table-cell>
          <table:table-cell office:value-type="float" office:value="2431" calcext:value-type="float">
            <text:p>2431</text:p>
          </table:table-cell>
          <table:table-cell office:value-type="float" office:value="2674" calcext:value-type="float">
            <text:p>2674</text:p>
          </table:table-cell>
          <table:table-cell office:value-type="float" office:value="2917" calcext:value-type="float">
            <text:p>2917</text:p>
          </table:table-cell>
          <table:table-cell office:value-type="float" office:value="3160" calcext:value-type="float">
            <text:p>3160</text:p>
          </table:table-cell>
          <table:table-cell office:value-type="float" office:value="3403" calcext:value-type="float">
            <text:p>3403</text:p>
          </table:table-cell>
          <table:table-cell office:value-type="float" office:value="3646" calcext:value-type="float">
            <text:p>3646</text:p>
          </table:table-cell>
          <table:table-cell office:value-type="float" office:value="3889" calcext:value-type="float">
            <text:p>3889</text:p>
          </table:table-cell>
          <table:table-cell office:value-type="float" office:value="4132" calcext:value-type="float">
            <text:p>4132</text:p>
          </table:table-cell>
          <table:table-cell office:value-type="float" office:value="4375" calcext:value-type="float">
            <text:p>4375</text:p>
          </table:table-cell>
          <table:table-cell office:value-type="float" office:value="4618" calcext:value-type="float">
            <text:p>4618</text:p>
          </table:table-cell>
          <table:table-cell office:value-type="float" office:value="4862" calcext:value-type="float">
            <text:p>4862</text:p>
          </table:table-cell>
        </table:table-row>
        <table:table-row table:style-name="ro1">
          <table:table-cell office:value-type="string" calcext:value-type="string">
            <text:p>size=9</text:p>
          </table:table-cell>
          <table:table-cell office:value-type="string" calcext:value-type="string">
            <text:p>#expl.</text:p>
          </table:table-cell>
          <table:table-cell office:value-type="float" office:value="10051" calcext:value-type="float">
            <text:p>10051</text:p>
          </table:table-cell>
          <table:table-cell office:value-type="float" office:value="20541" calcext:value-type="float">
            <text:p>20541</text:p>
          </table:table-cell>
          <table:table-cell office:value-type="float" office:value="30669" calcext:value-type="float">
            <text:p>30669</text:p>
          </table:table-cell>
          <table:table-cell office:value-type="float" office:value="41082" calcext:value-type="float">
            <text:p>41082</text:p>
          </table:table-cell>
          <table:table-cell office:value-type="float" office:value="51493" calcext:value-type="float">
            <text:p>51493</text:p>
          </table:table-cell>
          <table:table-cell office:value-type="float" office:value="62433" calcext:value-type="float">
            <text:p>62433</text:p>
          </table:table-cell>
          <table:table-cell office:value-type="float" office:value="72651" calcext:value-type="float">
            <text:p>72651</text:p>
          </table:table-cell>
          <table:table-cell office:value-type="float" office:value="83036" calcext:value-type="float">
            <text:p>83036</text:p>
          </table:table-cell>
          <table:table-cell office:value-type="float" office:value="93164" calcext:value-type="float">
            <text:p>93164</text:p>
          </table:table-cell>
          <table:table-cell office:value-type="float" office:value="103683" calcext:value-type="float">
            <text:p>103683</text:p>
          </table:table-cell>
          <table:table-cell office:value-type="float" office:value="114078" calcext:value-type="float">
            <text:p>114078</text:p>
          </table:table-cell>
          <table:table-cell office:value-type="float" office:value="125006" calcext:value-type="float">
            <text:p>125006</text:p>
          </table:table-cell>
          <table:table-cell office:value-type="float" office:value="135134" calcext:value-type="float">
            <text:p>135134</text:p>
          </table:table-cell>
          <table:table-cell office:value-type="float" office:value="145547" calcext:value-type="float">
            <text:p>145547</text:p>
          </table:table-cell>
          <table:table-cell office:value-type="float" office:value="155958" calcext:value-type="float">
            <text:p>155958</text:p>
          </table:table-cell>
          <table:table-cell office:value-type="float" office:value="166893" calcext:value-type="float">
            <text:p>166893</text:p>
          </table:table-cell>
          <table:table-cell office:value-type="float" office:value="177208" calcext:value-type="float">
            <text:p>177208</text:p>
          </table:table-cell>
          <table:table-cell office:value-type="float" office:value="187801" calcext:value-type="float">
            <text:p>187801</text:p>
          </table:table-cell>
          <table:table-cell office:value-type="float" office:value="198650" calcext:value-type="float">
            <text:p>198650</text:p>
          </table:table-cell>
          <table:table-cell office:value-type="float" office:value="210354" calcext:value-type="float">
            <text:p>210354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4.78" calcext:value-type="float">
            <text:p>4.78</text:p>
          </table:table-cell>
          <table:table-cell office:value-type="float" office:value="9.76" calcext:value-type="float">
            <text:p>9.76</text:p>
          </table:table-cell>
          <table:table-cell office:value-type="float" office:value="14.57" calcext:value-type="float">
            <text:p>14.57</text:p>
          </table:table-cell>
          <table:table-cell office:value-type="float" office:value="19.52" calcext:value-type="float">
            <text:p>19.52</text:p>
          </table:table-cell>
          <table:table-cell office:value-type="float" office:value="24.47" calcext:value-type="float">
            <text:p>24.47</text:p>
          </table:table-cell>
          <table:table-cell office:value-type="float" office:value="29.67" calcext:value-type="float">
            <text:p>29.67</text:p>
          </table:table-cell>
          <table:table-cell office:value-type="float" office:value="34.52" calcext:value-type="float">
            <text:p>34.52</text:p>
          </table:table-cell>
          <table:table-cell office:value-type="float" office:value="39.46" calcext:value-type="float">
            <text:p>39.46</text:p>
          </table:table-cell>
          <table:table-cell office:value-type="float" office:value="44.27" calcext:value-type="float">
            <text:p>44.27</text:p>
          </table:table-cell>
          <table:table-cell office:value-type="float" office:value="49.27" calcext:value-type="float">
            <text:p>49.27</text:p>
          </table:table-cell>
          <table:table-cell office:value-type="float" office:value="54.21" calcext:value-type="float">
            <text:p>54.21</text:p>
          </table:table-cell>
          <table:table-cell office:value-type="float" office:value="59.4" calcext:value-type="float">
            <text:p>59.4</text:p>
          </table:table-cell>
          <table:table-cell office:value-type="float" office:value="64.21" calcext:value-type="float">
            <text:p>64.21</text:p>
          </table:table-cell>
          <table:table-cell office:value-type="float" office:value="69.16" calcext:value-type="float">
            <text:p>69.16</text:p>
          </table:table-cell>
          <table:table-cell office:value-type="float" office:value="74.11" calcext:value-type="float">
            <text:p>74.11</text:p>
          </table:table-cell>
          <table:table-cell office:value-type="float" office:value="79.31" calcext:value-type="float">
            <text:p>79.31</text:p>
          </table:table-cell>
          <table:table-cell office:value-type="float" office:value="84.21" calcext:value-type="float">
            <text:p>84.21</text:p>
          </table:table-cell>
          <table:table-cell office:value-type="float" office:value="89.24" calcext:value-type="float">
            <text:p>89.24</text:p>
          </table:table-cell>
          <table:table-cell office:value-type="float" office:value="94.4" calcext:value-type="float">
            <text:p>94.4</text:p>
          </table:table-cell>
          <table:table-cell office:value-type="float" office:value="99.96" calcext:value-type="float">
            <text:p>99.96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#valid</text:p>
          </table:table-cell>
          <table:table-cell office:value-type="float" office:value="839" calcext:value-type="float">
            <text:p>839</text:p>
          </table:table-cell>
          <table:table-cell office:value-type="float" office:value="1679" calcext:value-type="float">
            <text:p>1679</text:p>
          </table:table-cell>
          <table:table-cell office:value-type="float" office:value="2519" calcext:value-type="float">
            <text:p>2519</text:p>
          </table:table-cell>
          <table:table-cell office:value-type="float" office:value="3359" calcext:value-type="float">
            <text:p>3359</text:p>
          </table:table-cell>
          <table:table-cell office:value-type="float" office:value="4199" calcext:value-type="float">
            <text:p>4199</text:p>
          </table:table-cell>
          <table:table-cell office:value-type="float" office:value="5038" calcext:value-type="float">
            <text:p>5038</text:p>
          </table:table-cell>
          <table:table-cell office:value-type="float" office:value="5878" calcext:value-type="float">
            <text:p>5878</text:p>
          </table:table-cell>
          <table:table-cell office:value-type="float" office:value="6718" calcext:value-type="float">
            <text:p>6718</text:p>
          </table:table-cell>
          <table:table-cell office:value-type="float" office:value="7558" calcext:value-type="float">
            <text:p>7558</text:p>
          </table:table-cell>
          <table:table-cell office:value-type="float" office:value="8398" calcext:value-type="float">
            <text:p>8398</text:p>
          </table:table-cell>
          <table:table-cell office:value-type="float" office:value="9237" calcext:value-type="float">
            <text:p>9237</text:p>
          </table:table-cell>
          <table:table-cell office:value-type="float" office:value="10077" calcext:value-type="float">
            <text:p>10077</text:p>
          </table:table-cell>
          <table:table-cell office:value-type="float" office:value="10917" calcext:value-type="float">
            <text:p>10917</text:p>
          </table:table-cell>
          <table:table-cell office:value-type="float" office:value="11757" calcext:value-type="float">
            <text:p>11757</text:p>
          </table:table-cell>
          <table:table-cell office:value-type="float" office:value="12597" calcext:value-type="float">
            <text:p>12597</text:p>
          </table:table-cell>
          <table:table-cell office:value-type="float" office:value="13436" calcext:value-type="float">
            <text:p>13436</text:p>
          </table:table-cell>
          <table:table-cell office:value-type="float" office:value="14276" calcext:value-type="float">
            <text:p>14276</text:p>
          </table:table-cell>
          <table:table-cell office:value-type="float" office:value="15116" calcext:value-type="float">
            <text:p>15116</text:p>
          </table:table-cell>
          <table:table-cell office:value-type="float" office:value="15956" calcext:value-type="float">
            <text:p>15956</text:p>
          </table:table-cell>
          <table:table-cell office:value-type="float" office:value="16796" calcext:value-type="float">
            <text:p>16796</text:p>
          </table:table-cell>
        </table:table-row>
        <table:table-row table:style-name="ro1">
          <table:table-cell office:value-type="string" calcext:value-type="string">
            <text:p>size=10</text:p>
          </table:table-cell>
          <table:table-cell office:value-type="string" calcext:value-type="string">
            <text:p>#expl.</text:p>
          </table:table-cell>
          <table:table-cell office:value-type="float" office:value="39392" calcext:value-type="float">
            <text:p>39392</text:p>
          </table:table-cell>
          <table:table-cell office:value-type="float" office:value="79739" calcext:value-type="float">
            <text:p>79739</text:p>
          </table:table-cell>
          <table:table-cell office:value-type="float" office:value="119502" calcext:value-type="float">
            <text:p>119502</text:p>
          </table:table-cell>
          <table:table-cell office:value-type="float" office:value="159905" calcext:value-type="float">
            <text:p>159905</text:p>
          </table:table-cell>
          <table:table-cell office:value-type="float" office:value="200404" calcext:value-type="float">
            <text:p>200404</text:p>
          </table:table-cell>
          <table:table-cell office:value-type="float" office:value="242320" calcext:value-type="float">
            <text:p>242320</text:p>
          </table:table-cell>
          <table:table-cell office:value-type="float" office:value="281949" calcext:value-type="float">
            <text:p>281949</text:p>
          </table:table-cell>
          <table:table-cell office:value-type="float" office:value="322380" calcext:value-type="float">
            <text:p>322380</text:p>
          </table:table-cell>
          <table:table-cell office:value-type="float" office:value="362140" calcext:value-type="float">
            <text:p>362140</text:p>
          </table:table-cell>
          <table:table-cell office:value-type="float" office:value="402373" calcext:value-type="float">
            <text:p>402373</text:p>
          </table:table-cell>
          <table:table-cell office:value-type="float" office:value="443133" calcext:value-type="float">
            <text:p>443133</text:p>
          </table:table-cell>
          <table:table-cell office:value-type="float" office:value="484706" calcext:value-type="float">
            <text:p>484706</text:p>
          </table:table-cell>
          <table:table-cell office:value-type="float" office:value="524615" calcext:value-type="float">
            <text:p>524615</text:p>
          </table:table-cell>
          <table:table-cell office:value-type="float" office:value="564839" calcext:value-type="float">
            <text:p>564839</text:p>
          </table:table-cell>
          <table:table-cell office:value-type="float" office:value="605438" calcext:value-type="float">
            <text:p>605438</text:p>
          </table:table-cell>
          <table:table-cell office:value-type="float" office:value="647223" calcext:value-type="float">
            <text:p>647223</text:p>
          </table:table-cell>
          <table:table-cell office:value-type="float" office:value="687623" calcext:value-type="float">
            <text:p>687623</text:p>
          </table:table-cell>
          <table:table-cell office:value-type="float" office:value="729326" calcext:value-type="float">
            <text:p>729326</text:p>
          </table:table-cell>
          <table:table-cell office:value-type="float" office:value="770392" calcext:value-type="float">
            <text:p>770392</text:p>
          </table:table-cell>
          <table:table-cell office:value-type="float" office:value="814990" calcext:value-type="float">
            <text:p>814990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4.83" calcext:value-type="float">
            <text:p>4.83</text:p>
          </table:table-cell>
          <table:table-cell office:value-type="float" office:value="9.78" calcext:value-type="float">
            <text:p>9.78</text:p>
          </table:table-cell>
          <table:table-cell office:value-type="float" office:value="14.66" calcext:value-type="float">
            <text:p>14.66</text:p>
          </table:table-cell>
          <table:table-cell office:value-type="float" office:value="19.62" calcext:value-type="float">
            <text:p>19.62</text:p>
          </table:table-cell>
          <table:table-cell office:value-type="float" office:value="24.59" calcext:value-type="float">
            <text:p>24.59</text:p>
          </table:table-cell>
          <table:table-cell office:value-type="float" office:value="29.73" calcext:value-type="float">
            <text:p>29.73</text:p>
          </table:table-cell>
          <table:table-cell office:value-type="float" office:value="34.59" calcext:value-type="float">
            <text:p>34.59</text:p>
          </table:table-cell>
          <table:table-cell office:value-type="float" office:value="39.55" calcext:value-type="float">
            <text:p>39.55</text:p>
          </table:table-cell>
          <table:table-cell office:value-type="float" office:value="44.43" calcext:value-type="float">
            <text:p>44.43</text:p>
          </table:table-cell>
          <table:table-cell office:value-type="float" office:value="49.36" calcext:value-type="float">
            <text:p>49.36</text:p>
          </table:table-cell>
          <table:table-cell office:value-type="float" office:value="54.37" calcext:value-type="float">
            <text:p>54.37</text:p>
          </table:table-cell>
          <table:table-cell office:value-type="float" office:value="59.47" calcext:value-type="float">
            <text:p>59.47</text:p>
          </table:table-cell>
          <table:table-cell office:value-type="float" office:value="64.36" calcext:value-type="float">
            <text:p>64.36</text:p>
          </table:table-cell>
          <table:table-cell office:value-type="float" office:value="69.3" calcext:value-type="float">
            <text:p>69.3</text:p>
          </table:table-cell>
          <table:table-cell office:value-type="float" office:value="74.28" calcext:value-type="float">
            <text:p>74.28</text:p>
          </table:table-cell>
          <table:table-cell office:value-type="float" office:value="79.4" calcext:value-type="float">
            <text:p>79.4</text:p>
          </table:table-cell>
          <table:table-cell office:value-type="float" office:value="84.36" calcext:value-type="float">
            <text:p>84.36</text:p>
          </table:table-cell>
          <table:table-cell office:value-type="float" office:value="89.48" calcext:value-type="float">
            <text:p>89.48</text:p>
          </table:table-cell>
          <table:table-cell office:value-type="float" office:value="94.52" calcext:value-type="float">
            <text:p>94.52</text:p>
          </table:table-cell>
          <table:table-cell office:value-type="float" office:value="99.99" calcext:value-type="float">
            <text:p>99.99</text:p>
          </table:table-cell>
        </table:table-row>
        <table:table-row table:style-name="ro1">
          <table:table-cell office:value-type="string" calcext:value-type="string">
            <text:p>RBT</text:p>
          </table:table-cell>
          <table:table-cell office:value-type="string" calcext:value-type="string">
            <text:p>#valid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expl.</text:p>
          </table:table-cell>
          <table:table-cell office:value-type="float" office:value="4209" calcext:value-type="float">
            <text:p>4209</text:p>
          </table:table-cell>
          <table:table-cell office:value-type="float" office:value="1581" calcext:value-type="float">
            <text:p>1581</text:p>
          </table:table-cell>
          <table:table-cell table:number-columns-repeated="2" office:value-type="float" office:value="1749" calcext:value-type="float">
            <text:p>1749</text:p>
          </table:table-cell>
          <table:table-cell office:value-type="float" office:value="1905" calcext:value-type="float">
            <text:p>1905</text:p>
          </table:table-cell>
          <table:table-cell table:number-columns-repeated="2" office:value-type="float" office:value="2189" calcext:value-type="float">
            <text:p>2189</text:p>
          </table:table-cell>
          <table:table-cell office:value-type="float" office:value="2356" calcext:value-type="float">
            <text:p>2356</text:p>
          </table:table-cell>
          <table:table-cell office:value-type="float" office:value="2551" calcext:value-type="float">
            <text:p>2551</text:p>
          </table:table-cell>
          <table:table-cell table:number-columns-repeated="2" office:value-type="float" office:value="2718" calcext:value-type="float">
            <text:p>2718</text:p>
          </table:table-cell>
          <table:table-cell office:value-type="float" office:value="3003" calcext:value-type="float">
            <text:p>3003</text:p>
          </table:table-cell>
          <table:table-cell table:number-columns-repeated="2" office:value-type="float" office:value="3170" calcext:value-type="float">
            <text:p>3170</text:p>
          </table:table-cell>
          <table:table-cell office:value-type="float" office:value="3365" calcext:value-type="float">
            <text:p>3365</text:p>
          </table:table-cell>
          <table:table-cell table:number-columns-repeated="2" office:value-type="float" office:value="3532" calcext:value-type="float">
            <text:p>3532</text:p>
          </table:table-cell>
          <table:table-cell office:value-type="float" office:value="3741" calcext:value-type="float">
            <text:p>3741</text:p>
          </table:table-cell>
          <table:table-cell office:value-type="float" office:value="3903" calcext:value-type="float">
            <text:p>3903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100" calcext:value-type="float">
            <text:p>100</text:p>
          </table:table-cell>
          <table:table-cell office:value-type="float" office:value="37.56" calcext:value-type="float">
            <text:p>37.56</text:p>
          </table:table-cell>
          <table:table-cell table:number-columns-repeated="2" office:value-type="float" office:value="41.55" calcext:value-type="float">
            <text:p>41.55</text:p>
          </table:table-cell>
          <table:table-cell office:value-type="float" office:value="45.26" calcext:value-type="float">
            <text:p>45.26</text:p>
          </table:table-cell>
          <table:table-cell table:number-columns-repeated="2" office:value-type="float" office:value="52.01" calcext:value-type="float">
            <text:p>52.01</text:p>
          </table:table-cell>
          <table:table-cell office:value-type="float" office:value="55.98" calcext:value-type="float">
            <text:p>55.98</text:p>
          </table:table-cell>
          <table:table-cell office:value-type="float" office:value="60.61" calcext:value-type="float">
            <text:p>60.61</text:p>
          </table:table-cell>
          <table:table-cell table:number-columns-repeated="2" office:value-type="float" office:value="64.58" calcext:value-type="float">
            <text:p>64.58</text:p>
          </table:table-cell>
          <table:table-cell office:value-type="float" office:value="71.35" calcext:value-type="float">
            <text:p>71.35</text:p>
          </table:table-cell>
          <table:table-cell table:number-columns-repeated="2" office:value-type="float" office:value="75.31" calcext:value-type="float">
            <text:p>75.31</text:p>
          </table:table-cell>
          <table:table-cell office:value-type="float" office:value="79.95" calcext:value-type="float">
            <text:p>79.95</text:p>
          </table:table-cell>
          <table:table-cell table:number-columns-repeated="2" office:value-type="float" office:value="83.92" calcext:value-type="float">
            <text:p>83.92</text:p>
          </table:table-cell>
          <table:table-cell office:value-type="float" office:value="88.88" calcext:value-type="float">
            <text:p>88.88</text:p>
          </table:table-cell>
          <table:table-cell office:value-type="float" office:value="92.73" calcext:value-type="float">
            <text:p>92.73</text:p>
          </table:table-cell>
          <table:table-cell office:value-type="float" office:value="96.53" calcext:value-type="float">
            <text:p>96.53</text:p>
          </table:table-cell>
        </table:table-row>
        <table:table-row table:style-name="ro1">
          <table:table-cell office:value-type="string" calcext:value-type="string">
            <text:p>RBT</text:p>
          </table:table-cell>
          <table:table-cell office:value-type="string" calcext:value-type="string">
            <text:p>#valid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ize=9</text:p>
          </table:table-cell>
          <table:table-cell office:value-type="string" calcext:value-type="string">
            <text:p>#expl.</text:p>
          </table:table-cell>
          <table:table-cell office:value-type="float" office:value="873975" calcext:value-type="float">
            <text:p>873975</text:p>
          </table:table-cell>
          <table:table-cell office:value-type="float" office:value="968902" calcext:value-type="float">
            <text:p>968902</text:p>
          </table:table-cell>
          <table:table-cell office:value-type="float" office:value="1018965" calcext:value-type="float">
            <text:p>1018965</text:p>
          </table:table-cell>
          <table:table-cell office:value-type="float" office:value="1047137" calcext:value-type="float">
            <text:p>1047137</text:p>
          </table:table-cell>
          <table:table-cell office:value-type="float" office:value="1075434" calcext:value-type="float">
            <text:p>1075434</text:p>
          </table:table-cell>
          <table:table-cell office:value-type="float" office:value="1103690" calcext:value-type="float">
            <text:p>1103690</text:p>
          </table:table-cell>
          <table:table-cell office:value-type="float" office:value="1131620" calcext:value-type="float">
            <text:p>1131620</text:p>
          </table:table-cell>
          <table:table-cell office:value-type="float" office:value="1159816" calcext:value-type="float">
            <text:p>1159816</text:p>
          </table:table-cell>
          <table:table-cell office:value-type="float" office:value="1187802" calcext:value-type="float">
            <text:p>1187802</text:p>
          </table:table-cell>
          <table:table-cell office:value-type="float" office:value="1220844" calcext:value-type="float">
            <text:p>1220844</text:p>
          </table:table-cell>
          <table:table-cell office:value-type="float" office:value="1248825" calcext:value-type="float">
            <text:p>1248825</text:p>
          </table:table-cell>
          <table:table-cell office:value-type="float" office:value="1276872" calcext:value-type="float">
            <text:p>1276872</text:p>
          </table:table-cell>
          <table:table-cell office:value-type="float" office:value="1305000" calcext:value-type="float">
            <text:p>1305000</text:p>
          </table:table-cell>
          <table:table-cell office:value-type="float" office:value="1332975" calcext:value-type="float">
            <text:p>1332975</text:p>
          </table:table-cell>
          <table:table-cell office:value-type="float" office:value="1361018" calcext:value-type="float">
            <text:p>1361018</text:p>
          </table:table-cell>
          <table:table-cell office:value-type="float" office:value="1389270" calcext:value-type="float">
            <text:p>1389270</text:p>
          </table:table-cell>
          <table:table-cell office:value-type="float" office:value="1417250" calcext:value-type="float">
            <text:p>1417250</text:p>
          </table:table-cell>
          <table:table-cell office:value-type="float" office:value="1445358" calcext:value-type="float">
            <text:p>1445358</text:p>
          </table:table-cell>
          <table:table-cell office:value-type="float" office:value="1473180" calcext:value-type="float">
            <text:p>1473180</text:p>
          </table:table-cell>
          <table:table-cell office:value-type="float" office:value="1505686" calcext:value-type="float">
            <text:p>1505686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57.88" calcext:value-type="float">
            <text:p>57.88</text:p>
          </table:table-cell>
          <table:table-cell office:value-type="float" office:value="64.17" calcext:value-type="float">
            <text:p>64.17</text:p>
          </table:table-cell>
          <table:table-cell office:value-type="float" office:value="67.48" calcext:value-type="float">
            <text:p>67.48</text:p>
          </table:table-cell>
          <table:table-cell office:value-type="float" office:value="69.35" calcext:value-type="float">
            <text:p>69.35</text:p>
          </table:table-cell>
          <table:table-cell office:value-type="float" office:value="71.22" calcext:value-type="float">
            <text:p>71.22</text:p>
          </table:table-cell>
          <table:table-cell office:value-type="float" office:value="73.09" calcext:value-type="float">
            <text:p>73.09</text:p>
          </table:table-cell>
          <table:table-cell office:value-type="float" office:value="74.94" calcext:value-type="float">
            <text:p>74.94</text:p>
          </table:table-cell>
          <table:table-cell office:value-type="float" office:value="76.81" calcext:value-type="float">
            <text:p>76.81</text:p>
          </table:table-cell>
          <table:table-cell office:value-type="float" office:value="78.66" calcext:value-type="float">
            <text:p>78.66</text:p>
          </table:table-cell>
          <table:table-cell office:value-type="float" office:value="80.85" calcext:value-type="float">
            <text:p>80.85</text:p>
          </table:table-cell>
          <table:table-cell office:value-type="float" office:value="82.7" calcext:value-type="float">
            <text:p>82.7</text:p>
          </table:table-cell>
          <table:table-cell office:value-type="float" office:value="84.56" calcext:value-type="float">
            <text:p>84.56</text:p>
          </table:table-cell>
          <table:table-cell office:value-type="float" office:value="86.42" calcext:value-type="float">
            <text:p>86.42</text:p>
          </table:table-cell>
          <table:table-cell office:value-type="float" office:value="88.28" calcext:value-type="float">
            <text:p>88.28</text:p>
          </table:table-cell>
          <table:table-cell office:value-type="float" office:value="90.13" calcext:value-type="float">
            <text:p>90.13</text:p>
          </table:table-cell>
          <table:table-cell office:value-type="float" office:value="92" calcext:value-type="float">
            <text:p>92</text:p>
          </table:table-cell>
          <table:table-cell office:value-type="float" office:value="93.86" calcext:value-type="float">
            <text:p>93.86</text:p>
          </table:table-cell>
          <table:table-cell office:value-type="float" office:value="95.72" calcext:value-type="float">
            <text:p>95.72</text:p>
          </table:table-cell>
          <table:table-cell office:value-type="float" office:value="97.56" calcext:value-type="float">
            <text:p>97.56</text:p>
          </table:table-cell>
          <table:table-cell office:value-type="float" office:value="99.71" calcext:value-type="float">
            <text:p>99.71</text:p>
          </table:table-cell>
        </table:table-row>
        <table:table-row table:style-name="ro1">
          <table:table-cell office:value-type="string" calcext:value-type="string">
            <text:p>RBT</text:p>
          </table:table-cell>
          <table:table-cell office:value-type="string" calcext:value-type="string">
            <text:p>#valid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104" calcext:value-type="float">
            <text:p>104</text:p>
          </table:table-cell>
          <table:table-cell office:value-type="float" office:value="117" calcext:value-type="float">
            <text:p>117</text:p>
          </table:table-cell>
          <table:table-cell office:value-type="float" office:value="130" calcext:value-type="float">
            <text:p>130</text:p>
          </table:table-cell>
          <table:table-cell office:value-type="float" office:value="143" calcext:value-type="float">
            <text:p>143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34" calcext:value-type="float">
            <text:p>234</text:p>
          </table:table-cell>
          <table:table-cell office:value-type="float" office:value="247" calcext:value-type="float">
            <text:p>247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ize=10</text:p>
          </table:table-cell>
          <table:table-cell office:value-type="string" calcext:value-type="string">
            <text:p>#expl.</text:p>
          </table:table-cell>
          <table:table-cell office:value-type="float" office:value="4942108" calcext:value-type="float">
            <text:p>4942108</text:p>
          </table:table-cell>
          <table:table-cell office:value-type="float" office:value="5079858" calcext:value-type="float">
            <text:p>5079858</text:p>
          </table:table-cell>
          <table:table-cell office:value-type="float" office:value="5214063" calcext:value-type="float">
            <text:p>5214063</text:p>
          </table:table-cell>
          <table:table-cell office:value-type="float" office:value="5352709" calcext:value-type="float">
            <text:p>5352709</text:p>
          </table:table-cell>
          <table:table-cell office:value-type="float" office:value="5487976" calcext:value-type="float">
            <text:p>5487976</text:p>
          </table:table-cell>
          <table:table-cell office:value-type="float" office:value="5627984" calcext:value-type="float">
            <text:p>5627984</text:p>
          </table:table-cell>
          <table:table-cell office:value-type="float" office:value="5762592" calcext:value-type="float">
            <text:p>5762592</text:p>
          </table:table-cell>
          <table:table-cell office:value-type="float" office:value="5896426" calcext:value-type="float">
            <text:p>5896426</text:p>
          </table:table-cell>
          <table:table-cell office:value-type="float" office:value="6033927" calcext:value-type="float">
            <text:p>6033927</text:p>
          </table:table-cell>
          <table:table-cell office:value-type="float" office:value="6170091" calcext:value-type="float">
            <text:p>6170091</text:p>
          </table:table-cell>
          <table:table-cell office:value-type="float" office:value="6305318" calcext:value-type="float">
            <text:p>6305318</text:p>
          </table:table-cell>
          <table:table-cell office:value-type="float" office:value="6440645" calcext:value-type="float">
            <text:p>6440645</text:p>
          </table:table-cell>
          <table:table-cell office:value-type="float" office:value="6578296" calcext:value-type="float">
            <text:p>6578296</text:p>
          </table:table-cell>
          <table:table-cell office:value-type="float" office:value="6714460" calcext:value-type="float">
            <text:p>6714460</text:p>
          </table:table-cell>
          <table:table-cell office:value-type="float" office:value="6849687" calcext:value-type="float">
            <text:p>6849687</text:p>
          </table:table-cell>
          <table:table-cell office:value-type="float" office:value="6985014" calcext:value-type="float">
            <text:p>6985014</text:p>
          </table:table-cell>
          <table:table-cell office:value-type="float" office:value="7119452" calcext:value-type="float">
            <text:p>7119452</text:p>
          </table:table-cell>
          <table:table-cell office:value-type="float" office:value="7253439" calcext:value-type="float">
            <text:p>7253439</text:p>
          </table:table-cell>
          <table:table-cell office:value-type="float" office:value="7387160" calcext:value-type="float">
            <text:p>7387160</text:p>
          </table:table-cell>
          <table:table-cell office:value-type="float" office:value="7521111" calcext:value-type="float">
            <text:p>7521111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65.63" calcext:value-type="float">
            <text:p>65.63</text:p>
          </table:table-cell>
          <table:table-cell office:value-type="float" office:value="67.46" calcext:value-type="float">
            <text:p>67.46</text:p>
          </table:table-cell>
          <table:table-cell office:value-type="float" office:value="69.24" calcext:value-type="float">
            <text:p>69.24</text:p>
          </table:table-cell>
          <table:table-cell office:value-type="float" office:value="71.08" calcext:value-type="float">
            <text:p>71.08</text:p>
          </table:table-cell>
          <table:table-cell office:value-type="float" office:value="72.87" calcext:value-type="float">
            <text:p>72.87</text:p>
          </table:table-cell>
          <table:table-cell office:value-type="float" office:value="74.73" calcext:value-type="float">
            <text:p>74.73</text:p>
          </table:table-cell>
          <table:table-cell office:value-type="float" office:value="76.52" calcext:value-type="float">
            <text:p>76.52</text:p>
          </table:table-cell>
          <table:table-cell office:value-type="float" office:value="78.3" calcext:value-type="float">
            <text:p>78.3</text:p>
          </table:table-cell>
          <table:table-cell office:value-type="float" office:value="80.12" calcext:value-type="float">
            <text:p>80.12</text:p>
          </table:table-cell>
          <table:table-cell office:value-type="float" office:value="81.93" calcext:value-type="float">
            <text:p>81.93</text:p>
          </table:table-cell>
          <table:table-cell office:value-type="float" office:value="83.73" calcext:value-type="float">
            <text:p>83.73</text:p>
          </table:table-cell>
          <table:table-cell office:value-type="float" office:value="85.53" calcext:value-type="float">
            <text:p>85.53</text:p>
          </table:table-cell>
          <table:table-cell office:value-type="float" office:value="87.35" calcext:value-type="float">
            <text:p>87.35</text:p>
          </table:table-cell>
          <table:table-cell office:value-type="float" office:value="89.16" calcext:value-type="float">
            <text:p>89.16</text:p>
          </table:table-cell>
          <table:table-cell office:value-type="float" office:value="90.96" calcext:value-type="float">
            <text:p>90.96</text:p>
          </table:table-cell>
          <table:table-cell office:value-type="float" office:value="92.75" calcext:value-type="float">
            <text:p>92.75</text:p>
          </table:table-cell>
          <table:table-cell office:value-type="float" office:value="94.54" calcext:value-type="float">
            <text:p>94.54</text:p>
          </table:table-cell>
          <table:table-cell office:value-type="float" office:value="96.32" calcext:value-type="float">
            <text:p>96.32</text:p>
          </table:table-cell>
          <table:table-cell office:value-type="float" office:value="98.09" calcext:value-type="float">
            <text:p>98.09</text:p>
          </table:table-cell>
          <table:table-cell office:value-type="float" office:value="99.87" calcext:value-type="float">
            <text:p>99.87</text:p>
          </table:table-cell>
        </table:table-row>
        <table:table-row table:style-name="ro1">
          <table:table-cell office:value-type="string" calcext:value-type="string">
            <text:p>DAG</text:p>
          </table:table-cell>
          <table:table-cell office:value-type="string" calcext:value-type="string">
            <text:p>#valid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116" calcext:value-type="float">
            <text:p>116</text:p>
          </table:table-cell>
          <table:table-cell office:value-type="float" office:value="146" calcext:value-type="float">
            <text:p>146</text:p>
          </table:table-cell>
          <table:table-cell office:value-type="float" office:value="175" calcext:value-type="float">
            <text:p>175</text:p>
          </table:table-cell>
          <table:table-cell office:value-type="float" office:value="204" calcext:value-type="float">
            <text:p>204</text:p>
          </table:table-cell>
          <table:table-cell office:value-type="float" office:value="233" calcext:value-type="float">
            <text:p>233</text:p>
          </table:table-cell>
          <table:table-cell office:value-type="float" office:value="262" calcext:value-type="float">
            <text:p>262</text:p>
          </table:table-cell>
          <table:table-cell office:value-type="float" office:value="292" calcext:value-type="float">
            <text:p>292</text:p>
          </table:table-cell>
          <table:table-cell office:value-type="float" office:value="321" calcext:value-type="float">
            <text:p>321</text:p>
          </table:table-cell>
          <table:table-cell office:value-type="float" office:value="350" calcext:value-type="float">
            <text:p>350</text:p>
          </table:table-cell>
          <table:table-cell office:value-type="float" office:value="379" calcext:value-type="float">
            <text:p>379</text:p>
          </table:table-cell>
          <table:table-cell office:value-type="float" office:value="408" calcext:value-type="float">
            <text:p>408</text:p>
          </table:table-cell>
          <table:table-cell office:value-type="float" office:value="438" calcext:value-type="float">
            <text:p>438</text:p>
          </table:table-cell>
          <table:table-cell office:value-type="float" office:value="467" calcext:value-type="float">
            <text:p>467</text:p>
          </table:table-cell>
          <table:table-cell office:value-type="float" office:value="496" calcext:value-type="float">
            <text:p>496</text:p>
          </table:table-cell>
          <table:table-cell office:value-type="float" office:value="525" calcext:value-type="float">
            <text:p>525</text:p>
          </table:table-cell>
          <table:table-cell office:value-type="float" office:value="554" calcext:value-type="float">
            <text:p>554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expl.</text:p>
          </table:table-cell>
          <table:table-cell office:value-type="float" office:value="164" calcext:value-type="float">
            <text:p>164</text:p>
          </table:table-cell>
          <table:table-cell office:value-type="float" office:value="375" calcext:value-type="float">
            <text:p>375</text:p>
          </table:table-cell>
          <table:table-cell office:value-type="float" office:value="614" calcext:value-type="float">
            <text:p>614</text:p>
          </table:table-cell>
          <table:table-cell office:value-type="float" office:value="765" calcext:value-type="float">
            <text:p>765</text:p>
          </table:table-cell>
          <table:table-cell office:value-type="float" office:value="953" calcext:value-type="float">
            <text:p>953</text:p>
          </table:table-cell>
          <table:table-cell office:value-type="float" office:value="1111" calcext:value-type="float">
            <text:p>1111</text:p>
          </table:table-cell>
          <table:table-cell office:value-type="float" office:value="1281" calcext:value-type="float">
            <text:p>1281</text:p>
          </table:table-cell>
          <table:table-cell office:value-type="float" office:value="1505" calcext:value-type="float">
            <text:p>1505</text:p>
          </table:table-cell>
          <table:table-cell office:value-type="float" office:value="1814" calcext:value-type="float">
            <text:p>1814</text:p>
          </table:table-cell>
          <table:table-cell office:value-type="float" office:value="2003" calcext:value-type="float">
            <text:p>2003</text:p>
          </table:table-cell>
          <table:table-cell office:value-type="float" office:value="2274" calcext:value-type="float">
            <text:p>2274</text:p>
          </table:table-cell>
          <table:table-cell office:value-type="float" office:value="2456" calcext:value-type="float">
            <text:p>2456</text:p>
          </table:table-cell>
          <table:table-cell office:value-type="float" office:value="2617" calcext:value-type="float">
            <text:p>2617</text:p>
          </table:table-cell>
          <table:table-cell office:value-type="float" office:value="2877" calcext:value-type="float">
            <text:p>2877</text:p>
          </table:table-cell>
          <table:table-cell office:value-type="float" office:value="3085" calcext:value-type="float">
            <text:p>3085</text:p>
          </table:table-cell>
          <table:table-cell office:value-type="float" office:value="3281" calcext:value-type="float">
            <text:p>3281</text:p>
          </table:table-cell>
          <table:table-cell office:value-type="float" office:value="3581" calcext:value-type="float">
            <text:p>3581</text:p>
          </table:table-cell>
          <table:table-cell office:value-type="float" office:value="3758" calcext:value-type="float">
            <text:p>3758</text:p>
          </table:table-cell>
          <table:table-cell office:value-type="float" office:value="4000" calcext:value-type="float">
            <text:p>4000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3.81" calcext:value-type="float">
            <text:p>3.81</text:p>
          </table:table-cell>
          <table:table-cell office:value-type="float" office:value="8.72" calcext:value-type="float">
            <text:p>8.72</text:p>
          </table:table-cell>
          <table:table-cell office:value-type="float" office:value="14.28" calcext:value-type="float">
            <text:p>14.28</text:p>
          </table:table-cell>
          <table:table-cell office:value-type="float" office:value="17.79" calcext:value-type="float">
            <text:p>17.79</text:p>
          </table:table-cell>
          <table:table-cell office:value-type="float" office:value="22.16" calcext:value-type="float">
            <text:p>22.16</text:p>
          </table:table-cell>
          <table:table-cell office:value-type="float" office:value="25.83" calcext:value-type="float">
            <text:p>25.83</text:p>
          </table:table-cell>
          <table:table-cell office:value-type="float" office:value="29.78" calcext:value-type="float">
            <text:p>29.78</text:p>
          </table:table-cell>
          <table:table-cell office:value-type="float" office:value="34.99" calcext:value-type="float">
            <text:p>34.99</text:p>
          </table:table-cell>
          <table:table-cell office:value-type="float" office:value="42.18" calcext:value-type="float">
            <text:p>42.18</text:p>
          </table:table-cell>
          <table:table-cell office:value-type="float" office:value="46.57" calcext:value-type="float">
            <text:p>46.57</text:p>
          </table:table-cell>
          <table:table-cell office:value-type="float" office:value="52.87" calcext:value-type="float">
            <text:p>52.87</text:p>
          </table:table-cell>
          <table:table-cell office:value-type="float" office:value="57.1" calcext:value-type="float">
            <text:p>57.1</text:p>
          </table:table-cell>
          <table:table-cell office:value-type="float" office:value="60.85" calcext:value-type="float">
            <text:p>60.85</text:p>
          </table:table-cell>
          <table:table-cell office:value-type="float" office:value="66.89" calcext:value-type="float">
            <text:p>66.89</text:p>
          </table:table-cell>
          <table:table-cell office:value-type="float" office:value="71.73" calcext:value-type="float">
            <text:p>71.73</text:p>
          </table:table-cell>
          <table:table-cell office:value-type="float" office:value="76.28" calcext:value-type="float">
            <text:p>76.28</text:p>
          </table:table-cell>
          <table:table-cell office:value-type="float" office:value="83.26" calcext:value-type="float">
            <text:p>83.26</text:p>
          </table:table-cell>
          <table:table-cell office:value-type="float" office:value="87.38" calcext:value-type="float">
            <text:p>87.38</text:p>
          </table:table-cell>
          <table:table-cell office:value-type="float" office:value="93" calcext:value-type="float">
            <text:p>93</text:p>
          </table:table-cell>
          <table:table-cell office:value-type="float" office:value="98.58" calcext:value-type="float">
            <text:p>98.58</text:p>
          </table:table-cell>
        </table:table-row>
        <table:table-row table:style-name="ro1">
          <table:table-cell office:value-type="string" calcext:value-type="string">
            <text:p>DAG</text:p>
          </table:table-cell>
          <table:table-cell office:value-type="string" calcext:value-type="string">
            <text:p>#valid</text:p>
          </table:table-cell>
          <table:table-cell office:value-type="float" office:value="984" calcext:value-type="float">
            <text:p>984</text:p>
          </table:table-cell>
          <table:table-cell office:value-type="float" office:value="1969" calcext:value-type="float">
            <text:p>1969</text:p>
          </table:table-cell>
          <table:table-cell office:value-type="float" office:value="2954" calcext:value-type="float">
            <text:p>2954</text:p>
          </table:table-cell>
          <table:table-cell office:value-type="float" office:value="3939" calcext:value-type="float">
            <text:p>3939</text:p>
          </table:table-cell>
          <table:table-cell office:value-type="float" office:value="4924" calcext:value-type="float">
            <text:p>4924</text:p>
          </table:table-cell>
          <table:table-cell office:value-type="float" office:value="5908" calcext:value-type="float">
            <text:p>5908</text:p>
          </table:table-cell>
          <table:table-cell office:value-type="float" office:value="6893" calcext:value-type="float">
            <text:p>6893</text:p>
          </table:table-cell>
          <table:table-cell office:value-type="float" office:value="7878" calcext:value-type="float">
            <text:p>7878</text:p>
          </table:table-cell>
          <table:table-cell office:value-type="float" office:value="8863" calcext:value-type="float">
            <text:p>8863</text:p>
          </table:table-cell>
          <table:table-cell office:value-type="float" office:value="9848" calcext:value-type="float">
            <text:p>9848</text:p>
          </table:table-cell>
          <table:table-cell office:value-type="float" office:value="10832" calcext:value-type="float">
            <text:p>10832</text:p>
          </table:table-cell>
          <table:table-cell office:value-type="float" office:value="11817" calcext:value-type="float">
            <text:p>11817</text:p>
          </table:table-cell>
          <table:table-cell office:value-type="float" office:value="12802" calcext:value-type="float">
            <text:p>12802</text:p>
          </table:table-cell>
          <table:table-cell office:value-type="float" office:value="13787" calcext:value-type="float">
            <text:p>13787</text:p>
          </table:table-cell>
          <table:table-cell office:value-type="float" office:value="14772" calcext:value-type="float">
            <text:p>14772</text:p>
          </table:table-cell>
          <table:table-cell office:value-type="float" office:value="15756" calcext:value-type="float">
            <text:p>15756</text:p>
          </table:table-cell>
          <table:table-cell office:value-type="float" office:value="16741" calcext:value-type="float">
            <text:p>16741</text:p>
          </table:table-cell>
          <table:table-cell office:value-type="float" office:value="17726" calcext:value-type="float">
            <text:p>17726</text:p>
          </table:table-cell>
          <table:table-cell office:value-type="float" office:value="18711" calcext:value-type="float">
            <text:p>18711</text:p>
          </table:table-cell>
          <table:table-cell office:value-type="float" office:value="19696" calcext:value-type="float">
            <text:p>19696</text:p>
          </table:table-cell>
        </table:table-row>
        <table:table-row table:style-name="ro1">
          <table:table-cell office:value-type="string" calcext:value-type="string">
            <text:p>size=6</text:p>
          </table:table-cell>
          <table:table-cell office:value-type="string" calcext:value-type="string">
            <text:p>#expl.</text:p>
          </table:table-cell>
          <table:table-cell office:value-type="float" office:value="8590" calcext:value-type="float">
            <text:p>8590</text:p>
          </table:table-cell>
          <table:table-cell office:value-type="float" office:value="16404" calcext:value-type="float">
            <text:p>16404</text:p>
          </table:table-cell>
          <table:table-cell office:value-type="float" office:value="25620" calcext:value-type="float">
            <text:p>25620</text:p>
          </table:table-cell>
          <table:table-cell office:value-type="float" office:value="35835" calcext:value-type="float">
            <text:p>35835</text:p>
          </table:table-cell>
          <table:table-cell office:value-type="float" office:value="45732" calcext:value-type="float">
            <text:p>45732</text:p>
          </table:table-cell>
          <table:table-cell office:value-type="float" office:value="55726" calcext:value-type="float">
            <text:p>55726</text:p>
          </table:table-cell>
          <table:table-cell office:value-type="float" office:value="65215" calcext:value-type="float">
            <text:p>65215</text:p>
          </table:table-cell>
          <table:table-cell office:value-type="float" office:value="75809" calcext:value-type="float">
            <text:p>75809</text:p>
          </table:table-cell>
          <table:table-cell office:value-type="float" office:value="85521" calcext:value-type="float">
            <text:p>85521</text:p>
          </table:table-cell>
          <table:table-cell office:value-type="float" office:value="96415" calcext:value-type="float">
            <text:p>96415</text:p>
          </table:table-cell>
          <table:table-cell office:value-type="float" office:value="106428" calcext:value-type="float">
            <text:p>106428</text:p>
          </table:table-cell>
          <table:table-cell office:value-type="float" office:value="116299" calcext:value-type="float">
            <text:p>116299</text:p>
          </table:table-cell>
          <table:table-cell office:value-type="float" office:value="127058" calcext:value-type="float">
            <text:p>127058</text:p>
          </table:table-cell>
          <table:table-cell office:value-type="float" office:value="136854" calcext:value-type="float">
            <text:p>136854</text:p>
          </table:table-cell>
          <table:table-cell office:value-type="float" office:value="147992" calcext:value-type="float">
            <text:p>147992</text:p>
          </table:table-cell>
          <table:table-cell office:value-type="float" office:value="159288" calcext:value-type="float">
            <text:p>159288</text:p>
          </table:table-cell>
          <table:table-cell office:value-type="float" office:value="170554" calcext:value-type="float">
            <text:p>170554</text:p>
          </table:table-cell>
          <table:table-cell office:value-type="float" office:value="182050" calcext:value-type="float">
            <text:p>182050</text:p>
          </table:table-cell>
          <table:table-cell office:value-type="float" office:value="193295" calcext:value-type="float">
            <text:p>193295</text:p>
          </table:table-cell>
          <table:table-cell office:value-type="float" office:value="204730" calcext:value-type="float">
            <text:p>204730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4.19" calcext:value-type="float">
            <text:p>4.19</text:p>
          </table:table-cell>
          <table:table-cell office:value-type="float" office:value="8.01" calcext:value-type="float">
            <text:p>8.01</text:p>
          </table:table-cell>
          <table:table-cell office:value-type="float" office:value="12.5" calcext:value-type="float">
            <text:p>12.5</text:p>
          </table:table-cell>
          <table:table-cell office:value-type="float" office:value="17.49" calcext:value-type="float">
            <text:p>17.49</text:p>
          </table:table-cell>
          <table:table-cell office:value-type="float" office:value="22.32" calcext:value-type="float">
            <text:p>22.32</text:p>
          </table:table-cell>
          <table:table-cell office:value-type="float" office:value="27.2" calcext:value-type="float">
            <text:p>27.2</text:p>
          </table:table-cell>
          <table:table-cell office:value-type="float" office:value="31.83" calcext:value-type="float">
            <text:p>31.83</text:p>
          </table:table-cell>
          <table:table-cell office:value-type="float" office:value="37" calcext:value-type="float">
            <text:p>37</text:p>
          </table:table-cell>
          <table:table-cell office:value-type="float" office:value="41.74" calcext:value-type="float">
            <text:p>41.74</text:p>
          </table:table-cell>
          <table:table-cell office:value-type="float" office:value="47.06" calcext:value-type="float">
            <text:p>47.06</text:p>
          </table:table-cell>
          <table:table-cell office:value-type="float" office:value="51.94" calcext:value-type="float">
            <text:p>51.94</text:p>
          </table:table-cell>
          <table:table-cell office:value-type="float" office:value="56.76" calcext:value-type="float">
            <text:p>56.76</text:p>
          </table:table-cell>
          <table:table-cell office:value-type="float" office:value="62.01" calcext:value-type="float">
            <text:p>62.01</text:p>
          </table:table-cell>
          <table:table-cell office:value-type="float" office:value="66.79" calcext:value-type="float">
            <text:p>66.79</text:p>
          </table:table-cell>
          <table:table-cell office:value-type="float" office:value="72.23" calcext:value-type="float">
            <text:p>72.23</text:p>
          </table:table-cell>
          <table:table-cell office:value-type="float" office:value="77.74" calcext:value-type="float">
            <text:p>77.74</text:p>
          </table:table-cell>
          <table:table-cell office:value-type="float" office:value="83.24" calcext:value-type="float">
            <text:p>83.24</text:p>
          </table:table-cell>
          <table:table-cell office:value-type="float" office:value="88.85" calcext:value-type="float">
            <text:p>88.85</text:p>
          </table:table-cell>
          <table:table-cell office:value-type="float" office:value="94.34" calcext:value-type="float">
            <text:p>94.34</text:p>
          </table:table-cell>
          <table:table-cell office:value-type="float" office:value="99.92" calcext:value-type="float">
            <text:p>99.92</text:p>
          </table:table-cell>
        </table:table-row>
        <table:table-row table:style-name="ro1">
          <table:table-cell office:value-type="string" calcext:value-type="string">
            <text:p>DAG</text:p>
          </table:table-cell>
          <table:table-cell office:value-type="string" calcext:value-type="string">
            <text:p>#valid</text:p>
          </table:table-cell>
          <table:table-cell office:value-type="float" office:value="70536" calcext:value-type="float">
            <text:p>70536</text:p>
          </table:table-cell>
          <table:table-cell office:value-type="float" office:value="141072" calcext:value-type="float">
            <text:p>141072</text:p>
          </table:table-cell>
          <table:table-cell office:value-type="float" office:value="211608" calcext:value-type="float">
            <text:p>211608</text:p>
          </table:table-cell>
          <table:table-cell office:value-type="float" office:value="282144" calcext:value-type="float">
            <text:p>282144</text:p>
          </table:table-cell>
          <table:table-cell office:value-type="float" office:value="352680" calcext:value-type="float">
            <text:p>352680</text:p>
          </table:table-cell>
          <table:table-cell office:value-type="float" office:value="423216" calcext:value-type="float">
            <text:p>423216</text:p>
          </table:table-cell>
          <table:table-cell office:value-type="float" office:value="493753" calcext:value-type="float">
            <text:p>493753</text:p>
          </table:table-cell>
          <table:table-cell office:value-type="float" office:value="564289" calcext:value-type="float">
            <text:p>564289</text:p>
          </table:table-cell>
          <table:table-cell office:value-type="float" office:value="634825" calcext:value-type="float">
            <text:p>634825</text:p>
          </table:table-cell>
          <table:table-cell office:value-type="float" office:value="705361" calcext:value-type="float">
            <text:p>705361</text:p>
          </table:table-cell>
          <table:table-cell office:value-type="float" office:value="775897" calcext:value-type="float">
            <text:p>775897</text:p>
          </table:table-cell>
          <table:table-cell office:value-type="float" office:value="846433" calcext:value-type="float">
            <text:p>846433</text:p>
          </table:table-cell>
          <table:table-cell office:value-type="float" office:value="916969" calcext:value-type="float">
            <text:p>916969</text:p>
          </table:table-cell>
          <table:table-cell office:value-type="float" office:value="987506" calcext:value-type="float">
            <text:p>987506</text:p>
          </table:table-cell>
          <table:table-cell office:value-type="float" office:value="1058042" calcext:value-type="float">
            <text:p>1058042</text:p>
          </table:table-cell>
          <table:table-cell office:value-type="float" office:value="1128578" calcext:value-type="float">
            <text:p>1128578</text:p>
          </table:table-cell>
          <table:table-cell office:value-type="float" office:value="1199114" calcext:value-type="float">
            <text:p>1199114</text:p>
          </table:table-cell>
          <table:table-cell office:value-type="float" office:value="1269650" calcext:value-type="float">
            <text:p>1269650</text:p>
          </table:table-cell>
          <table:table-cell office:value-type="float" office:value="1340186" calcext:value-type="float">
            <text:p>1340186</text:p>
          </table:table-cell>
          <table:table-cell office:value-type="float" office:value="1410723" calcext:value-type="float">
            <text:p>1410723</text:p>
          </table:table-cell>
        </table:table-row>
        <table:table-row table:style-name="ro1">
          <table:table-cell office:value-type="string" calcext:value-type="string">
            <text:p>size=7</text:p>
          </table:table-cell>
          <table:table-cell office:value-type="string" calcext:value-type="string">
            <text:p>#expl.</text:p>
          </table:table-cell>
          <table:table-cell office:value-type="float" office:value="797235" calcext:value-type="float">
            <text:p>797235</text:p>
          </table:table-cell>
          <table:table-cell office:value-type="float" office:value="1685222" calcext:value-type="float">
            <text:p>1685222</text:p>
          </table:table-cell>
          <table:table-cell office:value-type="float" office:value="2567273" calcext:value-type="float">
            <text:p>2567273</text:p>
          </table:table-cell>
          <table:table-cell office:value-type="float" office:value="3473611" calcext:value-type="float">
            <text:p>3473611</text:p>
          </table:table-cell>
          <table:table-cell office:value-type="float" office:value="4432878" calcext:value-type="float">
            <text:p>4432878</text:p>
          </table:table-cell>
          <table:table-cell office:value-type="float" office:value="5331449" calcext:value-type="float">
            <text:p>5331449</text:p>
          </table:table-cell>
          <table:table-cell office:value-type="float" office:value="6380523" calcext:value-type="float">
            <text:p>6380523</text:p>
          </table:table-cell>
          <table:table-cell office:value-type="float" office:value="7369823" calcext:value-type="float">
            <text:p>7369823</text:p>
          </table:table-cell>
          <table:table-cell office:value-type="float" office:value="8405335" calcext:value-type="float">
            <text:p>8405335</text:p>
          </table:table-cell>
          <table:table-cell office:value-type="float" office:value="9452818" calcext:value-type="float">
            <text:p>9452818</text:p>
          </table:table-cell>
          <table:table-cell office:value-type="float" office:value="10474892" calcext:value-type="float">
            <text:p>10474892</text:p>
          </table:table-cell>
          <table:table-cell office:value-type="float" office:value="11468170" calcext:value-type="float">
            <text:p>11468170</text:p>
          </table:table-cell>
          <table:table-cell office:value-type="float" office:value="12518712" calcext:value-type="float">
            <text:p>12518712</text:p>
          </table:table-cell>
          <table:table-cell office:value-type="float" office:value="13531835" calcext:value-type="float">
            <text:p>13531835</text:p>
          </table:table-cell>
          <table:table-cell office:value-type="float" office:value="14569060" calcext:value-type="float">
            <text:p>14569060</text:p>
          </table:table-cell>
          <table:table-cell office:value-type="float" office:value="15631731" calcext:value-type="float">
            <text:p>15631731</text:p>
          </table:table-cell>
          <table:table-cell office:value-type="float" office:value="16744230" calcext:value-type="float">
            <text:p>16744230</text:p>
          </table:table-cell>
          <table:table-cell office:value-type="float" office:value="17876444" calcext:value-type="float">
            <text:p>17876444</text:p>
          </table:table-cell>
          <table:table-cell office:value-type="float" office:value="18979451" calcext:value-type="float">
            <text:p>18979451</text:p>
          </table:table-cell>
          <table:table-cell office:value-type="float" office:value="20127710" calcext:value-type="float">
            <text:p>20127710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3.96" calcext:value-type="float">
            <text:p>3.96</text:p>
          </table:table-cell>
          <table:table-cell office:value-type="float" office:value="8.37" calcext:value-type="float">
            <text:p>8.37</text:p>
          </table:table-cell>
          <table:table-cell office:value-type="float" office:value="12.75" calcext:value-type="float">
            <text:p>12.75</text:p>
          </table:table-cell>
          <table:table-cell office:value-type="float" office:value="17.26" calcext:value-type="float">
            <text:p>17.26</text:p>
          </table:table-cell>
          <table:table-cell office:value-type="float" office:value="22.02" calcext:value-type="float">
            <text:p>22.02</text:p>
          </table:table-cell>
          <table:table-cell office:value-type="float" office:value="26.49" calcext:value-type="float">
            <text:p>26.49</text:p>
          </table:table-cell>
          <table:table-cell office:value-type="float" office:value="31.7" calcext:value-type="float">
            <text:p>31.7</text:p>
          </table:table-cell>
          <table:table-cell office:value-type="float" office:value="36.61" calcext:value-type="float">
            <text:p>36.61</text:p>
          </table:table-cell>
          <table:table-cell office:value-type="float" office:value="41.76" calcext:value-type="float">
            <text:p>41.76</text:p>
          </table:table-cell>
          <table:table-cell office:value-type="float" office:value="46.96" calcext:value-type="float">
            <text:p>46.96</text:p>
          </table:table-cell>
          <table:table-cell office:value-type="float" office:value="52.04" calcext:value-type="float">
            <text:p>52.04</text:p>
          </table:table-cell>
          <table:table-cell office:value-type="float" office:value="56.98" calcext:value-type="float">
            <text:p>56.98</text:p>
          </table:table-cell>
          <table:table-cell office:value-type="float" office:value="62.2" calcext:value-type="float">
            <text:p>62.2</text:p>
          </table:table-cell>
          <table:table-cell office:value-type="float" office:value="67.23" calcext:value-type="float">
            <text:p>67.23</text:p>
          </table:table-cell>
          <table:table-cell office:value-type="float" office:value="72.38" calcext:value-type="float">
            <text:p>72.38</text:p>
          </table:table-cell>
          <table:table-cell office:value-type="float" office:value="77.66" calcext:value-type="float">
            <text:p>77.66</text:p>
          </table:table-cell>
          <table:table-cell office:value-type="float" office:value="83.19" calcext:value-type="float">
            <text:p>83.19</text:p>
          </table:table-cell>
          <table:table-cell office:value-type="float" office:value="88.81" calcext:value-type="float">
            <text:p>88.81</text:p>
          </table:table-cell>
          <table:table-cell office:value-type="float" office:value="94.29" calcext:value-type="float">
            <text:p>94.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S</text:p>
          </table:table-cell>
          <table:table-cell office:value-type="string" calcext:value-type="string">
            <text:p>#valid</text:p>
          </table:table-cell>
          <table:table-cell office:value-type="float" office:value="2077" calcext:value-type="float">
            <text:p>2077</text:p>
          </table:table-cell>
          <table:table-cell office:value-type="float" office:value="4154" calcext:value-type="float">
            <text:p>4154</text:p>
          </table:table-cell>
          <table:table-cell office:value-type="float" office:value="6231" calcext:value-type="float">
            <text:p>6231</text:p>
          </table:table-cell>
          <table:table-cell office:value-type="float" office:value="8309" calcext:value-type="float">
            <text:p>8309</text:p>
          </table:table-cell>
          <table:table-cell office:value-type="float" office:value="10386" calcext:value-type="float">
            <text:p>10386</text:p>
          </table:table-cell>
          <table:table-cell office:value-type="float" office:value="12463" calcext:value-type="float">
            <text:p>12463</text:p>
          </table:table-cell>
          <table:table-cell office:value-type="float" office:value="14541" calcext:value-type="float">
            <text:p>14541</text:p>
          </table:table-cell>
          <table:table-cell office:value-type="float" office:value="16618" calcext:value-type="float">
            <text:p>16618</text:p>
          </table:table-cell>
          <table:table-cell office:value-type="float" office:value="18695" calcext:value-type="float">
            <text:p>18695</text:p>
          </table:table-cell>
          <table:table-cell office:value-type="float" office:value="20773" calcext:value-type="float">
            <text:p>20773</text:p>
          </table:table-cell>
          <table:table-cell office:value-type="float" office:value="22850" calcext:value-type="float">
            <text:p>22850</text:p>
          </table:table-cell>
          <table:table-cell office:value-type="float" office:value="24927" calcext:value-type="float">
            <text:p>24927</text:p>
          </table:table-cell>
          <table:table-cell office:value-type="float" office:value="27004" calcext:value-type="float">
            <text:p>27004</text:p>
          </table:table-cell>
          <table:table-cell office:value-type="float" office:value="29082" calcext:value-type="float">
            <text:p>29082</text:p>
          </table:table-cell>
          <table:table-cell office:value-type="float" office:value="31159" calcext:value-type="float">
            <text:p>31159</text:p>
          </table:table-cell>
          <table:table-cell office:value-type="float" office:value="33236" calcext:value-type="float">
            <text:p>33236</text:p>
          </table:table-cell>
          <table:table-cell office:value-type="float" office:value="35314" calcext:value-type="float">
            <text:p>35314</text:p>
          </table:table-cell>
          <table:table-cell office:value-type="float" office:value="37391" calcext:value-type="float">
            <text:p>37391</text:p>
          </table:table-cell>
          <table:table-cell office:value-type="float" office:value="39468" calcext:value-type="float">
            <text:p>39468</text:p>
          </table:table-cell>
          <table:table-cell office:value-type="float" office:value="41546" calcext:value-type="float">
            <text:p>41546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expl.</text:p>
          </table:table-cell>
          <table:table-cell office:value-type="float" office:value="22821" calcext:value-type="float">
            <text:p>22821</text:p>
          </table:table-cell>
          <table:table-cell office:value-type="float" office:value="40335" calcext:value-type="float">
            <text:p>40335</text:p>
          </table:table-cell>
          <table:table-cell office:value-type="float" office:value="54541" calcext:value-type="float">
            <text:p>54541</text:p>
          </table:table-cell>
          <table:table-cell office:value-type="float" office:value="79789" calcext:value-type="float">
            <text:p>79789</text:p>
          </table:table-cell>
          <table:table-cell office:value-type="float" office:value="122170" calcext:value-type="float">
            <text:p>122170</text:p>
          </table:table-cell>
          <table:table-cell office:value-type="float" office:value="141328" calcext:value-type="float">
            <text:p>141328</text:p>
          </table:table-cell>
          <table:table-cell office:value-type="float" office:value="164062" calcext:value-type="float">
            <text:p>164062</text:p>
          </table:table-cell>
          <table:table-cell office:value-type="float" office:value="186909" calcext:value-type="float">
            <text:p>186909</text:p>
          </table:table-cell>
          <table:table-cell office:value-type="float" office:value="204549" calcext:value-type="float">
            <text:p>204549</text:p>
          </table:table-cell>
          <table:table-cell office:value-type="float" office:value="220598" calcext:value-type="float">
            <text:p>220598</text:p>
          </table:table-cell>
          <table:table-cell office:value-type="float" office:value="235052" calcext:value-type="float">
            <text:p>235052</text:p>
          </table:table-cell>
          <table:table-cell office:value-type="float" office:value="251604" calcext:value-type="float">
            <text:p>251604</text:p>
          </table:table-cell>
          <table:table-cell office:value-type="float" office:value="268701" calcext:value-type="float">
            <text:p>268701</text:p>
          </table:table-cell>
          <table:table-cell office:value-type="float" office:value="284086" calcext:value-type="float">
            <text:p>284086</text:p>
          </table:table-cell>
          <table:table-cell office:value-type="float" office:value="299558" calcext:value-type="float">
            <text:p>299558</text:p>
          </table:table-cell>
          <table:table-cell office:value-type="float" office:value="319308" calcext:value-type="float">
            <text:p>319308</text:p>
          </table:table-cell>
          <table:table-cell office:value-type="float" office:value="339211" calcext:value-type="float">
            <text:p>339211</text:p>
          </table:table-cell>
          <table:table-cell office:value-type="float" office:value="353609" calcext:value-type="float">
            <text:p>353609</text:p>
          </table:table-cell>
          <table:table-cell office:value-type="float" office:value="378195" calcext:value-type="float">
            <text:p>378195</text:p>
          </table:table-cell>
          <table:table-cell office:value-type="float" office:value="413836" calcext:value-type="float">
            <text:p>413836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5.51" calcext:value-type="float">
            <text:p>5.51</text:p>
          </table:table-cell>
          <table:table-cell office:value-type="float" office:value="9.75" calcext:value-type="float">
            <text:p>9.75</text:p>
          </table:table-cell>
          <table:table-cell office:value-type="float" office:value="13.18" calcext:value-type="float">
            <text:p>13.18</text:p>
          </table:table-cell>
          <table:table-cell office:value-type="float" office:value="19.28" calcext:value-type="float">
            <text:p>19.28</text:p>
          </table:table-cell>
          <table:table-cell office:value-type="float" office:value="29.52" calcext:value-type="float">
            <text:p>29.52</text:p>
          </table:table-cell>
          <table:table-cell office:value-type="float" office:value="34.15" calcext:value-type="float">
            <text:p>34.15</text:p>
          </table:table-cell>
          <table:table-cell office:value-type="float" office:value="39.64" calcext:value-type="float">
            <text:p>39.64</text:p>
          </table:table-cell>
          <table:table-cell office:value-type="float" office:value="45.16" calcext:value-type="float">
            <text:p>45.16</text:p>
          </table:table-cell>
          <table:table-cell office:value-type="float" office:value="49.43" calcext:value-type="float">
            <text:p>49.43</text:p>
          </table:table-cell>
          <table:table-cell office:value-type="float" office:value="53.3" calcext:value-type="float">
            <text:p>53.3</text:p>
          </table:table-cell>
          <table:table-cell office:value-type="float" office:value="56.8" calcext:value-type="float">
            <text:p>56.8</text:p>
          </table:table-cell>
          <table:table-cell office:value-type="float" office:value="60.8" calcext:value-type="float">
            <text:p>60.8</text:p>
          </table:table-cell>
          <table:table-cell office:value-type="float" office:value="64.93" calcext:value-type="float">
            <text:p>64.93</text:p>
          </table:table-cell>
          <table:table-cell office:value-type="float" office:value="68.64" calcext:value-type="float">
            <text:p>68.64</text:p>
          </table:table-cell>
          <table:table-cell office:value-type="float" office:value="72.38" calcext:value-type="float">
            <text:p>72.38</text:p>
          </table:table-cell>
          <table:table-cell office:value-type="float" office:value="77.15" calcext:value-type="float">
            <text:p>77.15</text:p>
          </table:table-cell>
          <table:table-cell office:value-type="float" office:value="81.96" calcext:value-type="float">
            <text:p>81.96</text:p>
          </table:table-cell>
          <table:table-cell office:value-type="float" office:value="85.44" calcext:value-type="float">
            <text:p>85.44</text:p>
          </table:table-cell>
          <table:table-cell office:value-type="float" office:value="91.38" calcext:value-type="float">
            <text:p>91.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S</text:p>
          </table:table-cell>
          <table:table-cell office:value-type="string" calcext:value-type="string">
            <text:p>#valid</text:p>
          </table:table-cell>
          <table:table-cell office:value-type="float" office:value="148354" calcext:value-type="float">
            <text:p>148354</text:p>
          </table:table-cell>
          <table:table-cell office:value-type="float" office:value="296708" calcext:value-type="float">
            <text:p>296708</text:p>
          </table:table-cell>
          <table:table-cell office:value-type="float" office:value="445063" calcext:value-type="float">
            <text:p>445063</text:p>
          </table:table-cell>
          <table:table-cell office:value-type="float" office:value="593417" calcext:value-type="float">
            <text:p>593417</text:p>
          </table:table-cell>
          <table:table-cell office:value-type="float" office:value="741771" calcext:value-type="float">
            <text:p>741771</text:p>
          </table:table-cell>
          <table:table-cell office:value-type="float" office:value="890126" calcext:value-type="float">
            <text:p>890126</text:p>
          </table:table-cell>
          <table:table-cell office:value-type="float" office:value="1038480" calcext:value-type="float">
            <text:p>1038480</text:p>
          </table:table-cell>
          <table:table-cell office:value-type="float" office:value="1186834" calcext:value-type="float">
            <text:p>1186834</text:p>
          </table:table-cell>
          <table:table-cell office:value-type="float" office:value="1335189" calcext:value-type="float">
            <text:p>1335189</text:p>
          </table:table-cell>
          <table:table-cell office:value-type="float" office:value="1483543" calcext:value-type="float">
            <text:p>1483543</text:p>
          </table:table-cell>
          <table:table-cell office:value-type="float" office:value="1631897" calcext:value-type="float">
            <text:p>1631897</text:p>
          </table:table-cell>
          <table:table-cell office:value-type="float" office:value="1780252" calcext:value-type="float">
            <text:p>1780252</text:p>
          </table:table-cell>
          <table:table-cell office:value-type="float" office:value="1928606" calcext:value-type="float">
            <text:p>1928606</text:p>
          </table:table-cell>
          <table:table-cell office:value-type="float" office:value="2076960" calcext:value-type="float">
            <text:p>2076960</text:p>
          </table:table-cell>
          <table:table-cell office:value-type="float" office:value="2225315" calcext:value-type="float">
            <text:p>2225315</text:p>
          </table:table-cell>
          <table:table-cell office:value-type="float" office:value="2373669" calcext:value-type="float">
            <text:p>2373669</text:p>
          </table:table-cell>
          <table:table-cell office:value-type="float" office:value="2522023" calcext:value-type="float">
            <text:p>2522023</text:p>
          </table:table-cell>
          <table:table-cell office:value-type="float" office:value="2670378" calcext:value-type="float">
            <text:p>2670378</text:p>
          </table:table-cell>
          <table:table-cell office:value-type="float" office:value="2818732" calcext:value-type="float">
            <text:p>2818732</text:p>
          </table:table-cell>
          <table:table-cell office:value-type="float" office:value="2967087" calcext:value-type="float">
            <text:p>2967087</text:p>
          </table:table-cell>
        </table:table-row>
        <table:table-row table:style-name="ro1">
          <table:table-cell office:value-type="string" calcext:value-type="string">
            <text:p>size=6</text:p>
          </table:table-cell>
          <table:table-cell office:value-type="string" calcext:value-type="string">
            <text:p>#expl.</text:p>
          </table:table-cell>
          <table:table-cell office:value-type="float" office:value="1816450" calcext:value-type="float">
            <text:p>1816450</text:p>
          </table:table-cell>
          <table:table-cell office:value-type="float" office:value="3119374" calcext:value-type="float">
            <text:p>3119374</text:p>
          </table:table-cell>
          <table:table-cell office:value-type="float" office:value="5473894" calcext:value-type="float">
            <text:p>5473894</text:p>
          </table:table-cell>
          <table:table-cell office:value-type="float" office:value="8259375" calcext:value-type="float">
            <text:p>8259375</text:p>
          </table:table-cell>
          <table:table-cell office:value-type="float" office:value="9937302" calcext:value-type="float">
            <text:p>9937302</text:p>
          </table:table-cell>
          <table:table-cell office:value-type="float" office:value="11746846" calcext:value-type="float">
            <text:p>11746846</text:p>
          </table:table-cell>
          <table:table-cell office:value-type="float" office:value="13533077" calcext:value-type="float">
            <text:p>13533077</text:p>
          </table:table-cell>
          <table:table-cell office:value-type="float" office:value="15081621" calcext:value-type="float">
            <text:p>15081621</text:p>
          </table:table-cell>
          <table:table-cell office:value-type="float" office:value="16309631" calcext:value-type="float">
            <text:p>16309631</text:p>
          </table:table-cell>
          <table:table-cell office:value-type="float" office:value="17636959" calcext:value-type="float">
            <text:p>17636959</text:p>
          </table:table-cell>
          <table:table-cell office:value-type="float" office:value="18960712" calcext:value-type="float">
            <text:p>18960712</text:p>
          </table:table-cell>
          <table:table-cell office:value-type="float" office:value="20225323" calcext:value-type="float">
            <text:p>20225323</text:p>
          </table:table-cell>
          <table:table-cell office:value-type="float" office:value="21603168" calcext:value-type="float">
            <text:p>21603168</text:p>
          </table:table-cell>
          <table:table-cell office:value-type="float" office:value="23033199" calcext:value-type="float">
            <text:p>23033199</text:p>
          </table:table-cell>
          <table:table-cell office:value-type="float" office:value="24212454" calcext:value-type="float">
            <text:p>24212454</text:p>
          </table:table-cell>
          <table:table-cell office:value-type="float" office:value="25746383" calcext:value-type="float">
            <text:p>25746383</text:p>
          </table:table-cell>
          <table:table-cell office:value-type="float" office:value="27431710" calcext:value-type="float">
            <text:p>27431710</text:p>
          </table:table-cell>
          <table:table-cell office:value-type="float" office:value="28516737" calcext:value-type="float">
            <text:p>28516737</text:p>
          </table:table-cell>
          <table:table-cell office:value-type="float" office:value="30506625" calcext:value-type="float">
            <text:p>30506625</text:p>
          </table:table-cell>
          <table:table-cell office:value-type="float" office:value="33436610" calcext:value-type="float">
            <text:p>33436610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5.43" calcext:value-type="float">
            <text:p>5.43</text:p>
          </table:table-cell>
          <table:table-cell office:value-type="float" office:value="9.33" calcext:value-type="float">
            <text:p>9.33</text:p>
          </table:table-cell>
          <table:table-cell office:value-type="float" office:value="16.37" calcext:value-type="float">
            <text:p>16.37</text:p>
          </table:table-cell>
          <table:table-cell office:value-type="float" office:value="24.7" calcext:value-type="float">
            <text:p>24.7</text:p>
          </table:table-cell>
          <table:table-cell office:value-type="float" office:value="29.72" calcext:value-type="float">
            <text:p>29.72</text:p>
          </table:table-cell>
          <table:table-cell office:value-type="float" office:value="35.13" calcext:value-type="float">
            <text:p>35.13</text:p>
          </table:table-cell>
          <table:table-cell office:value-type="float" office:value="40.47" calcext:value-type="float">
            <text:p>40.47</text:p>
          </table:table-cell>
          <table:table-cell office:value-type="float" office:value="45.11" calcext:value-type="float">
            <text:p>45.11</text:p>
          </table:table-cell>
          <table:table-cell office:value-type="float" office:value="48.78" calcext:value-type="float">
            <text:p>48.78</text:p>
          </table:table-cell>
          <table:table-cell office:value-type="float" office:value="52.75" calcext:value-type="float">
            <text:p>52.75</text:p>
          </table:table-cell>
          <table:table-cell office:value-type="float" office:value="56.71" calcext:value-type="float">
            <text:p>56.71</text:p>
          </table:table-cell>
          <table:table-cell office:value-type="float" office:value="60.49" calcext:value-type="float">
            <text:p>60.49</text:p>
          </table:table-cell>
          <table:table-cell office:value-type="float" office:value="64.61" calcext:value-type="float">
            <text:p>64.61</text:p>
          </table:table-cell>
          <table:table-cell office:value-type="float" office:value="68.89" calcext:value-type="float">
            <text:p>68.89</text:p>
          </table:table-cell>
          <table:table-cell office:value-type="float" office:value="72.41" calcext:value-type="float">
            <text:p>72.41</text:p>
          </table:table-cell>
          <table:table-cell office:value-type="float" office:value="77" calcext:value-type="float">
            <text:p>77</text:p>
          </table:table-cell>
          <table:table-cell office:value-type="float" office:value="82.04" calcext:value-type="float">
            <text:p>82.04</text:p>
          </table:table-cell>
          <table:table-cell office:value-type="float" office:value="85.29" calcext:value-type="float">
            <text:p>85.29</text:p>
          </table:table-cell>
          <table:table-cell office:value-type="float" office:value="91.24" calcext:value-type="float">
            <text:p>91.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#valid</text:p>
          </table:table-cell>
          <table:table-cell office:value-type="float" office:value="95" calcext:value-type="float">
            <text:p>95</text:p>
          </table:table-cell>
          <table:table-cell office:value-type="float" office:value="191" calcext:value-type="float">
            <text:p>191</text:p>
          </table:table-cell>
          <table:table-cell office:value-type="float" office:value="287" calcext:value-type="float">
            <text:p>287</text:p>
          </table:table-cell>
          <table:table-cell office:value-type="float" office:value="383" calcext:value-type="float">
            <text:p>383</text:p>
          </table:table-cell>
          <table:table-cell office:value-type="float" office:value="479" calcext:value-type="float">
            <text:p>479</text:p>
          </table:table-cell>
          <table:table-cell office:value-type="float" office:value="575" calcext:value-type="float">
            <text:p>575</text:p>
          </table:table-cell>
          <table:table-cell office:value-type="float" office:value="671" calcext:value-type="float">
            <text:p>671</text:p>
          </table:table-cell>
          <table:table-cell office:value-type="float" office:value="767" calcext:value-type="float">
            <text:p>767</text:p>
          </table:table-cell>
          <table:table-cell office:value-type="float" office:value="863" calcext:value-type="float">
            <text:p>863</text:p>
          </table:table-cell>
          <table:table-cell office:value-type="float" office:value="959" calcext:value-type="float">
            <text:p>959</text:p>
          </table:table-cell>
          <table:table-cell office:value-type="float" office:value="1055" calcext:value-type="float">
            <text:p>1055</text:p>
          </table:table-cell>
          <table:table-cell office:value-type="float" office:value="1151" calcext:value-type="float">
            <text:p>1151</text:p>
          </table:table-cell>
          <table:table-cell office:value-type="float" office:value="1247" calcext:value-type="float">
            <text:p>1247</text:p>
          </table:table-cell>
          <table:table-cell office:value-type="float" office:value="1343" calcext:value-type="float">
            <text:p>1343</text:p>
          </table:table-cell>
          <table:table-cell office:value-type="float" office:value="1439" calcext:value-type="float">
            <text:p>1439</text:p>
          </table:table-cell>
          <table:table-cell office:value-type="float" office:value="1535" calcext:value-type="float">
            <text:p>1535</text:p>
          </table:table-cell>
          <table:table-cell office:value-type="float" office:value="1631" calcext:value-type="float">
            <text:p>1631</text:p>
          </table:table-cell>
          <table:table-cell office:value-type="float" office:value="1727" calcext:value-type="float">
            <text:p>1727</text:p>
          </table:table-cell>
          <table:table-cell office:value-type="float" office:value="1823" calcext:value-type="float">
            <text:p>1823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expl.</text:p>
          </table:table-cell>
          <table:table-cell office:value-type="float" office:value="937" calcext:value-type="float">
            <text:p>937</text:p>
          </table:table-cell>
          <table:table-cell office:value-type="float" office:value="1571" calcext:value-type="float">
            <text:p>1571</text:p>
          </table:table-cell>
          <table:table-cell office:value-type="float" office:value="2196" calcext:value-type="float">
            <text:p>2196</text:p>
          </table:table-cell>
          <table:table-cell office:value-type="float" office:value="3427" calcext:value-type="float">
            <text:p>3427</text:p>
          </table:table-cell>
          <table:table-cell office:value-type="float" office:value="3930" calcext:value-type="float">
            <text:p>3930</text:p>
          </table:table-cell>
          <table:table-cell office:value-type="float" office:value="4171" calcext:value-type="float">
            <text:p>4171</text:p>
          </table:table-cell>
          <table:table-cell office:value-type="float" office:value="4448" calcext:value-type="float">
            <text:p>4448</text:p>
          </table:table-cell>
          <table:table-cell office:value-type="float" office:value="5336" calcext:value-type="float">
            <text:p>5336</text:p>
          </table:table-cell>
          <table:table-cell office:value-type="float" office:value="6142" calcext:value-type="float">
            <text:p>6142</text:p>
          </table:table-cell>
          <table:table-cell office:value-type="float" office:value="6834" calcext:value-type="float">
            <text:p>6834</text:p>
          </table:table-cell>
          <table:table-cell office:value-type="float" office:value="7177" calcext:value-type="float">
            <text:p>7177</text:p>
          </table:table-cell>
          <table:table-cell office:value-type="float" office:value="7508" calcext:value-type="float">
            <text:p>7508</text:p>
          </table:table-cell>
          <table:table-cell office:value-type="float" office:value="7707" calcext:value-type="float">
            <text:p>7707</text:p>
          </table:table-cell>
          <table:table-cell office:value-type="float" office:value="7853" calcext:value-type="float">
            <text:p>7853</text:p>
          </table:table-cell>
          <table:table-cell office:value-type="float" office:value="8191" calcext:value-type="float">
            <text:p>8191</text:p>
          </table:table-cell>
          <table:table-cell office:value-type="float" office:value="8397" calcext:value-type="float">
            <text:p>8397</text:p>
          </table:table-cell>
          <table:table-cell office:value-type="float" office:value="8551" calcext:value-type="float">
            <text:p>8551</text:p>
          </table:table-cell>
          <table:table-cell office:value-type="float" office:value="8687" calcext:value-type="float">
            <text:p>8687</text:p>
          </table:table-cell>
          <table:table-cell office:value-type="float" office:value="8802" calcext:value-type="float">
            <text:p>8802</text:p>
          </table:table-cell>
          <table:table-cell office:value-type="float" office:value="8916" calcext:value-type="float">
            <text:p>8916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10.51" calcext:value-type="float">
            <text:p>10.51</text:p>
          </table:table-cell>
          <table:table-cell office:value-type="float" office:value="17.62" calcext:value-type="float">
            <text:p>17.62</text:p>
          </table:table-cell>
          <table:table-cell office:value-type="float" office:value="24.63" calcext:value-type="float">
            <text:p>24.63</text:p>
          </table:table-cell>
          <table:table-cell office:value-type="float" office:value="38.44" calcext:value-type="float">
            <text:p>38.44</text:p>
          </table:table-cell>
          <table:table-cell office:value-type="float" office:value="44.08" calcext:value-type="float">
            <text:p>44.08</text:p>
          </table:table-cell>
          <table:table-cell office:value-type="float" office:value="46.78" calcext:value-type="float">
            <text:p>46.78</text:p>
          </table:table-cell>
          <table:table-cell office:value-type="float" office:value="49.89" calcext:value-type="float">
            <text:p>49.89</text:p>
          </table:table-cell>
          <table:table-cell office:value-type="float" office:value="59.85" calcext:value-type="float">
            <text:p>59.85</text:p>
          </table:table-cell>
          <table:table-cell office:value-type="float" office:value="68.89" calcext:value-type="float">
            <text:p>68.89</text:p>
          </table:table-cell>
          <table:table-cell office:value-type="float" office:value="76.65" calcext:value-type="float">
            <text:p>76.65</text:p>
          </table:table-cell>
          <table:table-cell office:value-type="float" office:value="80.5" calcext:value-type="float">
            <text:p>80.5</text:p>
          </table:table-cell>
          <table:table-cell office:value-type="float" office:value="84.21" calcext:value-type="float">
            <text:p>84.21</text:p>
          </table:table-cell>
          <table:table-cell office:value-type="float" office:value="86.44" calcext:value-type="float">
            <text:p>86.44</text:p>
          </table:table-cell>
          <table:table-cell office:value-type="float" office:value="88.08" calcext:value-type="float">
            <text:p>88.08</text:p>
          </table:table-cell>
          <table:table-cell office:value-type="float" office:value="91.87" calcext:value-type="float">
            <text:p>91.87</text:p>
          </table:table-cell>
          <table:table-cell office:value-type="float" office:value="94.18" calcext:value-type="float">
            <text:p>94.18</text:p>
          </table:table-cell>
          <table:table-cell office:value-type="float" office:value="95.91" calcext:value-type="float">
            <text:p>95.91</text:p>
          </table:table-cell>
          <table:table-cell office:value-type="float" office:value="97.43" calcext:value-type="float">
            <text:p>97.43</text:p>
          </table:table-cell>
          <table:table-cell office:value-type="float" office:value="98.72" calcext:value-type="float">
            <text:p>98.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#valid</text:p>
          </table:table-cell>
          <table:table-cell office:value-type="float" office:value="519569" calcext:value-type="float">
            <text:p>519569</text:p>
          </table:table-cell>
          <table:table-cell office:value-type="float" office:value="1039138" calcext:value-type="float">
            <text:p>1039138</text:p>
          </table:table-cell>
          <table:table-cell office:value-type="float" office:value="1558707" calcext:value-type="float">
            <text:p>1558707</text:p>
          </table:table-cell>
          <table:table-cell office:value-type="float" office:value="2078276" calcext:value-type="float">
            <text:p>2078276</text:p>
          </table:table-cell>
          <table:table-cell office:value-type="float" office:value="2597845" calcext:value-type="float">
            <text:p>2597845</text:p>
          </table:table-cell>
          <table:table-cell office:value-type="float" office:value="3117414" calcext:value-type="float">
            <text:p>3117414</text:p>
          </table:table-cell>
          <table:table-cell office:value-type="float" office:value="3636983" calcext:value-type="float">
            <text:p>3636983</text:p>
          </table:table-cell>
          <table:table-cell office:value-type="float" office:value="4156552" calcext:value-type="float">
            <text:p>4156552</text:p>
          </table:table-cell>
          <table:table-cell office:value-type="float" office:value="4676121" calcext:value-type="float">
            <text:p>4676121</text:p>
          </table:table-cell>
          <table:table-cell office:value-type="float" office:value="5195691" calcext:value-type="float">
            <text:p>5195691</text:p>
          </table:table-cell>
          <table:table-cell office:value-type="float" office:value="5715260" calcext:value-type="float">
            <text:p>5715260</text:p>
          </table:table-cell>
          <table:table-cell office:value-type="float" office:value="6234829" calcext:value-type="float">
            <text:p>6234829</text:p>
          </table:table-cell>
          <table:table-cell office:value-type="float" office:value="6754398" calcext:value-type="float">
            <text:p>6754398</text:p>
          </table:table-cell>
          <table:table-cell office:value-type="float" office:value="7273967" calcext:value-type="float">
            <text:p>7273967</text:p>
          </table:table-cell>
          <table:table-cell office:value-type="float" office:value="7793536" calcext:value-type="float">
            <text:p>7793536</text:p>
          </table:table-cell>
          <table:table-cell office:value-type="float" office:value="8313105" calcext:value-type="float">
            <text:p>8313105</text:p>
          </table:table-cell>
          <table:table-cell office:value-type="float" office:value="8832674" calcext:value-type="float">
            <text:p>8832674</text:p>
          </table:table-cell>
          <table:table-cell office:value-type="float" office:value="9352243" calcext:value-type="float">
            <text:p>9352243</text:p>
          </table:table-cell>
          <table:table-cell office:value-type="float" office:value="9871812" calcext:value-type="float">
            <text:p>9871812</text:p>
          </table:table-cell>
          <table:table-cell office:value-type="float" office:value="10391382" calcext:value-type="float">
            <text:p>10391382</text:p>
          </table:table-cell>
        </table:table-row>
        <table:table-row table:style-name="ro1">
          <table:table-cell office:value-type="string" calcext:value-type="string">
            <text:p>size=9</text:p>
          </table:table-cell>
          <table:table-cell office:value-type="string" calcext:value-type="string">
            <text:p>#expl.</text:p>
          </table:table-cell>
          <table:table-cell office:value-type="float" office:value="5426976" calcext:value-type="float">
            <text:p>5426976</text:p>
          </table:table-cell>
          <table:table-cell office:value-type="float" office:value="13034233" calcext:value-type="float">
            <text:p>13034233</text:p>
          </table:table-cell>
          <table:table-cell office:value-type="float" office:value="17233012" calcext:value-type="float">
            <text:p>17233012</text:p>
          </table:table-cell>
          <table:table-cell office:value-type="float" office:value="18738395" calcext:value-type="float">
            <text:p>18738395</text:p>
          </table:table-cell>
          <table:table-cell office:value-type="float" office:value="22146964" calcext:value-type="float">
            <text:p>22146964</text:p>
          </table:table-cell>
          <table:table-cell office:value-type="float" office:value="28981792" calcext:value-type="float">
            <text:p>28981792</text:p>
          </table:table-cell>
          <table:table-cell office:value-type="float" office:value="35398387" calcext:value-type="float">
            <text:p>35398387</text:p>
          </table:table-cell>
          <table:table-cell office:value-type="float" office:value="37367360" calcext:value-type="float">
            <text:p>37367360</text:p>
          </table:table-cell>
          <table:table-cell office:value-type="float" office:value="38706034" calcext:value-type="float">
            <text:p>38706034</text:p>
          </table:table-cell>
          <table:table-cell office:value-type="float" office:value="40335154" calcext:value-type="float">
            <text:p>40335154</text:p>
          </table:table-cell>
          <table:table-cell office:value-type="float" office:value="41588285" calcext:value-type="float">
            <text:p>41588285</text:p>
          </table:table-cell>
          <table:table-cell office:value-type="float" office:value="42632231" calcext:value-type="float">
            <text:p>42632231</text:p>
          </table:table-cell>
          <table:table-cell office:value-type="float" office:value="44101103" calcext:value-type="float">
            <text:p>44101103</text:p>
          </table:table-cell>
          <table:table-cell office:value-type="float" office:value="45537407" calcext:value-type="float">
            <text:p>45537407</text:p>
          </table:table-cell>
          <table:table-cell office:value-type="float" office:value="46750744" calcext:value-type="float">
            <text:p>46750744</text:p>
          </table:table-cell>
          <table:table-cell office:value-type="float" office:value="47797291" calcext:value-type="float">
            <text:p>47797291</text:p>
          </table:table-cell>
          <table:table-cell office:value-type="float" office:value="48795802" calcext:value-type="float">
            <text:p>48795802</text:p>
          </table:table-cell>
          <table:table-cell office:value-type="float" office:value="49722811" calcext:value-type="float">
            <text:p>49722811</text:p>
          </table:table-cell>
          <table:table-cell office:value-type="float" office:value="50642296" calcext:value-type="float">
            <text:p>50642296</text:p>
          </table:table-cell>
          <table:table-cell office:value-type="float" office:value="51460480" calcext:value-type="float">
            <text:p>51460480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10.55" calcext:value-type="float">
            <text:p>10.55</text:p>
          </table:table-cell>
          <table:table-cell office:value-type="float" office:value="25.33" calcext:value-type="float">
            <text:p>25.33</text:p>
          </table:table-cell>
          <table:table-cell office:value-type="float" office:value="33.49" calcext:value-type="float">
            <text:p>33.49</text:p>
          </table:table-cell>
          <table:table-cell office:value-type="float" office:value="36.41" calcext:value-type="float">
            <text:p>36.41</text:p>
          </table:table-cell>
          <table:table-cell office:value-type="float" office:value="43.04" calcext:value-type="float">
            <text:p>43.04</text:p>
          </table:table-cell>
          <table:table-cell office:value-type="float" office:value="56.32" calcext:value-type="float">
            <text:p>56.32</text:p>
          </table:table-cell>
          <table:table-cell office:value-type="float" office:value="68.79" calcext:value-type="float">
            <text:p>68.79</text:p>
          </table:table-cell>
          <table:table-cell office:value-type="float" office:value="72.61" calcext:value-type="float">
            <text:p>72.61</text:p>
          </table:table-cell>
          <table:table-cell office:value-type="float" office:value="75.22" calcext:value-type="float">
            <text:p>75.22</text:p>
          </table:table-cell>
          <table:table-cell office:value-type="float" office:value="78.38" calcext:value-type="float">
            <text:p>78.38</text:p>
          </table:table-cell>
          <table:table-cell office:value-type="float" office:value="80.82" calcext:value-type="float">
            <text:p>80.82</text:p>
          </table:table-cell>
          <table:table-cell office:value-type="float" office:value="82.84" calcext:value-type="float">
            <text:p>82.84</text:p>
          </table:table-cell>
          <table:table-cell office:value-type="float" office:value="85.7" calcext:value-type="float">
            <text:p>85.7</text:p>
          </table:table-cell>
          <table:table-cell office:value-type="float" office:value="88.49" calcext:value-type="float">
            <text:p>88.49</text:p>
          </table:table-cell>
          <table:table-cell office:value-type="float" office:value="90.85" calcext:value-type="float">
            <text:p>90.85</text:p>
          </table:table-cell>
          <table:table-cell office:value-type="float" office:value="92.88" calcext:value-type="float">
            <text:p>92.88</text:p>
          </table:table-cell>
          <table:table-cell office:value-type="float" office:value="94.82" calcext:value-type="float">
            <text:p>94.82</text:p>
          </table:table-cell>
          <table:table-cell office:value-type="float" office:value="96.62" calcext:value-type="float">
            <text:p>96.62</text:p>
          </table:table-cell>
          <table:table-cell office:value-type="float" office:value="98.41" calcext:value-type="float">
            <text:p>98.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#valid</text:p>
          </table:table-cell>
          <table:table-cell office:value-type="float" office:value="5575550" calcext:value-type="float">
            <text:p>5575550</text:p>
          </table:table-cell>
          <table:table-cell office:value-type="float" office:value="11151101" calcext:value-type="float">
            <text:p>11151101</text:p>
          </table:table-cell>
          <table:table-cell office:value-type="float" office:value="16726652" calcext:value-type="float">
            <text:p>16726652</text:p>
          </table:table-cell>
          <table:table-cell office:value-type="float" office:value="22302203" calcext:value-type="float">
            <text:p>22302203</text:p>
          </table:table-cell>
          <table:table-cell office:value-type="float" office:value="27877753" calcext:value-type="float">
            <text:p>27877753</text:p>
          </table:table-cell>
          <table:table-cell office:value-type="float" office:value="33453304" calcext:value-type="float">
            <text:p>33453304</text:p>
          </table:table-cell>
          <table:table-cell office:value-type="float" office:value="39028855" calcext:value-type="float">
            <text:p>39028855</text:p>
          </table:table-cell>
          <table:table-cell office:value-type="float" office:value="44604406" calcext:value-type="float">
            <text:p>44604406</text:p>
          </table:table-cell>
          <table:table-cell office:value-type="float" office:value="50179956" calcext:value-type="float">
            <text:p>50179956</text:p>
          </table:table-cell>
          <table:table-cell office:value-type="float" office:value="55755507" calcext:value-type="float">
            <text:p>55755507</text:p>
          </table:table-cell>
          <table:table-cell office:value-type="float" office:value="61331058" calcext:value-type="float">
            <text:p>61331058</text:p>
          </table:table-cell>
          <table:table-cell office:value-type="float" office:value="66906609" calcext:value-type="float">
            <text:p>66906609</text:p>
          </table:table-cell>
          <table:table-cell office:value-type="float" office:value="72482159" calcext:value-type="float">
            <text:p>72482159</text:p>
          </table:table-cell>
          <table:table-cell office:value-type="float" office:value="78057710" calcext:value-type="float">
            <text:p>78057710</text:p>
          </table:table-cell>
          <table:table-cell office:value-type="float" office:value="83633261" calcext:value-type="float">
            <text:p>83633261</text:p>
          </table:table-cell>
          <table:table-cell office:value-type="float" office:value="89208812" calcext:value-type="float">
            <text:p>89208812</text:p>
          </table:table-cell>
          <table:table-cell office:value-type="float" office:value="94784362" calcext:value-type="float">
            <text:p>94784362</text:p>
          </table:table-cell>
          <table:table-cell office:value-type="float" office:value="100359913" calcext:value-type="float">
            <text:p>100359913</text:p>
          </table:table-cell>
          <table:table-cell office:value-type="float" office:value="105935464" calcext:value-type="float">
            <text:p>105935464</text:p>
          </table:table-cell>
          <table:table-cell office:value-type="float" office:value="111511015" calcext:value-type="float">
            <text:p>111511015</text:p>
          </table:table-cell>
        </table:table-row>
        <table:table-row table:style-name="ro1">
          <table:table-cell office:value-type="string" calcext:value-type="string">
            <text:p>size=10</text:p>
          </table:table-cell>
          <table:table-cell office:value-type="string" calcext:value-type="string">
            <text:p>#expl.</text:p>
          </table:table-cell>
          <table:table-cell office:value-type="float" office:value="67424235" calcext:value-type="float">
            <text:p>67424235</text:p>
          </table:table-cell>
          <table:table-cell office:value-type="float" office:value="161576996" calcext:value-type="float">
            <text:p>161576996</text:p>
          </table:table-cell>
          <table:table-cell office:value-type="float" office:value="175480425" calcext:value-type="float">
            <text:p>175480425</text:p>
          </table:table-cell>
          <table:table-cell office:value-type="float" office:value="188294358" calcext:value-type="float">
            <text:p>188294358</text:p>
          </table:table-cell>
          <table:table-cell office:value-type="float" office:value="235756269" calcext:value-type="float">
            <text:p>235756269</text:p>
          </table:table-cell>
          <table:table-cell office:value-type="float" office:value="310977950" calcext:value-type="float">
            <text:p>310977950</text:p>
          </table:table-cell>
          <table:table-cell office:value-type="float" office:value="382920533" calcext:value-type="float">
            <text:p>382920533</text:p>
          </table:table-cell>
          <table:table-cell office:value-type="float" office:value="408418102" calcext:value-type="float">
            <text:p>408418102</text:p>
          </table:table-cell>
          <table:table-cell office:value-type="float" office:value="424846675" calcext:value-type="float">
            <text:p>424846675</text:p>
          </table:table-cell>
          <table:table-cell office:value-type="float" office:value="443936772" calcext:value-type="float">
            <text:p>443936772</text:p>
          </table:table-cell>
          <table:table-cell office:value-type="float" office:value="459144997" calcext:value-type="float">
            <text:p>459144997</text:p>
          </table:table-cell>
          <table:table-cell office:value-type="float" office:value="472350436" calcext:value-type="float">
            <text:p>472350436</text:p>
          </table:table-cell>
          <table:table-cell office:value-type="float" office:value="490098073" calcext:value-type="float">
            <text:p>490098073</text:p>
          </table:table-cell>
          <table:table-cell office:value-type="float" office:value="507106988" calcext:value-type="float">
            <text:p>507106988</text:p>
          </table:table-cell>
          <table:table-cell office:value-type="float" office:value="521960841" calcext:value-type="float">
            <text:p>521960841</text:p>
          </table:table-cell>
          <table:table-cell office:value-type="float" office:value="535117436" calcext:value-type="float">
            <text:p>535117436</text:p>
          </table:table-cell>
          <table:table-cell office:value-type="float" office:value="547898372" calcext:value-type="float">
            <text:p>547898372</text:p>
          </table:table-cell>
          <table:table-cell office:value-type="float" office:value="559917204" calcext:value-type="float">
            <text:p>559917204</text:p>
          </table:table-cell>
          <table:table-cell office:value-type="float" office:value="571724983" calcext:value-type="float">
            <text:p>571724983</text:p>
          </table:table-cell>
          <table:table-cell office:value-type="float" office:value="583317405" calcext:value-type="float">
            <text:p>583317405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11.56" calcext:value-type="float">
            <text:p>11.56</text:p>
          </table:table-cell>
          <table:table-cell office:value-type="float" office:value="27.7" calcext:value-type="float">
            <text:p>27.7</text:p>
          </table:table-cell>
          <table:table-cell office:value-type="float" office:value="30.08" calcext:value-type="float">
            <text:p>30.08</text:p>
          </table:table-cell>
          <table:table-cell office:value-type="float" office:value="32.28" calcext:value-type="float">
            <text:p>32.28</text:p>
          </table:table-cell>
          <table:table-cell office:value-type="float" office:value="40.42" calcext:value-type="float">
            <text:p>40.42</text:p>
          </table:table-cell>
          <table:table-cell office:value-type="float" office:value="53.31" calcext:value-type="float">
            <text:p>53.31</text:p>
          </table:table-cell>
          <table:table-cell office:value-type="float" office:value="65.65" calcext:value-type="float">
            <text:p>65.65</text:p>
          </table:table-cell>
          <table:table-cell office:value-type="float" office:value="70.02" calcext:value-type="float">
            <text:p>70.02</text:p>
          </table:table-cell>
          <table:table-cell office:value-type="float" office:value="72.83" calcext:value-type="float">
            <text:p>72.83</text:p>
          </table:table-cell>
          <table:table-cell office:value-type="float" office:value="76.11" calcext:value-type="float">
            <text:p>76.11</text:p>
          </table:table-cell>
          <table:table-cell office:value-type="float" office:value="78.71" calcext:value-type="float">
            <text:p>78.71</text:p>
          </table:table-cell>
          <table:table-cell office:value-type="float" office:value="80.98" calcext:value-type="float">
            <text:p>80.98</text:p>
          </table:table-cell>
          <table:table-cell office:value-type="float" office:value="84.02" calcext:value-type="float">
            <text:p>84.02</text:p>
          </table:table-cell>
          <table:table-cell office:value-type="float" office:value="86.94" calcext:value-type="float">
            <text:p>86.94</text:p>
          </table:table-cell>
          <table:table-cell office:value-type="float" office:value="89.48" calcext:value-type="float">
            <text:p>89.48</text:p>
          </table:table-cell>
          <table:table-cell office:value-type="float" office:value="91.74" calcext:value-type="float">
            <text:p>91.74</text:p>
          </table:table-cell>
          <table:table-cell office:value-type="float" office:value="93.93" calcext:value-type="float">
            <text:p>93.93</text:p>
          </table:table-cell>
          <table:table-cell office:value-type="float" office:value="95.99" calcext:value-type="float">
            <text:p>95.99</text:p>
          </table:table-cell>
          <table:table-cell office:value-type="float" office:value="98.01" calcext:value-type="float">
            <text:p>98.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LL</text:p>
          </table:table-cell>
          <table:table-cell office:value-type="string" calcext:value-type="string">
            <text:p>#vali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expl.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office:value-type="float" office:value="117" calcext:value-type="float">
            <text:p>117</text:p>
          </table:table-cell>
          <table:table-cell office:value-type="float" office:value="145" calcext:value-type="float">
            <text:p>145</text:p>
          </table:table-cell>
          <table:table-cell office:value-type="float" office:value="159" calcext:value-type="float">
            <text:p>159</text:p>
          </table:table-cell>
          <table:table-cell office:value-type="float" office:value="198" calcext:value-type="float">
            <text:p>198</text:p>
          </table:table-cell>
          <table:table-cell office:value-type="float" office:value="219" calcext:value-type="float">
            <text:p>219</text:p>
          </table:table-cell>
          <table:table-cell office:value-type="float" office:value="247" calcext:value-type="float">
            <text:p>247</text:p>
          </table:table-cell>
          <table:table-cell office:value-type="float" office:value="281" calcext:value-type="float">
            <text:p>281</text:p>
          </table:table-cell>
          <table:table-cell office:value-type="float" office:value="295" calcext:value-type="float">
            <text:p>295</text:p>
          </table:table-cell>
          <table:table-cell office:value-type="float" office:value="323" calcext:value-type="float">
            <text:p>323</text:p>
          </table:table-cell>
          <table:table-cell office:value-type="float" office:value="344" calcext:value-type="float">
            <text:p>344</text:p>
          </table:table-cell>
          <table:table-cell office:value-type="float" office:value="378" calcext:value-type="float">
            <text:p>378</text:p>
          </table:table-cell>
          <table:table-cell office:value-type="float" office:value="399" calcext:value-type="float">
            <text:p>399</text:p>
          </table:table-cell>
          <table:table-cell office:value-type="float" office:value="420" calcext:value-type="float">
            <text:p>420</text:p>
          </table:table-cell>
          <table:table-cell office:value-type="float" office:value="448" calcext:value-type="float">
            <text:p>448</text:p>
          </table:table-cell>
          <table:table-cell office:value-type="float" office:value="462" calcext:value-type="float">
            <text:p>462</text:p>
          </table:table-cell>
          <table:table-cell office:value-type="float" office:value="490" calcext:value-type="float">
            <text:p>49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6.56" calcext:value-type="float">
            <text:p>6.56</text:p>
          </table:table-cell>
          <table:table-cell office:value-type="float" office:value="11.97" calcext:value-type="float">
            <text:p>11.97</text:p>
          </table:table-cell>
          <table:table-cell office:value-type="float" office:value="17.18" calcext:value-type="float">
            <text:p>17.18</text:p>
          </table:table-cell>
          <table:table-cell office:value-type="float" office:value="22.59" calcext:value-type="float">
            <text:p>22.59</text:p>
          </table:table-cell>
          <table:table-cell office:value-type="float" office:value="27.99" calcext:value-type="float">
            <text:p>27.99</text:p>
          </table:table-cell>
          <table:table-cell office:value-type="float" office:value="30.69" calcext:value-type="float">
            <text:p>30.69</text:p>
          </table:table-cell>
          <table:table-cell office:value-type="float" office:value="38.22" calcext:value-type="float">
            <text:p>38.22</text:p>
          </table:table-cell>
          <table:table-cell office:value-type="float" office:value="42.28" calcext:value-type="float">
            <text:p>42.28</text:p>
          </table:table-cell>
          <table:table-cell office:value-type="float" office:value="47.68" calcext:value-type="float">
            <text:p>47.68</text:p>
          </table:table-cell>
          <table:table-cell office:value-type="float" office:value="54.25" calcext:value-type="float">
            <text:p>54.25</text:p>
          </table:table-cell>
          <table:table-cell office:value-type="float" office:value="56.95" calcext:value-type="float">
            <text:p>56.95</text:p>
          </table:table-cell>
          <table:table-cell office:value-type="float" office:value="62.36" calcext:value-type="float">
            <text:p>62.36</text:p>
          </table:table-cell>
          <table:table-cell office:value-type="float" office:value="66.41" calcext:value-type="float">
            <text:p>66.41</text:p>
          </table:table-cell>
          <table:table-cell office:value-type="float" office:value="72.97" calcext:value-type="float">
            <text:p>72.97</text:p>
          </table:table-cell>
          <table:table-cell office:value-type="float" office:value="77.03" calcext:value-type="float">
            <text:p>77.03</text:p>
          </table:table-cell>
          <table:table-cell office:value-type="float" office:value="81.08" calcext:value-type="float">
            <text:p>81.08</text:p>
          </table:table-cell>
          <table:table-cell office:value-type="float" office:value="86.49" calcext:value-type="float">
            <text:p>86.49</text:p>
          </table:table-cell>
          <table:table-cell office:value-type="float" office:value="89.19" calcext:value-type="float">
            <text:p>89.19</text:p>
          </table:table-cell>
          <table:table-cell office:value-type="float" office:value="94.59" calcext:value-type="float">
            <text:p>94.59</text:p>
          </table:table-cell>
          <table:table-cell office:value-type="float" office:value="98.65" calcext:value-type="float">
            <text:p>98.65</text:p>
          </table:table-cell>
        </table:table-row>
        <table:table-row table:style-name="ro1">
          <table:table-cell office:value-type="string" calcext:value-type="string">
            <text:p>SLL</text:p>
          </table:table-cell>
          <table:table-cell office:value-type="string" calcext:value-type="string">
            <text:p>#valid</text:p>
          </table:table-cell>
          <table:table-cell office:value-type="float" office:value="1057" calcext:value-type="float">
            <text:p>1057</text:p>
          </table:table-cell>
          <table:table-cell office:value-type="float" office:value="2114" calcext:value-type="float">
            <text:p>2114</text:p>
          </table:table-cell>
          <table:table-cell office:value-type="float" office:value="3172" calcext:value-type="float">
            <text:p>3172</text:p>
          </table:table-cell>
          <table:table-cell office:value-type="float" office:value="4229" calcext:value-type="float">
            <text:p>4229</text:p>
          </table:table-cell>
          <table:table-cell office:value-type="float" office:value="5286" calcext:value-type="float">
            <text:p>5286</text:p>
          </table:table-cell>
          <table:table-cell office:value-type="float" office:value="6344" calcext:value-type="float">
            <text:p>6344</text:p>
          </table:table-cell>
          <table:table-cell office:value-type="float" office:value="7401" calcext:value-type="float">
            <text:p>7401</text:p>
          </table:table-cell>
          <table:table-cell office:value-type="float" office:value="8458" calcext:value-type="float">
            <text:p>8458</text:p>
          </table:table-cell>
          <table:table-cell office:value-type="float" office:value="9516" calcext:value-type="float">
            <text:p>9516</text:p>
          </table:table-cell>
          <table:table-cell office:value-type="float" office:value="10573" calcext:value-type="float">
            <text:p>10573</text:p>
          </table:table-cell>
          <table:table-cell office:value-type="float" office:value="11630" calcext:value-type="float">
            <text:p>11630</text:p>
          </table:table-cell>
          <table:table-cell office:value-type="float" office:value="12688" calcext:value-type="float">
            <text:p>12688</text:p>
          </table:table-cell>
          <table:table-cell office:value-type="float" office:value="13745" calcext:value-type="float">
            <text:p>13745</text:p>
          </table:table-cell>
          <table:table-cell office:value-type="float" office:value="14802" calcext:value-type="float">
            <text:p>14802</text:p>
          </table:table-cell>
          <table:table-cell office:value-type="float" office:value="15860" calcext:value-type="float">
            <text:p>15860</text:p>
          </table:table-cell>
          <table:table-cell office:value-type="float" office:value="16917" calcext:value-type="float">
            <text:p>16917</text:p>
          </table:table-cell>
          <table:table-cell office:value-type="float" office:value="17974" calcext:value-type="float">
            <text:p>17974</text:p>
          </table:table-cell>
          <table:table-cell office:value-type="float" office:value="19032" calcext:value-type="float">
            <text:p>19032</text:p>
          </table:table-cell>
          <table:table-cell office:value-type="float" office:value="20089" calcext:value-type="float">
            <text:p>20089</text:p>
          </table:table-cell>
          <table:table-cell office:value-type="float" office:value="21147" calcext:value-type="float">
            <text:p>21147</text:p>
          </table:table-cell>
        </table:table-row>
        <table:table-row table:style-name="ro1">
          <table:table-cell office:value-type="string" calcext:value-type="string">
            <text:p>size=9</text:p>
          </table:table-cell>
          <table:table-cell office:value-type="string" calcext:value-type="string">
            <text:p>#expl.</text:p>
          </table:table-cell>
          <table:table-cell office:value-type="float" office:value="15279" calcext:value-type="float">
            <text:p>15279</text:p>
          </table:table-cell>
          <table:table-cell office:value-type="float" office:value="30265" calcext:value-type="float">
            <text:p>30265</text:p>
          </table:table-cell>
          <table:table-cell office:value-type="float" office:value="44933" calcext:value-type="float">
            <text:p>44933</text:p>
          </table:table-cell>
          <table:table-cell office:value-type="float" office:value="59221" calcext:value-type="float">
            <text:p>59221</text:p>
          </table:table-cell>
          <table:table-cell office:value-type="float" office:value="74258" calcext:value-type="float">
            <text:p>74258</text:p>
          </table:table-cell>
          <table:table-cell office:value-type="float" office:value="88925" calcext:value-type="float">
            <text:p>88925</text:p>
          </table:table-cell>
          <table:table-cell office:value-type="float" office:value="103095" calcext:value-type="float">
            <text:p>103095</text:p>
          </table:table-cell>
          <table:table-cell office:value-type="float" office:value="118245" calcext:value-type="float">
            <text:p>118245</text:p>
          </table:table-cell>
          <table:table-cell office:value-type="float" office:value="132891" calcext:value-type="float">
            <text:p>132891</text:p>
          </table:table-cell>
          <table:table-cell office:value-type="float" office:value="147188" calcext:value-type="float">
            <text:p>147188</text:p>
          </table:table-cell>
          <table:table-cell office:value-type="float" office:value="161807" calcext:value-type="float">
            <text:p>161807</text:p>
          </table:table-cell>
          <table:table-cell office:value-type="float" office:value="176044" calcext:value-type="float">
            <text:p>176044</text:p>
          </table:table-cell>
          <table:table-cell office:value-type="float" office:value="190640" calcext:value-type="float">
            <text:p>190640</text:p>
          </table:table-cell>
          <table:table-cell office:value-type="float" office:value="204911" calcext:value-type="float">
            <text:p>204911</text:p>
          </table:table-cell>
          <table:table-cell office:value-type="float" office:value="219455" calcext:value-type="float">
            <text:p>219455</text:p>
          </table:table-cell>
          <table:table-cell office:value-type="float" office:value="233578" calcext:value-type="float">
            <text:p>233578</text:p>
          </table:table-cell>
          <table:table-cell office:value-type="float" office:value="247621" calcext:value-type="float">
            <text:p>247621</text:p>
          </table:table-cell>
          <table:table-cell office:value-type="float" office:value="261745" calcext:value-type="float">
            <text:p>261745</text:p>
          </table:table-cell>
          <table:table-cell office:value-type="float" office:value="275659" calcext:value-type="float">
            <text:p>275659</text:p>
          </table:table-cell>
          <table:table-cell office:value-type="float" office:value="289313" calcext:value-type="float">
            <text:p>289313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5.28" calcext:value-type="float">
            <text:p>5.28</text:p>
          </table:table-cell>
          <table:table-cell office:value-type="float" office:value="10.46" calcext:value-type="float">
            <text:p>10.46</text:p>
          </table:table-cell>
          <table:table-cell office:value-type="float" office:value="15.53" calcext:value-type="float">
            <text:p>15.53</text:p>
          </table:table-cell>
          <table:table-cell office:value-type="float" office:value="20.47" calcext:value-type="float">
            <text:p>20.47</text:p>
          </table:table-cell>
          <table:table-cell office:value-type="float" office:value="25.67" calcext:value-type="float">
            <text:p>25.67</text:p>
          </table:table-cell>
          <table:table-cell office:value-type="float" office:value="30.74" calcext:value-type="float">
            <text:p>30.74</text:p>
          </table:table-cell>
          <table:table-cell office:value-type="float" office:value="35.63" calcext:value-type="float">
            <text:p>35.63</text:p>
          </table:table-cell>
          <table:table-cell office:value-type="float" office:value="40.87" calcext:value-type="float">
            <text:p>40.87</text:p>
          </table:table-cell>
          <table:table-cell office:value-type="float" office:value="45.93" calcext:value-type="float">
            <text:p>45.93</text:p>
          </table:table-cell>
          <table:table-cell office:value-type="float" office:value="50.87" calcext:value-type="float">
            <text:p>50.87</text:p>
          </table:table-cell>
          <table:table-cell office:value-type="float" office:value="55.93" calcext:value-type="float">
            <text:p>55.93</text:p>
          </table:table-cell>
          <table:table-cell office:value-type="float" office:value="60.85" calcext:value-type="float">
            <text:p>60.85</text:p>
          </table:table-cell>
          <table:table-cell office:value-type="float" office:value="65.89" calcext:value-type="float">
            <text:p>65.89</text:p>
          </table:table-cell>
          <table:table-cell office:value-type="float" office:value="70.82" calcext:value-type="float">
            <text:p>70.82</text:p>
          </table:table-cell>
          <table:table-cell office:value-type="float" office:value="75.85" calcext:value-type="float">
            <text:p>75.85</text:p>
          </table:table-cell>
          <table:table-cell office:value-type="float" office:value="80.73" calcext:value-type="float">
            <text:p>80.73</text:p>
          </table:table-cell>
          <table:table-cell office:value-type="float" office:value="85.59" calcext:value-type="float">
            <text:p>85.59</text:p>
          </table:table-cell>
          <table:table-cell office:value-type="float" office:value="90.47" calcext:value-type="float">
            <text:p>90.47</text:p>
          </table:table-cell>
          <table:table-cell office:value-type="float" office:value="95.28" calcext:value-type="float">
            <text:p>95.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LL</text:p>
          </table:table-cell>
          <table:table-cell office:value-type="string" calcext:value-type="string">
            <text:p>#valid</text:p>
          </table:table-cell>
          <table:table-cell office:value-type="float" office:value="5798" calcext:value-type="float">
            <text:p>5798</text:p>
          </table:table-cell>
          <table:table-cell office:value-type="float" office:value="11597" calcext:value-type="float">
            <text:p>11597</text:p>
          </table:table-cell>
          <table:table-cell office:value-type="float" office:value="17396" calcext:value-type="float">
            <text:p>17396</text:p>
          </table:table-cell>
          <table:table-cell office:value-type="float" office:value="23195" calcext:value-type="float">
            <text:p>23195</text:p>
          </table:table-cell>
          <table:table-cell office:value-type="float" office:value="28993" calcext:value-type="float">
            <text:p>28993</text:p>
          </table:table-cell>
          <table:table-cell office:value-type="float" office:value="34792" calcext:value-type="float">
            <text:p>34792</text:p>
          </table:table-cell>
          <table:table-cell office:value-type="float" office:value="40591" calcext:value-type="float">
            <text:p>40591</text:p>
          </table:table-cell>
          <table:table-cell office:value-type="float" office:value="46390" calcext:value-type="float">
            <text:p>46390</text:p>
          </table:table-cell>
          <table:table-cell office:value-type="float" office:value="52188" calcext:value-type="float">
            <text:p>52188</text:p>
          </table:table-cell>
          <table:table-cell office:value-type="float" office:value="57987" calcext:value-type="float">
            <text:p>57987</text:p>
          </table:table-cell>
          <table:table-cell office:value-type="float" office:value="63786" calcext:value-type="float">
            <text:p>63786</text:p>
          </table:table-cell>
          <table:table-cell office:value-type="float" office:value="69585" calcext:value-type="float">
            <text:p>69585</text:p>
          </table:table-cell>
          <table:table-cell office:value-type="float" office:value="75383" calcext:value-type="float">
            <text:p>75383</text:p>
          </table:table-cell>
          <table:table-cell office:value-type="float" office:value="81182" calcext:value-type="float">
            <text:p>81182</text:p>
          </table:table-cell>
          <table:table-cell office:value-type="float" office:value="86981" calcext:value-type="float">
            <text:p>86981</text:p>
          </table:table-cell>
          <table:table-cell office:value-type="float" office:value="92780" calcext:value-type="float">
            <text:p>92780</text:p>
          </table:table-cell>
          <table:table-cell office:value-type="float" office:value="98578" calcext:value-type="float">
            <text:p>98578</text:p>
          </table:table-cell>
          <table:table-cell office:value-type="float" office:value="104377" calcext:value-type="float">
            <text:p>104377</text:p>
          </table:table-cell>
          <table:table-cell office:value-type="float" office:value="110176" calcext:value-type="float">
            <text:p>110176</text:p>
          </table:table-cell>
          <table:table-cell office:value-type="float" office:value="115975" calcext:value-type="float">
            <text:p>115975</text:p>
          </table:table-cell>
        </table:table-row>
        <table:table-row table:style-name="ro1">
          <table:table-cell office:value-type="string" calcext:value-type="string">
            <text:p>size=10</text:p>
          </table:table-cell>
          <table:table-cell office:value-type="string" calcext:value-type="string">
            <text:p>#expl.</text:p>
          </table:table-cell>
          <table:table-cell office:value-type="float" office:value="88808" calcext:value-type="float">
            <text:p>88808</text:p>
          </table:table-cell>
          <table:table-cell office:value-type="float" office:value="176112" calcext:value-type="float">
            <text:p>176112</text:p>
          </table:table-cell>
          <table:table-cell office:value-type="float" office:value="261865" calcext:value-type="float">
            <text:p>261865</text:p>
          </table:table-cell>
          <table:table-cell office:value-type="float" office:value="347293" calcext:value-type="float">
            <text:p>347293</text:p>
          </table:table-cell>
          <table:table-cell office:value-type="float" office:value="434481" calcext:value-type="float">
            <text:p>434481</text:p>
          </table:table-cell>
          <table:table-cell office:value-type="float" office:value="520178" calcext:value-type="float">
            <text:p>520178</text:p>
          </table:table-cell>
          <table:table-cell office:value-type="float" office:value="605772" calcext:value-type="float">
            <text:p>605772</text:p>
          </table:table-cell>
          <table:table-cell office:value-type="float" office:value="692778" calcext:value-type="float">
            <text:p>692778</text:p>
          </table:table-cell>
          <table:table-cell office:value-type="float" office:value="778392" calcext:value-type="float">
            <text:p>778392</text:p>
          </table:table-cell>
          <table:table-cell office:value-type="float" office:value="863343" calcext:value-type="float">
            <text:p>863343</text:p>
          </table:table-cell>
          <table:table-cell office:value-type="float" office:value="948505" calcext:value-type="float">
            <text:p>948505</text:p>
          </table:table-cell>
          <table:table-cell office:value-type="float" office:value="1033582" calcext:value-type="float">
            <text:p>1033582</text:p>
          </table:table-cell>
          <table:table-cell office:value-type="float" office:value="1118217" calcext:value-type="float">
            <text:p>1118217</text:p>
          </table:table-cell>
          <table:table-cell office:value-type="float" office:value="1204180" calcext:value-type="float">
            <text:p>1204180</text:p>
          </table:table-cell>
          <table:table-cell office:value-type="float" office:value="1287979" calcext:value-type="float">
            <text:p>1287979</text:p>
          </table:table-cell>
          <table:table-cell office:value-type="float" office:value="1371727" calcext:value-type="float">
            <text:p>1371727</text:p>
          </table:table-cell>
          <table:table-cell office:value-type="float" office:value="1455439" calcext:value-type="float">
            <text:p>1455439</text:p>
          </table:table-cell>
          <table:table-cell office:value-type="float" office:value="1539037" calcext:value-type="float">
            <text:p>1539037</text:p>
          </table:table-cell>
          <table:table-cell office:value-type="float" office:value="1621024" calcext:value-type="float">
            <text:p>1621024</text:p>
          </table:table-cell>
          <table:table-cell office:value-type="float" office:value="1702159" calcext:value-type="float">
            <text:p>1702159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5.22" calcext:value-type="float">
            <text:p>5.22</text:p>
          </table:table-cell>
          <table:table-cell office:value-type="float" office:value="10.35" calcext:value-type="float">
            <text:p>10.35</text:p>
          </table:table-cell>
          <table:table-cell office:value-type="float" office:value="15.38" calcext:value-type="float">
            <text:p>15.38</text:p>
          </table:table-cell>
          <table:table-cell office:value-type="float" office:value="20.4" calcext:value-type="float">
            <text:p>20.4</text:p>
          </table:table-cell>
          <table:table-cell office:value-type="float" office:value="25.53" calcext:value-type="float">
            <text:p>25.53</text:p>
          </table:table-cell>
          <table:table-cell office:value-type="float" office:value="30.56" calcext:value-type="float">
            <text:p>30.56</text:p>
          </table:table-cell>
          <table:table-cell office:value-type="float" office:value="35.59" calcext:value-type="float">
            <text:p>35.59</text:p>
          </table:table-cell>
          <table:table-cell office:value-type="float" office:value="40.7" calcext:value-type="float">
            <text:p>40.7</text:p>
          </table:table-cell>
          <table:table-cell office:value-type="float" office:value="45.73" calcext:value-type="float">
            <text:p>45.73</text:p>
          </table:table-cell>
          <table:table-cell office:value-type="float" office:value="50.72" calcext:value-type="float">
            <text:p>50.72</text:p>
          </table:table-cell>
          <table:table-cell office:value-type="float" office:value="55.72" calcext:value-type="float">
            <text:p>55.72</text:p>
          </table:table-cell>
          <table:table-cell office:value-type="float" office:value="60.72" calcext:value-type="float">
            <text:p>60.72</text:p>
          </table:table-cell>
          <table:table-cell office:value-type="float" office:value="65.69" calcext:value-type="float">
            <text:p>65.69</text:p>
          </table:table-cell>
          <table:table-cell office:value-type="float" office:value="70.74" calcext:value-type="float">
            <text:p>70.74</text:p>
          </table:table-cell>
          <table:table-cell office:value-type="float" office:value="75.67" calcext:value-type="float">
            <text:p>75.67</text:p>
          </table:table-cell>
          <table:table-cell office:value-type="float" office:value="80.59" calcext:value-type="float">
            <text:p>80.59</text:p>
          </table:table-cell>
          <table:table-cell office:value-type="float" office:value="85.5" calcext:value-type="float">
            <text:p>85.5</text:p>
          </table:table-cell>
          <table:table-cell office:value-type="float" office:value="90.42" calcext:value-type="float">
            <text:p>90.42</text:p>
          </table:table-cell>
          <table:table-cell office:value-type="float" office:value="95.23" calcext:value-type="float">
            <text:p>95.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H</text:p>
          </table:table-cell>
          <table:table-cell office:value-type="string" calcext:value-type="string">
            <text:p>#valid</text:p>
          </table:table-cell>
          <table:table-cell office:value-type="float" office:value="2614" calcext:value-type="float">
            <text:p>2614</text:p>
          </table:table-cell>
          <table:table-cell office:value-type="float" office:value="5228" calcext:value-type="float">
            <text:p>5228</text:p>
          </table:table-cell>
          <table:table-cell office:value-type="float" office:value="7842" calcext:value-type="float">
            <text:p>7842</text:p>
          </table:table-cell>
          <table:table-cell office:value-type="float" office:value="10456" calcext:value-type="float">
            <text:p>10456</text:p>
          </table:table-cell>
          <table:table-cell office:value-type="float" office:value="13070" calcext:value-type="float">
            <text:p>13070</text:p>
          </table:table-cell>
          <table:table-cell office:value-type="float" office:value="15684" calcext:value-type="float">
            <text:p>15684</text:p>
          </table:table-cell>
          <table:table-cell office:value-type="float" office:value="18298" calcext:value-type="float">
            <text:p>18298</text:p>
          </table:table-cell>
          <table:table-cell office:value-type="float" office:value="20912" calcext:value-type="float">
            <text:p>20912</text:p>
          </table:table-cell>
          <table:table-cell office:value-type="float" office:value="23526" calcext:value-type="float">
            <text:p>23526</text:p>
          </table:table-cell>
          <table:table-cell office:value-type="float" office:value="26140" calcext:value-type="float">
            <text:p>26140</text:p>
          </table:table-cell>
          <table:table-cell office:value-type="float" office:value="28754" calcext:value-type="float">
            <text:p>28754</text:p>
          </table:table-cell>
          <table:table-cell office:value-type="float" office:value="31368" calcext:value-type="float">
            <text:p>31368</text:p>
          </table:table-cell>
          <table:table-cell office:value-type="float" office:value="33982" calcext:value-type="float">
            <text:p>33982</text:p>
          </table:table-cell>
          <table:table-cell office:value-type="float" office:value="36596" calcext:value-type="float">
            <text:p>36596</text:p>
          </table:table-cell>
          <table:table-cell office:value-type="float" office:value="39210" calcext:value-type="float">
            <text:p>39210</text:p>
          </table:table-cell>
          <table:table-cell office:value-type="float" office:value="41824" calcext:value-type="float">
            <text:p>41824</text:p>
          </table:table-cell>
          <table:table-cell office:value-type="float" office:value="44438" calcext:value-type="float">
            <text:p>44438</text:p>
          </table:table-cell>
          <table:table-cell office:value-type="float" office:value="47052" calcext:value-type="float">
            <text:p>47052</text:p>
          </table:table-cell>
          <table:table-cell office:value-type="float" office:value="49666" calcext:value-type="float">
            <text:p>49666</text:p>
          </table:table-cell>
          <table:table-cell office:value-type="float" office:value="52281" calcext:value-type="float">
            <text:p>52281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expl.</text:p>
          </table:table-cell>
          <table:table-cell office:value-type="float" office:value="9543" calcext:value-type="float">
            <text:p>9543</text:p>
          </table:table-cell>
          <table:table-cell office:value-type="float" office:value="21352" calcext:value-type="float">
            <text:p>21352</text:p>
          </table:table-cell>
          <table:table-cell office:value-type="float" office:value="31762" calcext:value-type="float">
            <text:p>31762</text:p>
          </table:table-cell>
          <table:table-cell office:value-type="float" office:value="39338" calcext:value-type="float">
            <text:p>39338</text:p>
          </table:table-cell>
          <table:table-cell office:value-type="float" office:value="43721" calcext:value-type="float">
            <text:p>43721</text:p>
          </table:table-cell>
          <table:table-cell office:value-type="float" office:value="47907" calcext:value-type="float">
            <text:p>47907</text:p>
          </table:table-cell>
          <table:table-cell office:value-type="float" office:value="53338" calcext:value-type="float">
            <text:p>53338</text:p>
          </table:table-cell>
          <table:table-cell office:value-type="float" office:value="57920" calcext:value-type="float">
            <text:p>57920</text:p>
          </table:table-cell>
          <table:table-cell office:value-type="float" office:value="65532" calcext:value-type="float">
            <text:p>65532</text:p>
          </table:table-cell>
          <table:table-cell office:value-type="float" office:value="77564" calcext:value-type="float">
            <text:p>77564</text:p>
          </table:table-cell>
          <table:table-cell office:value-type="float" office:value="83057" calcext:value-type="float">
            <text:p>83057</text:p>
          </table:table-cell>
          <table:table-cell office:value-type="float" office:value="88601" calcext:value-type="float">
            <text:p>88601</text:p>
          </table:table-cell>
          <table:table-cell office:value-type="float" office:value="97356" calcext:value-type="float">
            <text:p>97356</text:p>
          </table:table-cell>
          <table:table-cell office:value-type="float" office:value="104494" calcext:value-type="float">
            <text:p>104494</text:p>
          </table:table-cell>
          <table:table-cell office:value-type="float" office:value="112978" calcext:value-type="float">
            <text:p>112978</text:p>
          </table:table-cell>
          <table:table-cell office:value-type="float" office:value="122978" calcext:value-type="float">
            <text:p>122978</text:p>
          </table:table-cell>
          <table:table-cell office:value-type="float" office:value="135060" calcext:value-type="float">
            <text:p>135060</text:p>
          </table:table-cell>
          <table:table-cell office:value-type="float" office:value="142802" calcext:value-type="float">
            <text:p>142802</text:p>
          </table:table-cell>
          <table:table-cell office:value-type="float" office:value="151935" calcext:value-type="float">
            <text:p>151935</text:p>
          </table:table-cell>
          <table:table-cell office:value-type="float" office:value="164194" calcext:value-type="float">
            <text:p>164194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5.81" calcext:value-type="float">
            <text:p>5.81</text:p>
          </table:table-cell>
          <table:table-cell office:value-type="float" office:value="12.99" calcext:value-type="float">
            <text:p>12.99</text:p>
          </table:table-cell>
          <table:table-cell office:value-type="float" office:value="19.32" calcext:value-type="float">
            <text:p>19.32</text:p>
          </table:table-cell>
          <table:table-cell office:value-type="float" office:value="23.93" calcext:value-type="float">
            <text:p>23.93</text:p>
          </table:table-cell>
          <table:table-cell office:value-type="float" office:value="26.6" calcext:value-type="float">
            <text:p>26.6</text:p>
          </table:table-cell>
          <table:table-cell office:value-type="float" office:value="29.15" calcext:value-type="float">
            <text:p>29.15</text:p>
          </table:table-cell>
          <table:table-cell office:value-type="float" office:value="32.45" calcext:value-type="float">
            <text:p>32.45</text:p>
          </table:table-cell>
          <table:table-cell office:value-type="float" office:value="35.24" calcext:value-type="float">
            <text:p>35.24</text:p>
          </table:table-cell>
          <table:table-cell office:value-type="float" office:value="39.87" calcext:value-type="float">
            <text:p>39.87</text:p>
          </table:table-cell>
          <table:table-cell office:value-type="float" office:value="47.19" calcext:value-type="float">
            <text:p>47.19</text:p>
          </table:table-cell>
          <table:table-cell office:value-type="float" office:value="50.53" calcext:value-type="float">
            <text:p>50.53</text:p>
          </table:table-cell>
          <table:table-cell office:value-type="float" office:value="53.91" calcext:value-type="float">
            <text:p>53.91</text:p>
          </table:table-cell>
          <table:table-cell office:value-type="float" office:value="59.23" calcext:value-type="float">
            <text:p>59.23</text:p>
          </table:table-cell>
          <table:table-cell office:value-type="float" office:value="63.57" calcext:value-type="float">
            <text:p>63.57</text:p>
          </table:table-cell>
          <table:table-cell office:value-type="float" office:value="68.74" calcext:value-type="float">
            <text:p>68.74</text:p>
          </table:table-cell>
          <table:table-cell office:value-type="float" office:value="74.82" calcext:value-type="float">
            <text:p>74.82</text:p>
          </table:table-cell>
          <table:table-cell office:value-type="float" office:value="82.17" calcext:value-type="float">
            <text:p>82.17</text:p>
          </table:table-cell>
          <table:table-cell office:value-type="float" office:value="86.88" calcext:value-type="float">
            <text:p>86.88</text:p>
          </table:table-cell>
          <table:table-cell office:value-type="float" office:value="92.44" calcext:value-type="float">
            <text:p>92.44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FH</text:p>
          </table:table-cell>
          <table:table-cell office:value-type="string" calcext:value-type="string">
            <text:p>#valid</text:p>
          </table:table-cell>
          <table:table-cell office:value-type="float" office:value="73709" calcext:value-type="float">
            <text:p>73709</text:p>
          </table:table-cell>
          <table:table-cell office:value-type="float" office:value="147418" calcext:value-type="float">
            <text:p>147418</text:p>
          </table:table-cell>
          <table:table-cell office:value-type="float" office:value="221127" calcext:value-type="float">
            <text:p>221127</text:p>
          </table:table-cell>
          <table:table-cell office:value-type="float" office:value="294837" calcext:value-type="float">
            <text:p>294837</text:p>
          </table:table-cell>
          <table:table-cell office:value-type="float" office:value="368546" calcext:value-type="float">
            <text:p>368546</text:p>
          </table:table-cell>
          <table:table-cell office:value-type="float" office:value="442255" calcext:value-type="float">
            <text:p>442255</text:p>
          </table:table-cell>
          <table:table-cell office:value-type="float" office:value="515965" calcext:value-type="float">
            <text:p>515965</text:p>
          </table:table-cell>
          <table:table-cell office:value-type="float" office:value="589674" calcext:value-type="float">
            <text:p>589674</text:p>
          </table:table-cell>
          <table:table-cell office:value-type="float" office:value="663383" calcext:value-type="float">
            <text:p>663383</text:p>
          </table:table-cell>
          <table:table-cell office:value-type="float" office:value="737093" calcext:value-type="float">
            <text:p>737093</text:p>
          </table:table-cell>
          <table:table-cell office:value-type="float" office:value="810802" calcext:value-type="float">
            <text:p>810802</text:p>
          </table:table-cell>
          <table:table-cell office:value-type="float" office:value="884511" calcext:value-type="float">
            <text:p>884511</text:p>
          </table:table-cell>
          <table:table-cell office:value-type="float" office:value="958220" calcext:value-type="float">
            <text:p>958220</text:p>
          </table:table-cell>
          <table:table-cell office:value-type="float" office:value="1031930" calcext:value-type="float">
            <text:p>1031930</text:p>
          </table:table-cell>
          <table:table-cell office:value-type="float" office:value="1105639" calcext:value-type="float">
            <text:p>1105639</text:p>
          </table:table-cell>
          <table:table-cell office:value-type="float" office:value="1179348" calcext:value-type="float">
            <text:p>1179348</text:p>
          </table:table-cell>
          <table:table-cell office:value-type="float" office:value="1253058" calcext:value-type="float">
            <text:p>1253058</text:p>
          </table:table-cell>
          <table:table-cell office:value-type="float" office:value="1326767" calcext:value-type="float">
            <text:p>1326767</text:p>
          </table:table-cell>
          <table:table-cell office:value-type="float" office:value="1400476" calcext:value-type="float">
            <text:p>1400476</text:p>
          </table:table-cell>
          <table:table-cell office:value-type="float" office:value="1474186" calcext:value-type="float">
            <text:p>1474186</text:p>
          </table:table-cell>
        </table:table-row>
        <table:table-row table:style-name="ro1">
          <table:table-cell office:value-type="string" calcext:value-type="string">
            <text:p>size=6</text:p>
          </table:table-cell>
          <table:table-cell office:value-type="string" calcext:value-type="string">
            <text:p>#expl.</text:p>
          </table:table-cell>
          <table:table-cell office:value-type="float" office:value="373345" calcext:value-type="float">
            <text:p>373345</text:p>
          </table:table-cell>
          <table:table-cell office:value-type="float" office:value="770000" calcext:value-type="float">
            <text:p>770000</text:p>
          </table:table-cell>
          <table:table-cell office:value-type="float" office:value="1006848" calcext:value-type="float">
            <text:p>1006848</text:p>
          </table:table-cell>
          <table:table-cell office:value-type="float" office:value="1166246" calcext:value-type="float">
            <text:p>1166246</text:p>
          </table:table-cell>
          <table:table-cell office:value-type="float" office:value="1279124" calcext:value-type="float">
            <text:p>1279124</text:p>
          </table:table-cell>
          <table:table-cell office:value-type="float" office:value="1417100" calcext:value-type="float">
            <text:p>1417100</text:p>
          </table:table-cell>
          <table:table-cell office:value-type="float" office:value="1532668" calcext:value-type="float">
            <text:p>1532668</text:p>
          </table:table-cell>
          <table:table-cell office:value-type="float" office:value="1706702" calcext:value-type="float">
            <text:p>1706702</text:p>
          </table:table-cell>
          <table:table-cell office:value-type="float" office:value="2072732" calcext:value-type="float">
            <text:p>2072732</text:p>
          </table:table-cell>
          <table:table-cell office:value-type="float" office:value="2242833" calcext:value-type="float">
            <text:p>2242833</text:p>
          </table:table-cell>
          <table:table-cell office:value-type="float" office:value="2389018" calcext:value-type="float">
            <text:p>2389018</text:p>
          </table:table-cell>
          <table:table-cell office:value-type="float" office:value="2674269" calcext:value-type="float">
            <text:p>2674269</text:p>
          </table:table-cell>
          <table:table-cell office:value-type="float" office:value="2864461" calcext:value-type="float">
            <text:p>2864461</text:p>
          </table:table-cell>
          <table:table-cell office:value-type="float" office:value="3133203" calcext:value-type="float">
            <text:p>3133203</text:p>
          </table:table-cell>
          <table:table-cell office:value-type="float" office:value="3431439" calcext:value-type="float">
            <text:p>3431439</text:p>
          </table:table-cell>
          <table:table-cell office:value-type="float" office:value="3703533" calcext:value-type="float">
            <text:p>3703533</text:p>
          </table:table-cell>
          <table:table-cell office:value-type="float" office:value="3966138" calcext:value-type="float">
            <text:p>3966138</text:p>
          </table:table-cell>
          <table:table-cell office:value-type="float" office:value="4236464" calcext:value-type="float">
            <text:p>4236464</text:p>
          </table:table-cell>
          <table:table-cell office:value-type="float" office:value="4512471" calcext:value-type="float">
            <text:p>4512471</text:p>
          </table:table-cell>
          <table:table-cell office:value-type="float" office:value="4809035" calcext:value-type="float">
            <text:p>4809035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7.76" calcext:value-type="float">
            <text:p>7.76</text:p>
          </table:table-cell>
          <table:table-cell office:value-type="float" office:value="16.01" calcext:value-type="float">
            <text:p>16.01</text:p>
          </table:table-cell>
          <table:table-cell office:value-type="float" office:value="20.94" calcext:value-type="float">
            <text:p>20.94</text:p>
          </table:table-cell>
          <table:table-cell office:value-type="float" office:value="24.25" calcext:value-type="float">
            <text:p>24.25</text:p>
          </table:table-cell>
          <table:table-cell office:value-type="float" office:value="26.6" calcext:value-type="float">
            <text:p>26.6</text:p>
          </table:table-cell>
          <table:table-cell office:value-type="float" office:value="29.47" calcext:value-type="float">
            <text:p>29.47</text:p>
          </table:table-cell>
          <table:table-cell office:value-type="float" office:value="31.87" calcext:value-type="float">
            <text:p>31.87</text:p>
          </table:table-cell>
          <table:table-cell office:value-type="float" office:value="35.49" calcext:value-type="float">
            <text:p>35.49</text:p>
          </table:table-cell>
          <table:table-cell office:value-type="float" office:value="43.1" calcext:value-type="float">
            <text:p>43.1</text:p>
          </table:table-cell>
          <table:table-cell office:value-type="float" office:value="46.64" calcext:value-type="float">
            <text:p>46.64</text:p>
          </table:table-cell>
          <table:table-cell office:value-type="float" office:value="49.68" calcext:value-type="float">
            <text:p>49.68</text:p>
          </table:table-cell>
          <table:table-cell office:value-type="float" office:value="55.61" calcext:value-type="float">
            <text:p>55.61</text:p>
          </table:table-cell>
          <table:table-cell office:value-type="float" office:value="59.56" calcext:value-type="float">
            <text:p>59.56</text:p>
          </table:table-cell>
          <table:table-cell office:value-type="float" office:value="65.15" calcext:value-type="float">
            <text:p>65.15</text:p>
          </table:table-cell>
          <table:table-cell office:value-type="float" office:value="71.35" calcext:value-type="float">
            <text:p>71.35</text:p>
          </table:table-cell>
          <table:table-cell office:value-type="float" office:value="77.01" calcext:value-type="float">
            <text:p>77.01</text:p>
          </table:table-cell>
          <table:table-cell office:value-type="float" office:value="82.47" calcext:value-type="float">
            <text:p>82.47</text:p>
          </table:table-cell>
          <table:table-cell office:value-type="float" office:value="88.09" calcext:value-type="float">
            <text:p>88.09</text:p>
          </table:table-cell>
          <table:table-cell office:value-type="float" office:value="93.83" calcext:value-type="float">
            <text:p>93.83</text:p>
          </table:table-cell>
          <table:table-cell office:value-type="float" office:value="99.99" calcext:value-type="float">
            <text:p>99.99</text:p>
          </table:table-cell>
        </table:table-row>
        <table:table-row table:style-name="ro1">
          <table:table-cell office:value-type="string" calcext:value-type="string">
            <text:p>FH</text:p>
          </table:table-cell>
          <table:table-cell office:value-type="string" calcext:value-type="string">
            <text:p>#valid</text:p>
          </table:table-cell>
          <table:table-cell office:value-type="float" office:value="2484913" calcext:value-type="float">
            <text:p>2484913</text:p>
          </table:table-cell>
          <table:table-cell office:value-type="float" office:value="4969827" calcext:value-type="float">
            <text:p>4969827</text:p>
          </table:table-cell>
          <table:table-cell office:value-type="float" office:value="7454740" calcext:value-type="float">
            <text:p>7454740</text:p>
          </table:table-cell>
          <table:table-cell office:value-type="float" office:value="9939654" calcext:value-type="float">
            <text:p>9939654</text:p>
          </table:table-cell>
          <table:table-cell office:value-type="float" office:value="12424568" calcext:value-type="float">
            <text:p>12424568</text:p>
          </table:table-cell>
          <table:table-cell office:value-type="float" office:value="14909481" calcext:value-type="float">
            <text:p>14909481</text:p>
          </table:table-cell>
          <table:table-cell office:value-type="float" office:value="17394395" calcext:value-type="float">
            <text:p>17394395</text:p>
          </table:table-cell>
          <table:table-cell office:value-type="float" office:value="19879308" calcext:value-type="float">
            <text:p>19879308</text:p>
          </table:table-cell>
          <table:table-cell office:value-type="float" office:value="22364222" calcext:value-type="float">
            <text:p>22364222</text:p>
          </table:table-cell>
          <table:table-cell office:value-type="float" office:value="24849136" calcext:value-type="float">
            <text:p>24849136</text:p>
          </table:table-cell>
          <table:table-cell office:value-type="float" office:value="27334049" calcext:value-type="float">
            <text:p>27334049</text:p>
          </table:table-cell>
          <table:table-cell office:value-type="float" office:value="29818963" calcext:value-type="float">
            <text:p>29818963</text:p>
          </table:table-cell>
          <table:table-cell office:value-type="float" office:value="32303876" calcext:value-type="float">
            <text:p>32303876</text:p>
          </table:table-cell>
          <table:table-cell office:value-type="float" office:value="34788790" calcext:value-type="float">
            <text:p>34788790</text:p>
          </table:table-cell>
          <table:table-cell office:value-type="float" office:value="37273704" calcext:value-type="float">
            <text:p>37273704</text:p>
          </table:table-cell>
          <table:table-cell office:value-type="float" office:value="39758617" calcext:value-type="float">
            <text:p>39758617</text:p>
          </table:table-cell>
          <table:table-cell office:value-type="float" office:value="42243531" calcext:value-type="float">
            <text:p>42243531</text:p>
          </table:table-cell>
          <table:table-cell office:value-type="float" office:value="44728444" calcext:value-type="float">
            <text:p>44728444</text:p>
          </table:table-cell>
          <table:table-cell office:value-type="float" office:value="47213358" calcext:value-type="float">
            <text:p>47213358</text:p>
          </table:table-cell>
          <table:table-cell office:value-type="float" office:value="49698272" calcext:value-type="float">
            <text:p>49698272</text:p>
          </table:table-cell>
        </table:table-row>
        <table:table-row table:style-name="ro1">
          <table:table-cell office:value-type="string" calcext:value-type="string">
            <text:p>size=7</text:p>
          </table:table-cell>
          <table:table-cell office:value-type="string" calcext:value-type="string">
            <text:p>#expl.</text:p>
          </table:table-cell>
          <table:table-cell office:value-type="float" office:value="15295876" calcext:value-type="float">
            <text:p>15295876</text:p>
          </table:table-cell>
          <table:table-cell office:value-type="float" office:value="28692042" calcext:value-type="float">
            <text:p>28692042</text:p>
          </table:table-cell>
          <table:table-cell office:value-type="float" office:value="36582646" calcext:value-type="float">
            <text:p>36582646</text:p>
          </table:table-cell>
          <table:table-cell office:value-type="float" office:value="40692787" calcext:value-type="float">
            <text:p>40692787</text:p>
          </table:table-cell>
          <table:table-cell office:value-type="float" office:value="44727153" calcext:value-type="float">
            <text:p>44727153</text:p>
          </table:table-cell>
          <table:table-cell office:value-type="float" office:value="49513600" calcext:value-type="float">
            <text:p>49513600</text:p>
          </table:table-cell>
          <table:table-cell office:value-type="float" office:value="53452564" calcext:value-type="float">
            <text:p>53452564</text:p>
          </table:table-cell>
          <table:table-cell office:value-type="float" office:value="66587703" calcext:value-type="float">
            <text:p>66587703</text:p>
          </table:table-cell>
          <table:table-cell office:value-type="float" office:value="73903884" calcext:value-type="float">
            <text:p>73903884</text:p>
          </table:table-cell>
          <table:table-cell office:value-type="float" office:value="78657006" calcext:value-type="float">
            <text:p>78657006</text:p>
          </table:table-cell>
          <table:table-cell office:value-type="float" office:value="88171917" calcext:value-type="float">
            <text:p>88171917</text:p>
          </table:table-cell>
          <table:table-cell office:value-type="float" office:value="94225839" calcext:value-type="float">
            <text:p>94225839</text:p>
          </table:table-cell>
          <table:table-cell office:value-type="float" office:value="103951122" calcext:value-type="float">
            <text:p>103951122</text:p>
          </table:table-cell>
          <table:table-cell office:value-type="float" office:value="115018249" calcext:value-type="float">
            <text:p>115018249</text:p>
          </table:table-cell>
          <table:table-cell office:value-type="float" office:value="125363893" calcext:value-type="float">
            <text:p>125363893</text:p>
          </table:table-cell>
          <table:table-cell office:value-type="float" office:value="137150041" calcext:value-type="float">
            <text:p>137150041</text:p>
          </table:table-cell>
          <table:table-cell office:value-type="float" office:value="144482968" calcext:value-type="float">
            <text:p>144482968</text:p>
          </table:table-cell>
          <table:table-cell office:value-type="float" office:value="155239447" calcext:value-type="float">
            <text:p>155239447</text:p>
          </table:table-cell>
          <table:table-cell office:value-type="float" office:value="165542828" calcext:value-type="float">
            <text:p>165542828</text:p>
          </table:table-cell>
          <table:table-cell office:value-type="float" office:value="175980565" calcext:value-type="float">
            <text:p>175980565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8.69" calcext:value-type="float">
            <text:p>8.69</text:p>
          </table:table-cell>
          <table:table-cell office:value-type="float" office:value="16.3" calcext:value-type="float">
            <text:p>16.3</text:p>
          </table:table-cell>
          <table:table-cell office:value-type="float" office:value="20.79" calcext:value-type="float">
            <text:p>20.79</text:p>
          </table:table-cell>
          <table:table-cell office:value-type="float" office:value="23.12" calcext:value-type="float">
            <text:p>23.12</text:p>
          </table:table-cell>
          <table:table-cell office:value-type="float" office:value="25.42" calcext:value-type="float">
            <text:p>25.42</text:p>
          </table:table-cell>
          <table:table-cell office:value-type="float" office:value="28.14" calcext:value-type="float">
            <text:p>28.14</text:p>
          </table:table-cell>
          <table:table-cell office:value-type="float" office:value="30.37" calcext:value-type="float">
            <text:p>30.37</text:p>
          </table:table-cell>
          <table:table-cell office:value-type="float" office:value="37.84" calcext:value-type="float">
            <text:p>37.84</text:p>
          </table:table-cell>
          <table:table-cell office:value-type="float" office:value="42" calcext:value-type="float">
            <text:p>42</text:p>
          </table:table-cell>
          <table:table-cell office:value-type="float" office:value="44.7" calcext:value-type="float">
            <text:p>44.7</text:p>
          </table:table-cell>
          <table:table-cell office:value-type="float" office:value="50.1" calcext:value-type="float">
            <text:p>50.1</text:p>
          </table:table-cell>
          <table:table-cell office:value-type="float" office:value="53.54" calcext:value-type="float">
            <text:p>53.54</text:p>
          </table:table-cell>
          <table:table-cell office:value-type="float" office:value="59.07" calcext:value-type="float">
            <text:p>59.07</text:p>
          </table:table-cell>
          <table:table-cell office:value-type="float" office:value="65.36" calcext:value-type="float">
            <text:p>65.36</text:p>
          </table:table-cell>
          <table:table-cell office:value-type="float" office:value="71.24" calcext:value-type="float">
            <text:p>71.24</text:p>
          </table:table-cell>
          <table:table-cell office:value-type="float" office:value="77.93" calcext:value-type="float">
            <text:p>77.93</text:p>
          </table:table-cell>
          <table:table-cell office:value-type="float" office:value="82.1" calcext:value-type="float">
            <text:p>82.1</text:p>
          </table:table-cell>
          <table:table-cell office:value-type="float" office:value="88.21" calcext:value-type="float">
            <text:p>88.21</text:p>
          </table:table-cell>
          <table:table-cell office:value-type="float" office:value="94.07" calcext:value-type="float">
            <text:p>94.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#vali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expl.</text:p>
          </table:table-cell>
          <table:table-cell office:value-type="float" office:value="169" calcext:value-type="float">
            <text:p>169</text:p>
          </table:table-cell>
          <table:table-cell office:value-type="float" office:value="468" calcext:value-type="float">
            <text:p>468</text:p>
          </table:table-cell>
          <table:table-cell office:value-type="float" office:value="780" calcext:value-type="float">
            <text:p>780</text:p>
          </table:table-cell>
          <table:table-cell office:value-type="float" office:value="1079" calcext:value-type="float">
            <text:p>1079</text:p>
          </table:table-cell>
          <table:table-cell office:value-type="float" office:value="1354" calcext:value-type="float">
            <text:p>1354</text:p>
          </table:table-cell>
          <table:table-cell office:value-type="float" office:value="1622" calcext:value-type="float">
            <text:p>1622</text:p>
          </table:table-cell>
          <table:table-cell office:value-type="float" office:value="1923" calcext:value-type="float">
            <text:p>1923</text:p>
          </table:table-cell>
          <table:table-cell office:value-type="float" office:value="2273" calcext:value-type="float">
            <text:p>2273</text:p>
          </table:table-cell>
          <table:table-cell office:value-type="float" office:value="2572" calcext:value-type="float">
            <text:p>2572</text:p>
          </table:table-cell>
          <table:table-cell office:value-type="float" office:value="3027" calcext:value-type="float">
            <text:p>3027</text:p>
          </table:table-cell>
          <table:table-cell office:value-type="float" office:value="3326" calcext:value-type="float">
            <text:p>3326</text:p>
          </table:table-cell>
          <table:table-cell office:value-type="float" office:value="3583" calcext:value-type="float">
            <text:p>3583</text:p>
          </table:table-cell>
          <table:table-cell office:value-type="float" office:value="3874" calcext:value-type="float">
            <text:p>3874</text:p>
          </table:table-cell>
          <table:table-cell office:value-type="float" office:value="4116" calcext:value-type="float">
            <text:p>4116</text:p>
          </table:table-cell>
          <table:table-cell office:value-type="float" office:value="4415" calcext:value-type="float">
            <text:p>4415</text:p>
          </table:table-cell>
          <table:table-cell office:value-type="float" office:value="4690" calcext:value-type="float">
            <text:p>4690</text:p>
          </table:table-cell>
          <table:table-cell office:value-type="float" office:value="5006" calcext:value-type="float">
            <text:p>5006</text:p>
          </table:table-cell>
          <table:table-cell office:value-type="float" office:value="5283" calcext:value-type="float">
            <text:p>5283</text:p>
          </table:table-cell>
          <table:table-cell office:value-type="float" office:value="5608" calcext:value-type="float">
            <text:p>5608</text:p>
          </table:table-cell>
          <table:table-cell office:value-type="float" office:value="6043" calcext:value-type="float">
            <text:p>6043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2.75" calcext:value-type="float">
            <text:p>2.75</text:p>
          </table:table-cell>
          <table:table-cell office:value-type="float" office:value="7.6" calcext:value-type="float">
            <text:p>7.6</text:p>
          </table:table-cell>
          <table:table-cell office:value-type="float" office:value="12.67" calcext:value-type="float">
            <text:p>12.67</text:p>
          </table:table-cell>
          <table:table-cell office:value-type="float" office:value="17.53" calcext:value-type="float">
            <text:p>17.53</text:p>
          </table:table-cell>
          <table:table-cell office:value-type="float" office:value="22" calcext:value-type="float">
            <text:p>22</text:p>
          </table:table-cell>
          <table:table-cell office:value-type="float" office:value="26.35" calcext:value-type="float">
            <text:p>26.35</text:p>
          </table:table-cell>
          <table:table-cell office:value-type="float" office:value="31.24" calcext:value-type="float">
            <text:p>31.24</text:p>
          </table:table-cell>
          <table:table-cell office:value-type="float" office:value="36.93" calcext:value-type="float">
            <text:p>36.93</text:p>
          </table:table-cell>
          <table:table-cell office:value-type="float" office:value="41.79" calcext:value-type="float">
            <text:p>41.79</text:p>
          </table:table-cell>
          <table:table-cell office:value-type="float" office:value="49.18" calcext:value-type="float">
            <text:p>49.18</text:p>
          </table:table-cell>
          <table:table-cell office:value-type="float" office:value="54.04" calcext:value-type="float">
            <text:p>54.04</text:p>
          </table:table-cell>
          <table:table-cell office:value-type="float" office:value="58.21" calcext:value-type="float">
            <text:p>58.21</text:p>
          </table:table-cell>
          <table:table-cell office:value-type="float" office:value="62.94" calcext:value-type="float">
            <text:p>62.94</text:p>
          </table:table-cell>
          <table:table-cell office:value-type="float" office:value="66.87" calcext:value-type="float">
            <text:p>66.87</text:p>
          </table:table-cell>
          <table:table-cell office:value-type="float" office:value="71.73" calcext:value-type="float">
            <text:p>71.73</text:p>
          </table:table-cell>
          <table:table-cell office:value-type="float" office:value="76.2" calcext:value-type="float">
            <text:p>76.2</text:p>
          </table:table-cell>
          <table:table-cell office:value-type="float" office:value="81.33" calcext:value-type="float">
            <text:p>81.33</text:p>
          </table:table-cell>
          <table:table-cell office:value-type="float" office:value="85.83" calcext:value-type="float">
            <text:p>85.83</text:p>
          </table:table-cell>
          <table:table-cell office:value-type="float" office:value="91.11" calcext:value-type="float">
            <text:p>91.11</text:p>
          </table:table-cell>
          <table:table-cell office:value-type="float" office:value="98.18" calcext:value-type="float">
            <text:p>98.18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#valid</text:p>
          </table:table-cell>
          <table:table-cell office:value-type="float" office:value="243" calcext:value-type="float">
            <text:p>243</text:p>
          </table:table-cell>
          <table:table-cell office:value-type="float" office:value="486" calcext:value-type="float">
            <text:p>486</text:p>
          </table:table-cell>
          <table:table-cell office:value-type="float" office:value="729" calcext:value-type="float">
            <text:p>729</text:p>
          </table:table-cell>
          <table:table-cell office:value-type="float" office:value="972" calcext:value-type="float">
            <text:p>972</text:p>
          </table:table-cell>
          <table:table-cell office:value-type="float" office:value="1215" calcext:value-type="float">
            <text:p>1215</text:p>
          </table:table-cell>
          <table:table-cell office:value-type="float" office:value="1458" calcext:value-type="float">
            <text:p>1458</text:p>
          </table:table-cell>
          <table:table-cell office:value-type="float" office:value="1701" calcext:value-type="float">
            <text:p>1701</text:p>
          </table:table-cell>
          <table:table-cell office:value-type="float" office:value="1944" calcext:value-type="float">
            <text:p>1944</text:p>
          </table:table-cell>
          <table:table-cell office:value-type="float" office:value="2187" calcext:value-type="float">
            <text:p>2187</text:p>
          </table:table-cell>
          <table:table-cell office:value-type="float" office:value="2431" calcext:value-type="float">
            <text:p>2431</text:p>
          </table:table-cell>
          <table:table-cell office:value-type="float" office:value="2674" calcext:value-type="float">
            <text:p>2674</text:p>
          </table:table-cell>
          <table:table-cell office:value-type="float" office:value="2917" calcext:value-type="float">
            <text:p>2917</text:p>
          </table:table-cell>
          <table:table-cell office:value-type="float" office:value="3160" calcext:value-type="float">
            <text:p>3160</text:p>
          </table:table-cell>
          <table:table-cell office:value-type="float" office:value="3403" calcext:value-type="float">
            <text:p>3403</text:p>
          </table:table-cell>
          <table:table-cell office:value-type="float" office:value="3646" calcext:value-type="float">
            <text:p>3646</text:p>
          </table:table-cell>
          <table:table-cell office:value-type="float" office:value="3889" calcext:value-type="float">
            <text:p>3889</text:p>
          </table:table-cell>
          <table:table-cell office:value-type="float" office:value="4132" calcext:value-type="float">
            <text:p>4132</text:p>
          </table:table-cell>
          <table:table-cell office:value-type="float" office:value="4375" calcext:value-type="float">
            <text:p>4375</text:p>
          </table:table-cell>
          <table:table-cell office:value-type="float" office:value="4618" calcext:value-type="float">
            <text:p>4618</text:p>
          </table:table-cell>
          <table:table-cell office:value-type="float" office:value="4862" calcext:value-type="float">
            <text:p>4862</text:p>
          </table:table-cell>
        </table:table-row>
        <table:table-row table:style-name="ro1">
          <table:table-cell office:value-type="string" calcext:value-type="string">
            <text:p>size=9</text:p>
          </table:table-cell>
          <table:table-cell office:value-type="string" calcext:value-type="string">
            <text:p>#expl.</text:p>
          </table:table-cell>
          <table:table-cell office:value-type="float" office:value="999959" calcext:value-type="float">
            <text:p>999959</text:p>
          </table:table-cell>
          <table:table-cell office:value-type="float" office:value="2004641" calcext:value-type="float">
            <text:p>2004641</text:p>
          </table:table-cell>
          <table:table-cell office:value-type="float" office:value="3007817" calcext:value-type="float">
            <text:p>3007817</text:p>
          </table:table-cell>
          <table:table-cell office:value-type="float" office:value="4010758" calcext:value-type="float">
            <text:p>4010758</text:p>
          </table:table-cell>
          <table:table-cell office:value-type="float" office:value="5014761" calcext:value-type="float">
            <text:p>5014761</text:p>
          </table:table-cell>
          <table:table-cell office:value-type="float" office:value="6020877" calcext:value-type="float">
            <text:p>6020877</text:p>
          </table:table-cell>
          <table:table-cell office:value-type="float" office:value="7024399" calcext:value-type="float">
            <text:p>7024399</text:p>
          </table:table-cell>
          <table:table-cell office:value-type="float" office:value="8029120" calcext:value-type="float">
            <text:p>8029120</text:p>
          </table:table-cell>
          <table:table-cell office:value-type="float" office:value="9032680" calcext:value-type="float">
            <text:p>9032680</text:p>
          </table:table-cell>
          <table:table-cell office:value-type="float" office:value="10040111" calcext:value-type="float">
            <text:p>10040111</text:p>
          </table:table-cell>
          <table:table-cell office:value-type="float" office:value="11043562" calcext:value-type="float">
            <text:p>11043562</text:p>
          </table:table-cell>
          <table:table-cell office:value-type="float" office:value="12046026" calcext:value-type="float">
            <text:p>12046026</text:p>
          </table:table-cell>
          <table:table-cell office:value-type="float" office:value="13049202" calcext:value-type="float">
            <text:p>13049202</text:p>
          </table:table-cell>
          <table:table-cell office:value-type="float" office:value="14054159" calcext:value-type="float">
            <text:p>14054159</text:p>
          </table:table-cell>
          <table:table-cell office:value-type="float" office:value="15056962" calcext:value-type="float">
            <text:p>15056962</text:p>
          </table:table-cell>
          <table:table-cell office:value-type="float" office:value="16062745" calcext:value-type="float">
            <text:p>16062745</text:p>
          </table:table-cell>
          <table:table-cell office:value-type="float" office:value="17065532" calcext:value-type="float">
            <text:p>17065532</text:p>
          </table:table-cell>
          <table:table-cell office:value-type="float" office:value="18069157" calcext:value-type="float">
            <text:p>18069157</text:p>
          </table:table-cell>
          <table:table-cell office:value-type="float" office:value="19073110" calcext:value-type="float">
            <text:p>19073110</text:p>
          </table:table-cell>
          <table:table-cell office:value-type="float" office:value="20082478" calcext:value-type="float">
            <text:p>20082478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4.98" calcext:value-type="float">
            <text:p>4.98</text:p>
          </table:table-cell>
          <table:table-cell office:value-type="float" office:value="9.98" calcext:value-type="float">
            <text:p>9.98</text:p>
          </table:table-cell>
          <table:table-cell office:value-type="float" office:value="14.97" calcext:value-type="float">
            <text:p>14.97</text:p>
          </table:table-cell>
          <table:table-cell office:value-type="float" office:value="19.97" calcext:value-type="float">
            <text:p>19.97</text:p>
          </table:table-cell>
          <table:table-cell office:value-type="float" office:value="24.97" calcext:value-type="float">
            <text:p>24.97</text:p>
          </table:table-cell>
          <table:table-cell office:value-type="float" office:value="29.98" calcext:value-type="float">
            <text:p>29.98</text:p>
          </table:table-cell>
          <table:table-cell office:value-type="float" office:value="34.97" calcext:value-type="float">
            <text:p>34.97</text:p>
          </table:table-cell>
          <table:table-cell office:value-type="float" office:value="39.97" calcext:value-type="float">
            <text:p>39.97</text:p>
          </table:table-cell>
          <table:table-cell office:value-type="float" office:value="44.97" calcext:value-type="float">
            <text:p>44.97</text:p>
          </table:table-cell>
          <table:table-cell office:value-type="float" office:value="49.98" calcext:value-type="float">
            <text:p>49.98</text:p>
          </table:table-cell>
          <table:table-cell office:value-type="float" office:value="54.98" calcext:value-type="float">
            <text:p>54.98</text:p>
          </table:table-cell>
          <table:table-cell office:value-type="float" office:value="59.97" calcext:value-type="float">
            <text:p>59.97</text:p>
          </table:table-cell>
          <table:table-cell office:value-type="float" office:value="64.97" calcext:value-type="float">
            <text:p>64.97</text:p>
          </table:table-cell>
          <table:table-cell office:value-type="float" office:value="69.97" calcext:value-type="float">
            <text:p>69.97</text:p>
          </table:table-cell>
          <table:table-cell office:value-type="float" office:value="74.96" calcext:value-type="float">
            <text:p>74.96</text:p>
          </table:table-cell>
          <table:table-cell office:value-type="float" office:value="79.97" calcext:value-type="float">
            <text:p>79.97</text:p>
          </table:table-cell>
          <table:table-cell office:value-type="float" office:value="84.96" calcext:value-type="float">
            <text:p>84.96</text:p>
          </table:table-cell>
          <table:table-cell office:value-type="float" office:value="89.96" calcext:value-type="float">
            <text:p>89.96</text:p>
          </table:table-cell>
          <table:table-cell office:value-type="float" office:value="94.96" calcext:value-type="float">
            <text:p>94.96</text:p>
          </table:table-cell>
          <table:table-cell office:value-type="float" office:value="99.98" calcext:value-type="float">
            <text:p>99.98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#valid</text:p>
          </table:table-cell>
          <table:table-cell office:value-type="float" office:value="839" calcext:value-type="float">
            <text:p>839</text:p>
          </table:table-cell>
          <table:table-cell office:value-type="float" office:value="1679" calcext:value-type="float">
            <text:p>1679</text:p>
          </table:table-cell>
          <table:table-cell office:value-type="float" office:value="2519" calcext:value-type="float">
            <text:p>2519</text:p>
          </table:table-cell>
          <table:table-cell office:value-type="float" office:value="3359" calcext:value-type="float">
            <text:p>3359</text:p>
          </table:table-cell>
          <table:table-cell office:value-type="float" office:value="4199" calcext:value-type="float">
            <text:p>4199</text:p>
          </table:table-cell>
          <table:table-cell office:value-type="float" office:value="5038" calcext:value-type="float">
            <text:p>5038</text:p>
          </table:table-cell>
          <table:table-cell office:value-type="float" office:value="5878" calcext:value-type="float">
            <text:p>5878</text:p>
          </table:table-cell>
          <table:table-cell office:value-type="float" office:value="6718" calcext:value-type="float">
            <text:p>6718</text:p>
          </table:table-cell>
          <table:table-cell office:value-type="float" office:value="7558" calcext:value-type="float">
            <text:p>7558</text:p>
          </table:table-cell>
          <table:table-cell office:value-type="float" office:value="8398" calcext:value-type="float">
            <text:p>8398</text:p>
          </table:table-cell>
          <table:table-cell office:value-type="float" office:value="9237" calcext:value-type="float">
            <text:p>9237</text:p>
          </table:table-cell>
          <table:table-cell office:value-type="float" office:value="10077" calcext:value-type="float">
            <text:p>10077</text:p>
          </table:table-cell>
          <table:table-cell office:value-type="float" office:value="10917" calcext:value-type="float">
            <text:p>10917</text:p>
          </table:table-cell>
          <table:table-cell office:value-type="float" office:value="11757" calcext:value-type="float">
            <text:p>11757</text:p>
          </table:table-cell>
          <table:table-cell office:value-type="float" office:value="12597" calcext:value-type="float">
            <text:p>12597</text:p>
          </table:table-cell>
          <table:table-cell office:value-type="float" office:value="13436" calcext:value-type="float">
            <text:p>13436</text:p>
          </table:table-cell>
          <table:table-cell office:value-type="float" office:value="14276" calcext:value-type="float">
            <text:p>14276</text:p>
          </table:table-cell>
          <table:table-cell office:value-type="float" office:value="15116" calcext:value-type="float">
            <text:p>15116</text:p>
          </table:table-cell>
          <table:table-cell office:value-type="float" office:value="15956" calcext:value-type="float">
            <text:p>15956</text:p>
          </table:table-cell>
          <table:table-cell office:value-type="float" office:value="16796" calcext:value-type="float">
            <text:p>16796</text:p>
          </table:table-cell>
        </table:table-row>
        <table:table-row table:style-name="ro1">
          <table:table-cell office:value-type="string" calcext:value-type="string">
            <text:p>size=10</text:p>
          </table:table-cell>
          <table:table-cell office:value-type="string" calcext:value-type="string">
            <text:p>#expl.</text:p>
          </table:table-cell>
          <table:table-cell office:value-type="float" office:value="7756352" calcext:value-type="float">
            <text:p>7756352</text:p>
          </table:table-cell>
          <table:table-cell office:value-type="float" office:value="15532199" calcext:value-type="float">
            <text:p>15532199</text:p>
          </table:table-cell>
          <table:table-cell office:value-type="float" office:value="23305329" calcext:value-type="float">
            <text:p>23305329</text:p>
          </table:table-cell>
          <table:table-cell office:value-type="float" office:value="31078649" calcext:value-type="float">
            <text:p>31078649</text:p>
          </table:table-cell>
          <table:table-cell office:value-type="float" office:value="38851795" calcext:value-type="float">
            <text:p>38851795</text:p>
          </table:table-cell>
          <table:table-cell office:value-type="float" office:value="46623478" calcext:value-type="float">
            <text:p>46623478</text:p>
          </table:table-cell>
          <table:table-cell office:value-type="float" office:value="54396852" calcext:value-type="float">
            <text:p>54396852</text:p>
          </table:table-cell>
          <table:table-cell office:value-type="float" office:value="62172900" calcext:value-type="float">
            <text:p>62172900</text:p>
          </table:table-cell>
          <table:table-cell office:value-type="float" office:value="69946540" calcext:value-type="float">
            <text:p>69946540</text:p>
          </table:table-cell>
          <table:table-cell office:value-type="float" office:value="77718574" calcext:value-type="float">
            <text:p>77718574</text:p>
          </table:table-cell>
          <table:table-cell office:value-type="float" office:value="85484088" calcext:value-type="float">
            <text:p>85484088</text:p>
          </table:table-cell>
          <table:table-cell office:value-type="float" office:value="93254564" calcext:value-type="float">
            <text:p>93254564</text:p>
          </table:table-cell>
          <table:table-cell office:value-type="float" office:value="101029217" calcext:value-type="float">
            <text:p>101029217</text:p>
          </table:table-cell>
          <table:table-cell office:value-type="float" office:value="108803591" calcext:value-type="float">
            <text:p>108803591</text:p>
          </table:table-cell>
          <table:table-cell office:value-type="float" office:value="116577278" calcext:value-type="float">
            <text:p>116577278</text:p>
          </table:table-cell>
          <table:table-cell office:value-type="float" office:value="124346904" calcext:value-type="float">
            <text:p>124346904</text:p>
          </table:table-cell>
          <table:table-cell office:value-type="float" office:value="132118241" calcext:value-type="float">
            <text:p>132118241</text:p>
          </table:table-cell>
          <table:table-cell office:value-type="float" office:value="139894049" calcext:value-type="float">
            <text:p>139894049</text:p>
          </table:table-cell>
          <table:table-cell office:value-type="float" office:value="147669346" calcext:value-type="float">
            <text:p>147669346</text:p>
          </table:table-cell>
          <table:table-cell office:value-type="float" office:value="155447257" calcext:value-type="float">
            <text:p>155447257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4.99" calcext:value-type="float">
            <text:p>4.99</text:p>
          </table:table-cell>
          <table:table-cell office:value-type="float" office:value="9.99" calcext:value-type="float">
            <text:p>9.99</text:p>
          </table:table-cell>
          <table:table-cell office:value-type="float" office:value="14.99" calcext:value-type="float">
            <text:p>14.99</text:p>
          </table:table-cell>
          <table:table-cell office:value-type="float" office:value="19.99" calcext:value-type="float">
            <text:p>19.99</text:p>
          </table:table-cell>
          <table:table-cell office:value-type="float" office:value="24.99" calcext:value-type="float">
            <text:p>24.99</text:p>
          </table:table-cell>
          <table:table-cell office:value-type="float" office:value="29.99" calcext:value-type="float">
            <text:p>29.99</text:p>
          </table:table-cell>
          <table:table-cell office:value-type="float" office:value="34.99" calcext:value-type="float">
            <text:p>34.99</text:p>
          </table:table-cell>
          <table:table-cell office:value-type="float" office:value="39.99" calcext:value-type="float">
            <text:p>39.99</text:p>
          </table:table-cell>
          <table:table-cell office:value-type="float" office:value="44.99" calcext:value-type="float">
            <text:p>44.99</text:p>
          </table:table-cell>
          <table:table-cell office:value-type="float" office:value="49.99" calcext:value-type="float">
            <text:p>49.99</text:p>
          </table:table-cell>
          <table:table-cell office:value-type="float" office:value="54.99" calcext:value-type="float">
            <text:p>54.99</text:p>
          </table:table-cell>
          <table:table-cell office:value-type="float" office:value="59.99" calcext:value-type="float">
            <text:p>59.99</text:p>
          </table:table-cell>
          <table:table-cell office:value-type="float" office:value="64.99" calcext:value-type="float">
            <text:p>64.99</text:p>
          </table:table-cell>
          <table:table-cell office:value-type="float" office:value="69.99" calcext:value-type="float">
            <text:p>69.99</text:p>
          </table:table-cell>
          <table:table-cell office:value-type="float" office:value="74.99" calcext:value-type="float">
            <text:p>74.99</text:p>
          </table:table-cell>
          <table:table-cell office:value-type="float" office:value="79.99" calcext:value-type="float">
            <text:p>79.99</text:p>
          </table:table-cell>
          <table:table-cell office:value-type="float" office:value="84.99" calcext:value-type="float">
            <text:p>84.99</text:p>
          </table:table-cell>
          <table:table-cell office:value-type="float" office:value="89.99" calcext:value-type="float">
            <text:p>89.99</text:p>
          </table:table-cell>
          <table:table-cell office:value-type="float" office:value="94.99" calcext:value-type="float">
            <text:p>94.99</text:p>
          </table:table-cell>
          <table:table-cell office:value-type="float" office:value="99.99" calcext:value-type="float">
            <text:p>99.99</text:p>
          </table:table-cell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5T18:30:46.572493039</dc:date>
    <meta:editing-duration>PT22M30S</meta:editing-duration>
    <meta:editing-cycles>2</meta:editing-cycles>
    <meta:generator>LibreOffice/5.1.6.2$Linux_X86_64 LibreOffice_project/10m0$Build-2</meta:generator>
    <meta:document-statistic meta:table-count="2" meta:cell-count="1905" meta:object-count="0"/>
  </office:meta>
</office:document-meta>
</file>